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de2000" svg:font-family="Code2000"/>
    <style:font-face style:name="Times" svg:font-family="Times"/>
    <style:font-face style:name="ArialMT" svg:font-family="ArialMT" style:font-family-generic="roman"/>
    <style:font-face style:name="Tahoma" svg:font-family="Tahoma" style:font-family-generic="roman"/>
    <style:font-face style:name="Lucida Grande1" svg:font-family="'Lucida Grande'" style:font-family-generic="swiss"/>
    <style:font-face style:name="ArialMT1" svg:font-family="ArialMT"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565cm" style:rel-column-width="6031*"/>
    </style:style>
    <style:style style:name="ICItimeline.B" style:family="table-column">
      <style:table-column-properties style:column-width="7.717cm" style:rel-column-width="29748*"/>
    </style:style>
    <style:style style:name="ICItimeline.C" style:family="table-column">
      <style:table-column-properties style:column-width="7.719cm" style:rel-column-width="29756*"/>
    </style:style>
    <style:style style:name="ICItimeline.A1" style:family="table-cell">
      <style:table-cell-properties fo:padding="0.097cm" fo:border-left="0.05pt solid #000000" fo:border-right="none" fo:border-top="0.05pt solid #000000" fo:border-bottom="0.05pt solid #000000"/>
    </style:style>
    <style:style style:name="ICItimeline.C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2d4be6" officeooo:paragraph-rsid="002d4be6" style:font-weight-asian="normal" style:font-weight-complex="normal"/>
    </style:style>
    <style:style style:name="P3" style:family="paragraph" style:parent-style-name="Standard">
      <style:text-properties fo:font-weight="normal" officeooo:rsid="00207808" officeooo:paragraph-rsid="00207808" style:font-weight-asian="normal" style:font-weight-complex="normal"/>
    </style:style>
    <style:style style:name="P4" style:family="paragraph" style:parent-style-name="Standard">
      <style:text-properties fo:font-weight="normal" officeooo:paragraph-rsid="001ca04f" style:font-weight-asian="normal" style:font-weight-complex="normal"/>
    </style:style>
    <style:style style:name="P5" style:family="paragraph" style:parent-style-name="Standard">
      <style:text-properties fo:font-weight="normal" officeooo:rsid="001b4ff6" officeooo:paragraph-rsid="002c64ae" style:font-weight-asian="normal" style:font-weight-complex="normal"/>
    </style:style>
    <style:style style:name="P6" style:family="paragraph" style:parent-style-name="Standard">
      <style:text-properties fo:font-weight="normal" officeooo:rsid="00308c00" officeooo:paragraph-rsid="00308c00" style:font-weight-asian="normal" style:font-weight-complex="normal"/>
    </style:style>
    <style:style style:name="P7" style:family="paragraph" style:parent-style-name="Standard">
      <style:text-properties fo:font-weight="normal" officeooo:paragraph-rsid="003265e9" style:font-weight-asian="normal" style:font-weight-complex="normal"/>
    </style:style>
    <style:style style:name="P8" style:family="paragraph" style:parent-style-name="Standard">
      <style:text-properties fo:font-weight="normal" officeooo:paragraph-rsid="0033f4e8" style:font-weight-asian="normal" style:font-weight-complex="normal"/>
    </style:style>
    <style:style style:name="P9" style:family="paragraph" style:parent-style-name="Standard">
      <style:text-properties fo:font-weight="normal" officeooo:paragraph-rsid="0034a345" style:font-weight-asian="normal" style:font-weight-complex="normal"/>
    </style:style>
    <style:style style:name="P10" style:family="paragraph" style:parent-style-name="Standard">
      <style:text-properties fo:font-weight="normal" officeooo:paragraph-rsid="00491c3d" style:font-weight-asian="normal" style:font-weight-complex="normal"/>
    </style:style>
    <style:style style:name="P11" style:family="paragraph" style:parent-style-name="Standard">
      <style:text-properties fo:font-weight="normal" officeooo:rsid="0052b239" officeooo:paragraph-rsid="0052b239" style:font-weight-asian="normal" style:font-weight-complex="normal"/>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fo:font-weight="bold" officeooo:rsid="00308c00" officeooo:paragraph-rsid="00308c00" style:font-weight-asian="bold" style:font-weight-complex="bold"/>
    </style:style>
    <style:style style:name="P14" style:family="paragraph" style:parent-style-name="Standard">
      <style:text-properties fo:font-weight="bold" officeooo:rsid="0033f4e8" officeooo:paragraph-rsid="0033f4e8" style:font-weight-asian="bold" style:font-weight-complex="bold"/>
    </style:style>
    <style:style style:name="P15" style:family="paragraph" style:parent-style-name="Standard">
      <style:text-properties fo:font-weight="bold" officeooo:paragraph-rsid="003265e9" style:font-weight-asian="bold" style:font-weight-complex="bold"/>
    </style:style>
    <style:style style:name="P16" style:family="paragraph" style:parent-style-name="Standard">
      <style:text-properties officeooo:paragraph-rsid="001ca04f"/>
    </style:style>
    <style:style style:name="P17" style:family="paragraph" style:parent-style-name="Standard">
      <style:text-properties officeooo:paragraph-rsid="00207808"/>
    </style:style>
    <style:style style:name="P18" style:family="paragraph" style:parent-style-name="Standard">
      <style:text-properties officeooo:paragraph-rsid="002230e3"/>
    </style:style>
    <style:style style:name="P19" style:family="paragraph" style:parent-style-name="Standard">
      <style:text-properties officeooo:paragraph-rsid="00291519"/>
    </style:style>
    <style:style style:name="P20" style:family="paragraph" style:parent-style-name="Standard">
      <style:text-properties officeooo:paragraph-rsid="002c64ae"/>
    </style:style>
    <style:style style:name="P21" style:family="paragraph" style:parent-style-name="Standard">
      <style:text-properties officeooo:paragraph-rsid="002d4be6"/>
    </style:style>
    <style:style style:name="P22" style:family="paragraph" style:parent-style-name="Standard">
      <style:text-properties officeooo:paragraph-rsid="00308c00"/>
    </style:style>
    <style:style style:name="P23" style:family="paragraph" style:parent-style-name="Standard">
      <style:text-properties officeooo:paragraph-rsid="003265e9"/>
    </style:style>
    <style:style style:name="P24" style:family="paragraph" style:parent-style-name="Standard">
      <style:text-properties officeooo:paragraph-rsid="0033f4e8"/>
    </style:style>
    <style:style style:name="P25" style:family="paragraph" style:parent-style-name="Standard">
      <style:text-properties officeooo:paragraph-rsid="0034a345"/>
    </style:style>
    <style:style style:name="P26" style:family="paragraph" style:parent-style-name="Standard">
      <style:text-properties officeooo:paragraph-rsid="00368a23"/>
    </style:style>
    <style:style style:name="P27" style:family="paragraph" style:parent-style-name="Standard">
      <style:text-properties fo:font-style="normal" fo:font-weight="bold" officeooo:paragraph-rsid="0033f4e8" style:font-style-asian="normal" style:font-weight-asian="bold" style:font-style-complex="normal" style:font-weight-complex="bold"/>
    </style:style>
    <style:style style:name="P28" style:family="paragraph" style:parent-style-name="Standard">
      <style:text-properties officeooo:rsid="003b87da"/>
    </style:style>
    <style:style style:name="P29" style:family="paragraph" style:parent-style-name="Standard">
      <style:text-properties officeooo:paragraph-rsid="004581bc"/>
    </style:style>
    <style:style style:name="P30" style:family="paragraph" style:parent-style-name="Standard">
      <style:text-properties officeooo:paragraph-rsid="00491c3d"/>
    </style:style>
    <style:style style:name="P31" style:family="paragraph" style:parent-style-name="Standard">
      <style:text-properties officeooo:rsid="004e6c9a" officeooo:paragraph-rsid="0050b714"/>
    </style:style>
    <style:style style:name="P32" style:family="paragraph" style:parent-style-name="Footnote">
      <style:text-properties officeooo:rsid="001d6ecb" officeooo:paragraph-rsid="001d6ecb"/>
    </style:style>
    <style:style style:name="P33" style:family="paragraph" style:parent-style-name="Footnote">
      <style:text-properties officeooo:rsid="00207808" officeooo:paragraph-rsid="00207808"/>
    </style:style>
    <style:style style:name="P34" style:family="paragraph" style:parent-style-name="Footnote">
      <style:text-properties officeooo:rsid="002b80c0" officeooo:paragraph-rsid="002b80c0"/>
    </style:style>
    <style:style style:name="P35" style:family="paragraph" style:parent-style-name="Footnote">
      <style:text-properties officeooo:paragraph-rsid="002a6ea0"/>
    </style:style>
    <style:style style:name="P36" style:family="paragraph" style:parent-style-name="Footnote">
      <style:text-properties officeooo:rsid="002c64ae" officeooo:paragraph-rsid="002c64ae"/>
    </style:style>
    <style:style style:name="P37" style:family="paragraph" style:parent-style-name="Footnote">
      <style:text-properties officeooo:rsid="0034a345" officeooo:paragraph-rsid="0034a345"/>
    </style:style>
    <style:style style:name="P38" style:family="paragraph" style:parent-style-name="Footnote">
      <style:text-properties officeooo:rsid="003b87da" officeooo:paragraph-rsid="003b87da"/>
    </style:style>
    <style:style style:name="P39" style:family="paragraph" style:parent-style-name="Footnote">
      <style:text-properties officeooo:rsid="003f1b08" officeooo:paragraph-rsid="003f1b08"/>
    </style:style>
    <style:style style:name="P40" style:family="paragraph" style:parent-style-name="Footnote">
      <style:text-properties officeooo:rsid="00442060" officeooo:paragraph-rsid="00442060"/>
    </style:style>
    <style:style style:name="P41" style:family="paragraph" style:parent-style-name="Footnote">
      <style:text-properties officeooo:rsid="00491c3d" officeooo:paragraph-rsid="00491c3d"/>
    </style:style>
    <style:style style:name="P42" style:family="paragraph" style:parent-style-name="Footnote">
      <style:text-properties officeooo:rsid="004923e6" officeooo:paragraph-rsid="004923e6"/>
    </style:style>
    <style:style style:name="P43" style:family="paragraph" style:parent-style-name="Footnote">
      <style:text-properties style:font-name="Times New Roman" fo:font-size="10pt" style:font-size-asian="10pt" style:font-size-complex="10pt"/>
    </style:style>
    <style:style style:name="P44" style:family="paragraph" style:parent-style-name="Footnote">
      <style:text-properties officeooo:rsid="004e6c9a" officeooo:paragraph-rsid="004e6c9a"/>
    </style:style>
    <style:style style:name="P45" style:family="paragraph" style:parent-style-name="Footnote">
      <style:text-properties officeooo:rsid="00557a89" officeooo:paragraph-rsid="00557a89"/>
    </style:style>
    <style:style style:name="P46" style:family="paragraph" style:parent-style-name="Table_20_Heading">
      <style:text-properties fo:font-weight="bold" officeooo:rsid="002230e3" officeooo:paragraph-rsid="002230e3" style:font-weight-asian="bold" style:font-weight-complex="bold"/>
    </style:style>
    <style:style style:name="P47" style:family="paragraph" style:parent-style-name="Table_20_Heading">
      <style:text-properties fo:font-weight="bold" officeooo:rsid="002c8048" officeooo:paragraph-rsid="002c8048" style:font-weight-asian="bold" style:font-weight-complex="bold"/>
    </style:style>
    <style:style style:name="P48" style:family="paragraph" style:parent-style-name="Table_20_Heading">
      <style:text-properties fo:font-weight="bold" officeooo:rsid="002c8048" officeooo:paragraph-rsid="002230e3" style:font-weight-asian="bold" style:font-weight-complex="bold"/>
    </style:style>
    <style:style style:name="P49" style:family="paragraph" style:parent-style-name="Table_20_Contents">
      <style:text-properties officeooo:rsid="002230e3" officeooo:paragraph-rsid="002230e3"/>
    </style:style>
    <style:style style:name="P50" style:family="paragraph" style:parent-style-name="Table_20_Contents">
      <style:text-properties officeooo:rsid="002230e3" officeooo:paragraph-rsid="00284e21"/>
    </style:style>
    <style:style style:name="P51" style:family="paragraph" style:parent-style-name="Table_20_Contents">
      <style:text-properties officeooo:rsid="002230e3" officeooo:paragraph-rsid="002c8048"/>
    </style:style>
    <style:style style:name="P52" style:family="paragraph" style:parent-style-name="Table_20_Contents">
      <style:text-properties officeooo:rsid="00226632" officeooo:paragraph-rsid="00226632"/>
    </style:style>
    <style:style style:name="P53" style:family="paragraph" style:parent-style-name="Table_20_Contents">
      <style:text-properties officeooo:rsid="00235a95" officeooo:paragraph-rsid="00235a95"/>
    </style:style>
    <style:style style:name="P54" style:family="paragraph" style:parent-style-name="Table_20_Contents">
      <style:text-properties officeooo:rsid="0024ba00" officeooo:paragraph-rsid="0024ba00"/>
    </style:style>
    <style:style style:name="P55" style:family="paragraph" style:parent-style-name="Table_20_Contents">
      <style:text-properties officeooo:rsid="004012e5" officeooo:paragraph-rsid="004012e5"/>
    </style:style>
    <style:style style:name="P56" style:family="paragraph" style:parent-style-name="Footnote" style:master-page-name="Converted1">
      <style:paragraph-properties style:page-number="auto"/>
    </style:style>
    <style:style style:name="P57" style:family="paragraph" style:parent-style-name="Footnote" style:master-page-name="Converted4">
      <style:paragraph-properties style:page-number="auto"/>
    </style:style>
    <style:style style:name="P58" style:family="paragraph" style:parent-style-name="Footnote" style:master-page-name="Converted5">
      <style:paragraph-properties style:page-number="auto"/>
    </style:style>
    <style:style style:name="P59" style:family="paragraph" style:parent-style-name="Footnote" style:master-page-name="Converted6">
      <style:paragraph-properties style:page-number="auto"/>
      <style:text-properties officeooo:paragraph-rsid="0058f148"/>
    </style:style>
    <style:style style:name="P60" style:family="paragraph" style:parent-style-name="Footnote" style:master-page-name="Converted7">
      <style:paragraph-properties style:page-number="auto"/>
      <style:text-properties officeooo:paragraph-rsid="0058f148"/>
    </style:style>
    <style:style style:name="P61" style:family="paragraph" style:parent-style-name="Footnote" style:master-page-name="Converted10">
      <style:paragraph-properties style:page-number="auto"/>
    </style:style>
    <style:style style:name="P62" style:family="paragraph" style:parent-style-name="Footnote" style:master-page-name="Converted12">
      <style:paragraph-properties style:page-number="auto"/>
    </style:style>
    <style:style style:name="P63" style:family="paragraph" style:parent-style-name="Footnote" style:master-page-name="Converted13">
      <style:paragraph-properties style:page-number="auto"/>
      <style:text-properties officeooo:rsid="001d0538" officeooo:paragraph-rsid="005cd200"/>
    </style:style>
    <style:style style:name="P64" style:family="paragraph" style:parent-style-name="Footnote" style:master-page-name="Converted14">
      <style:paragraph-properties style:page-number="auto"/>
    </style:style>
    <style:style style:name="P65" style:family="paragraph" style:parent-style-name="Footnote" style:master-page-name="Converted15">
      <style:paragraph-properties style:page-number="auto"/>
    </style:style>
    <style:style style:name="P66" style:family="paragraph" style:parent-style-name="Footnote" style:master-page-name="Converted16">
      <style:paragraph-properties style:page-number="auto"/>
    </style:style>
    <style:style style:name="P67" style:family="paragraph" style:parent-style-name="Footnote" style:master-page-name="Converted18">
      <style:paragraph-properties style:page-number="auto"/>
    </style:style>
    <style:style style:name="P68" style:family="paragraph" style:parent-style-name="Footnote" style:master-page-name="Converted20">
      <style:paragraph-properties style:page-number="auto"/>
    </style:style>
    <style:style style:name="P69" style:family="paragraph" style:parent-style-name="Footnote" style:master-page-name="Converted21">
      <style:paragraph-properties style:page-number="auto"/>
    </style:style>
    <style:style style:name="P70" style:family="paragraph" style:parent-style-name="Footnote" style:master-page-name="Converted22">
      <style:paragraph-properties style:page-number="auto"/>
      <style:text-properties fo:font-weight="normal" style:font-weight-asian="normal" style:font-weight-complex="normal"/>
    </style:style>
    <style:style style:name="P71" style:family="paragraph" style:parent-style-name="Footnote" style:master-page-name="Converted25">
      <style:paragraph-properties style:page-number="auto"/>
      <style:text-properties fo:font-weight="normal" style:font-weight-asian="normal" style:font-weight-complex="normal"/>
    </style:style>
    <style:style style:name="P72" style:family="paragraph" style:parent-style-name="Footnote" style:master-page-name="Converted26">
      <style:paragraph-properties style:page-number="auto"/>
    </style:style>
    <style:style style:name="P73" style:family="paragraph" style:parent-style-name="Footnote" style:master-page-name="Converted27">
      <style:paragraph-properties style:page-number="auto"/>
      <style:text-properties fo:font-weight="normal" style:font-weight-asian="normal" style:font-weight-complex="normal"/>
    </style:style>
    <style:style style:name="P74" style:family="paragraph" style:parent-style-name="Footnote" style:master-page-name="Converted28">
      <style:paragraph-properties style:page-number="auto"/>
    </style:style>
    <style:style style:name="P75" style:family="paragraph" style:parent-style-name="Footnote" style:master-page-name="Converted29">
      <style:paragraph-properties style:page-number="auto"/>
    </style:style>
    <style:style style:name="P76" style:family="paragraph" style:parent-style-name="Footnote" style:master-page-name="Converted31">
      <style:paragraph-properties style:page-number="auto"/>
      <style:text-properties fo:font-weight="normal" style:font-weight-asian="normal" style:font-weight-complex="normal"/>
    </style:style>
    <style:style style:name="P77" style:family="paragraph" style:parent-style-name="Footnote" style:master-page-name="Converted37">
      <style:paragraph-properties style:page-number="auto"/>
    </style:style>
    <style:style style:name="P78" style:family="paragraph" style:parent-style-name="Footnote" style:master-page-name="Converted43">
      <style:paragraph-properties style:page-number="auto"/>
    </style:style>
    <style:style style:name="P79" style:family="paragraph" style:parent-style-name="Footnote" style:master-page-name="Converted44">
      <style:paragraph-properties style:page-number="auto"/>
      <style:text-properties fo:font-weight="normal" style:font-weight-asian="normal" style:font-weight-complex="normal"/>
    </style:style>
    <style:style style:name="P80" style:family="paragraph" style:parent-style-name="Footnote" style:master-page-name="Converted46">
      <style:paragraph-properties style:page-number="auto"/>
    </style:style>
    <style:style style:name="P81" style:family="paragraph" style:parent-style-name="Footnote" style:master-page-name="Converted47">
      <style:paragraph-properties style:page-number="auto"/>
    </style:style>
    <style:style style:name="P82" style:family="paragraph" style:parent-style-name="Footnote" style:master-page-name="Converted49">
      <style:paragraph-properties style:page-number="auto"/>
    </style:style>
    <style:style style:name="P83" style:family="paragraph" style:parent-style-name="Footnote" style:master-page-name="Converted50">
      <style:paragraph-properties style:page-number="auto"/>
      <style:text-properties fo:font-weight="normal" style:font-weight-asian="normal" style:font-weight-complex="normal"/>
    </style:style>
    <style:style style:name="P84" style:family="paragraph" style:parent-style-name="Footnote" style:master-page-name="Converted51">
      <style:paragraph-properties style:page-number="auto"/>
      <style:text-properties fo:font-weight="normal" style:font-weight-asian="normal" style:font-weight-complex="normal"/>
    </style:style>
    <style:style style:name="P85" style:family="paragraph" style:parent-style-name="Footnote" style:master-page-name="Converted52">
      <style:paragraph-properties style:page-number="auto"/>
    </style:style>
    <style:style style:name="P86" style:family="paragraph" style:parent-style-name="Footnote" style:master-page-name="Converted53">
      <style:paragraph-properties style:page-number="auto"/>
    </style:style>
    <style:style style:name="P87" style:family="paragraph" style:parent-style-name="Footnote" style:master-page-name="Converted54">
      <style:paragraph-properties style:page-number="auto"/>
    </style:style>
    <style:style style:name="P88" style:family="paragraph" style:parent-style-name="Footnote" style:master-page-name="Converted55">
      <style:paragraph-properties style:page-number="auto"/>
      <style:text-properties fo:font-weight="normal" style:font-weight-asian="normal" style:font-weight-complex="normal"/>
    </style:style>
    <style:style style:name="P89" style:family="paragraph" style:parent-style-name="Footnote" style:master-page-name="Converted56">
      <style:paragraph-properties style:page-number="auto"/>
      <style:text-properties fo:font-weight="normal" style:font-weight-asian="normal" style:font-weight-complex="normal"/>
    </style:style>
    <style:style style:name="P90" style:family="paragraph" style:parent-style-name="Footnote" style:master-page-name="Converted57">
      <style:paragraph-properties style:page-number="auto"/>
      <style:text-properties fo:font-weight="normal" style:font-weight-asian="normal" style:font-weight-complex="normal"/>
    </style:style>
    <style:style style:name="P91" style:family="paragraph" style:parent-style-name="Footnote" style:master-page-name="Converted58">
      <style:paragraph-properties style:page-number="auto"/>
      <style:text-properties fo:font-weight="normal" style:font-weight-asian="normal" style:font-weight-complex="normal"/>
    </style:style>
    <style:style style:name="P92" style:family="paragraph" style:parent-style-name="Footnote" style:master-page-name="Converted59">
      <style:paragraph-properties style:page-number="auto"/>
    </style:style>
    <style:style style:name="P93" style:family="paragraph" style:parent-style-name="Footnote" style:master-page-name="Converted60">
      <style:paragraph-properties style:page-number="auto"/>
    </style:style>
    <style:style style:name="P94" style:family="paragraph" style:parent-style-name="Footnote" style:master-page-name="Converted61">
      <style:paragraph-properties style:page-number="auto"/>
      <style:text-properties fo:font-weight="normal" style:font-weight-asian="normal" style:font-weight-complex="normal"/>
    </style:style>
    <style:style style:name="P95" style:family="paragraph" style:parent-style-name="Footnote" style:master-page-name="Converted62">
      <style:paragraph-properties style:page-number="auto"/>
      <style:text-properties fo:font-weight="normal" style:font-weight-asian="normal" style:font-weight-complex="normal"/>
    </style:style>
    <style:style style:name="P96" style:family="paragraph" style:parent-style-name="Footnote" style:master-page-name="Converted64">
      <style:paragraph-properties style:page-number="auto"/>
      <style:text-properties officeooo:rsid="0065fac7" officeooo:paragraph-rsid="0065fac7"/>
    </style:style>
    <style:style style:name="P97"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98" style:family="paragraph" style:parent-style-name="Footnote" style:master-page-name="Converted90">
      <style:paragraph-properties style:page-number="auto"/>
      <style:text-properties fo:font-weight="normal" style:font-weight-asian="normal" style:font-weight-complex="normal"/>
    </style:style>
    <style:style style:name="P99" style:family="paragraph" style:parent-style-name="Footnote" style:master-page-name="Converted88">
      <style:paragraph-properties style:page-number="auto"/>
      <style:text-properties fo:font-weight="normal" style:font-weight-asian="normal" style:font-weight-complex="normal"/>
    </style:style>
    <style:style style:name="P100" style:family="paragraph" style:parent-style-name="Footnote" style:master-page-name="Converted92">
      <style:paragraph-properties style:page-number="auto"/>
      <style:text-properties fo:font-weight="normal" style:font-weight-asian="normal" style:font-weight-complex="normal"/>
    </style:style>
    <style:style style:name="P101" style:family="paragraph" style:parent-style-name="Footnote" style:master-page-name="Converted93">
      <style:paragraph-properties style:page-number="auto"/>
    </style:style>
    <style:style style:name="P102" style:family="paragraph" style:parent-style-name="Footnote" style:master-page-name="Converted94">
      <style:paragraph-properties style:page-number="auto"/>
    </style:style>
    <style:style style:name="P103" style:family="paragraph" style:parent-style-name="Footnote" style:master-page-name="Converted66">
      <style:paragraph-properties style:page-number="auto"/>
      <style:text-properties fo:font-weight="normal" style:font-weight-asian="normal" style:font-weight-complex="normal"/>
    </style:style>
    <style:style style:name="P104" style:family="paragraph" style:parent-style-name="Footnote" style:master-page-name="Converted67">
      <style:paragraph-properties style:page-number="auto"/>
      <style:text-properties fo:font-weight="normal" style:font-weight-asian="normal" style:font-weight-complex="normal"/>
    </style:style>
    <style:style style:name="P105" style:family="paragraph" style:parent-style-name="Footnote" style:master-page-name="Converted68">
      <style:paragraph-properties style:page-number="auto"/>
    </style:style>
    <style:style style:name="P106" style:family="paragraph" style:parent-style-name="Footnote" style:master-page-name="Converted69">
      <style:paragraph-properties style:page-number="auto"/>
      <style:text-properties fo:font-weight="normal" style:font-weight-asian="normal" style:font-weight-complex="normal"/>
    </style:style>
    <style:style style:name="P107" style:family="paragraph" style:parent-style-name="Footnote" style:master-page-name="Converted70">
      <style:paragraph-properties style:page-number="auto"/>
      <style:text-properties fo:font-weight="normal" style:font-weight-asian="normal" style:font-weight-complex="normal"/>
    </style:style>
    <style:style style:name="P108" style:family="paragraph" style:parent-style-name="Footnote" style:master-page-name="Converted71">
      <style:paragraph-properties style:page-number="auto"/>
    </style:style>
    <style:style style:name="P109" style:family="paragraph" style:parent-style-name="Footnote" style:master-page-name="Converted72">
      <style:paragraph-properties style:page-number="auto"/>
      <style:text-properties fo:font-weight="normal" style:font-weight-asian="normal" style:font-weight-complex="normal"/>
    </style:style>
    <style:style style:name="P110" style:family="paragraph" style:parent-style-name="Footnote" style:master-page-name="Converted73">
      <style:paragraph-properties style:page-number="auto"/>
      <style:text-properties fo:font-weight="normal" style:font-weight-asian="normal" style:font-weight-complex="normal"/>
    </style:style>
    <style:style style:name="P111" style:family="paragraph" style:parent-style-name="Footnote" style:master-page-name="Converted75">
      <style:paragraph-properties style:page-number="auto"/>
      <style:text-properties fo:font-weight="normal" style:font-weight-asian="normal" style:font-weight-complex="normal"/>
    </style:style>
    <style:style style:name="P112" style:family="paragraph" style:parent-style-name="Footnote" style:master-page-name="Converted78">
      <style:paragraph-properties style:page-number="auto"/>
    </style:style>
    <style:style style:name="P113" style:family="paragraph" style:parent-style-name="Footnote" style:master-page-name="Converted79">
      <style:paragraph-properties style:page-number="auto"/>
    </style:style>
    <style:style style:name="P114" style:family="paragraph" style:parent-style-name="Footnote" style:master-page-name="Converted32">
      <style:paragraph-properties style:page-number="auto"/>
    </style:style>
    <style:style style:name="P115" style:family="paragraph" style:parent-style-name="Footnote" style:master-page-name="Converted34">
      <style:paragraph-properties style:page-number="auto"/>
    </style:style>
    <style:style style:name="P116" style:family="paragraph" style:parent-style-name="Footnote" style:master-page-name="Converted95">
      <style:paragraph-properties style:page-number="auto"/>
    </style:style>
    <style:style style:name="P117" style:family="paragraph" style:parent-style-name="Footnote" style:master-page-name="Converted81">
      <style:paragraph-properties style:page-number="auto"/>
    </style:style>
    <style:style style:name="P118" style:family="paragraph" style:parent-style-name="Footnote" style:master-page-name="Converted87">
      <style:paragraph-properties style:page-number="auto"/>
      <style:text-properties fo:font-weight="normal" style:font-weight-asian="normal" style:font-weight-complex="normal"/>
    </style:style>
    <style:style style:name="P119" style:family="paragraph" style:parent-style-name="Footnote" style:master-page-name="Converted84">
      <style:paragraph-properties style:page-number="auto"/>
    </style:style>
    <style:style style:name="P120" style:family="paragraph" style:parent-style-name="Footnote" style:master-page-name="Converted41">
      <style:paragraph-properties style:page-number="auto"/>
      <style:text-properties fo:font-weight="normal" style:font-weight-asian="normal" style:font-weight-complex="normal"/>
    </style:style>
    <style:style style:name="P121" style:family="paragraph" style:parent-style-name="Footnote" style:master-page-name="Converted42">
      <style:paragraph-properties style:page-number="auto"/>
    </style:style>
    <style:style style:name="P122" style:family="paragraph" style:parent-style-name="Footnote">
      <style:text-properties officeooo:rsid="001d0538" officeooo:paragraph-rsid="005cd200"/>
    </style:style>
    <style:style style:name="P123" style:family="paragraph" style:parent-style-name="Footnote">
      <style:text-properties officeooo:rsid="005ec3e5" officeooo:paragraph-rsid="005ec3e5"/>
    </style:style>
    <style:style style:name="P124" style:family="paragraph" style:parent-style-name="Footnote">
      <style:text-properties style:font-name="Times New Roman" fo:font-size="10pt" style:font-size-asian="10pt" style:font-size-complex="10pt"/>
    </style:style>
    <style:style style:name="P125" style:family="paragraph" style:parent-style-name="Footnote">
      <style:text-properties officeooo:rsid="006504b2" officeooo:paragraph-rsid="006504b2"/>
    </style:style>
    <style:style style:name="P126" style:family="paragraph" style:parent-style-name="Footnote">
      <style:text-properties officeooo:rsid="0067901c" officeooo:paragraph-rsid="0067901c"/>
    </style:style>
    <style:style style:name="P127" style:family="paragraph" style:parent-style-name="Footnote">
      <style:text-properties officeooo:rsid="006d3e4a" officeooo:paragraph-rsid="006d3e4a"/>
    </style:style>
    <style:style style:name="P128" style:family="paragraph" style:parent-style-name="Footnote">
      <style:text-properties officeooo:rsid="0043ed87" officeooo:paragraph-rsid="0043ed87"/>
    </style:style>
    <style:style style:name="P129" style:family="paragraph" style:parent-style-name="Footnote">
      <style:text-properties officeooo:rsid="0040f5e4" officeooo:paragraph-rsid="0040f5e4"/>
    </style:style>
    <style:style style:name="P130" style:family="paragraph" style:parent-style-name="Footnote">
      <style:text-properties officeooo:rsid="00770c25" officeooo:paragraph-rsid="00770c25"/>
    </style:style>
    <style:style style:name="P131" style:family="paragraph" style:parent-style-name="Footnote">
      <style:text-properties officeooo:rsid="0079bc00" officeooo:paragraph-rsid="0079bc00"/>
    </style:style>
    <style:style style:name="P132" style:family="paragraph" style:parent-style-name="Footnote">
      <style:text-properties officeooo:rsid="007ac31b" officeooo:paragraph-rsid="007ac31b"/>
    </style:style>
    <style:style style:name="P133" style:family="paragraph" style:parent-style-name="Footnote">
      <style:text-properties officeooo:rsid="007cb799" officeooo:paragraph-rsid="007cb799"/>
    </style:style>
    <style:style style:name="P134" style:family="paragraph" style:parent-style-name="Footnote">
      <style:text-properties officeooo:rsid="007e24cc" officeooo:paragraph-rsid="007e24cc"/>
    </style:style>
    <style:style style:name="P135" style:family="paragraph" style:parent-style-name="Footnote">
      <style:text-properties officeooo:rsid="00818aa2" officeooo:paragraph-rsid="00818aa2"/>
    </style:style>
    <style:style style:name="P136" style:family="paragraph" style:parent-style-name="Footnote">
      <style:text-properties officeooo:rsid="0081dd8a" officeooo:paragraph-rsid="0081dd8a"/>
    </style:style>
    <style:style style:name="P137" style:family="paragraph" style:parent-style-name="Footnote">
      <style:text-properties officeooo:rsid="0082e8e3" officeooo:paragraph-rsid="0082e8e3"/>
    </style:style>
    <style:style style:name="P138" style:family="paragraph" style:parent-style-name="Footnote">
      <style:text-properties officeooo:rsid="008462f8" officeooo:paragraph-rsid="008462f8"/>
    </style:style>
    <style:style style:name="P139" style:family="paragraph" style:parent-style-name="Footnote" style:master-page-name="Converted8">
      <style:paragraph-properties style:page-number="auto"/>
      <style:text-properties fo:font-weight="bold" officeooo:rsid="0058f148" officeooo:paragraph-rsid="0058f148" style:font-weight-asian="bold" style:font-weight-complex="bold"/>
    </style:style>
    <style:style style:name="P140" style:family="paragraph" style:parent-style-name="Footnote" style:master-page-name="Converted91">
      <style:paragraph-properties style:page-number="auto"/>
      <style:text-properties officeooo:rsid="00818aa2"/>
    </style:style>
    <style:style style:name="P141" style:family="paragraph" style:parent-style-name="Standard" style:master-page-name="Standard">
      <style:paragraph-properties style:page-number="auto"/>
      <style:text-properties fo:font-weight="bold" style:font-weight-asian="bold" style:font-weight-complex="bold"/>
    </style:style>
    <style:style style:name="P142" style:family="paragraph" style:parent-style-name="Standard">
      <style:text-properties officeooo:paragraph-rsid="005aea77"/>
    </style:style>
    <style:style style:name="P143" style:family="paragraph" style:parent-style-name="Standard">
      <style:text-properties fo:font-weight="normal" style:font-weight-asian="normal" style:font-weight-complex="normal"/>
    </style:style>
    <style:style style:name="P144" style:family="paragraph" style:parent-style-name="Standard">
      <style:text-properties fo:font-weight="normal" officeooo:rsid="005cdda9" officeooo:paragraph-rsid="005cdda9" style:font-weight-asian="normal" style:font-weight-complex="normal"/>
    </style:style>
    <style:style style:name="P145" style:family="paragraph" style:parent-style-name="Standard">
      <style:text-properties fo:font-weight="normal" officeooo:rsid="005d988b" officeooo:paragraph-rsid="005d988b" style:font-weight-asian="normal" style:font-weight-complex="normal"/>
    </style:style>
    <style:style style:name="P146" style:family="paragraph" style:parent-style-name="Standard">
      <style:text-properties fo:font-weight="normal" officeooo:paragraph-rsid="0062970d" style:font-weight-asian="normal" style:font-weight-complex="normal"/>
    </style:style>
    <style:style style:name="P147" style:family="paragraph" style:parent-style-name="Standard">
      <style:text-properties fo:font-weight="normal" officeooo:paragraph-rsid="00688608" style:font-weight-asian="normal" style:font-weight-complex="normal"/>
    </style:style>
    <style:style style:name="P148" style:family="paragraph" style:parent-style-name="Standard">
      <style:text-properties fo:font-weight="normal" officeooo:rsid="00308c00" officeooo:paragraph-rsid="006e729c" style:font-weight-asian="normal" style:font-weight-complex="normal"/>
    </style:style>
    <style:style style:name="P149" style:family="paragraph" style:parent-style-name="Standard">
      <style:text-properties fo:font-weight="normal" officeooo:rsid="00308c00" officeooo:paragraph-rsid="00708074" style:font-weight-asian="normal" style:font-weight-complex="normal"/>
    </style:style>
    <style:style style:name="P150" style:family="paragraph" style:parent-style-name="Standard">
      <style:text-properties fo:font-weight="normal" officeooo:paragraph-rsid="00750746" style:font-weight-asian="normal" style:font-weight-complex="normal"/>
    </style:style>
    <style:style style:name="P151" style:family="paragraph" style:parent-style-name="Standard">
      <style:text-properties fo:font-weight="normal" officeooo:rsid="00770c25" officeooo:paragraph-rsid="00770c25" style:font-weight-asian="normal" style:font-weight-complex="normal"/>
    </style:style>
    <style:style style:name="P152" style:family="paragraph" style:parent-style-name="Standard">
      <style:text-properties officeooo:paragraph-rsid="00608aec"/>
    </style:style>
    <style:style style:name="P153" style:family="paragraph" style:parent-style-name="Standard">
      <style:text-properties officeooo:paragraph-rsid="006504b2"/>
    </style:style>
    <style:style style:name="P154" style:family="paragraph" style:parent-style-name="Standard">
      <style:text-properties fo:font-weight="bold" officeooo:paragraph-rsid="00666a5a" style:font-weight-asian="bold" style:font-weight-complex="bold"/>
    </style:style>
    <style:style style:name="P155" style:family="paragraph" style:parent-style-name="Standard">
      <style:text-properties fo:font-weight="bold" officeooo:rsid="00770c25" officeooo:paragraph-rsid="00770c25" style:font-weight-asian="bold" style:font-weight-complex="bold"/>
    </style:style>
    <style:style style:name="P156" style:family="paragraph" style:parent-style-name="Standard">
      <style:text-properties fo:font-weight="bold" officeooo:paragraph-rsid="0079bc00" style:font-weight-asian="bold" style:font-weight-complex="bold"/>
    </style:style>
    <style:style style:name="P157" style:family="paragraph" style:parent-style-name="Standard">
      <style:text-properties fo:font-weight="bold" officeooo:paragraph-rsid="0033f4e8" style:font-weight-asian="bold" style:font-weight-complex="bold"/>
    </style:style>
    <style:style style:name="P158" style:family="paragraph" style:parent-style-name="Standard">
      <style:text-properties fo:font-weight="bold" officeooo:rsid="007fa870" officeooo:paragraph-rsid="007fa870" style:font-weight-asian="bold" style:font-weight-complex="bold"/>
    </style:style>
    <style:style style:name="P159" style:family="paragraph" style:parent-style-name="Standard">
      <style:text-properties officeooo:paragraph-rsid="00686830"/>
    </style:style>
    <style:style style:name="P160" style:family="paragraph" style:parent-style-name="Standard">
      <style:text-properties officeooo:paragraph-rsid="00491c3d"/>
    </style:style>
    <style:style style:name="P161" style:family="paragraph" style:parent-style-name="Standard">
      <style:text-properties officeooo:paragraph-rsid="006ba234"/>
    </style:style>
    <style:style style:name="P162" style:family="paragraph" style:parent-style-name="Standard">
      <style:text-properties officeooo:paragraph-rsid="006d3e4a"/>
    </style:style>
    <style:style style:name="P163" style:family="paragraph" style:parent-style-name="Standard">
      <style:text-properties officeooo:paragraph-rsid="004581bc"/>
    </style:style>
    <style:style style:name="P164" style:family="paragraph" style:parent-style-name="Standard">
      <style:text-properties officeooo:paragraph-rsid="006e729c"/>
    </style:style>
    <style:style style:name="P165" style:family="paragraph" style:parent-style-name="Standard">
      <style:text-properties officeooo:paragraph-rsid="00723a09"/>
    </style:style>
    <style:style style:name="P166" style:family="paragraph" style:parent-style-name="Standard">
      <style:text-properties officeooo:paragraph-rsid="00746e26"/>
    </style:style>
    <style:style style:name="P167" style:family="paragraph" style:parent-style-name="Standard">
      <style:text-properties officeooo:paragraph-rsid="00750746"/>
    </style:style>
    <style:style style:name="P168" style:family="paragraph" style:parent-style-name="Standard">
      <style:text-properties officeooo:paragraph-rsid="00770c25"/>
    </style:style>
    <style:style style:name="P169" style:family="paragraph" style:parent-style-name="Standard">
      <style:text-properties officeooo:rsid="00770c25" officeooo:paragraph-rsid="0078c940"/>
    </style:style>
    <style:style style:name="P170" style:family="paragraph" style:parent-style-name="Standard">
      <style:text-properties officeooo:paragraph-rsid="0078c940"/>
    </style:style>
    <style:style style:name="P171" style:family="paragraph" style:parent-style-name="Standard">
      <style:text-properties officeooo:paragraph-rsid="0079bc00"/>
    </style:style>
    <style:style style:name="P172" style:family="paragraph" style:parent-style-name="Standard">
      <style:text-properties officeooo:paragraph-rsid="0033f4e8"/>
    </style:style>
    <style:style style:name="P173" style:family="paragraph" style:parent-style-name="Standard">
      <style:text-properties officeooo:rsid="007c6dc9" officeooo:paragraph-rsid="007c6dc9"/>
    </style:style>
    <style:style style:name="P174" style:family="paragraph" style:parent-style-name="Standard">
      <style:text-properties officeooo:rsid="007c6dc9" officeooo:paragraph-rsid="00818aa2"/>
    </style:style>
    <style:style style:name="P175" style:family="paragraph" style:parent-style-name="Standard">
      <style:text-properties officeooo:paragraph-rsid="0034a345"/>
    </style:style>
    <style:style style:name="P176" style:family="paragraph" style:parent-style-name="Standard">
      <style:text-properties officeooo:rsid="0081dd8a" officeooo:paragraph-rsid="0081dd8a"/>
    </style:style>
    <style:style style:name="P17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1869e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7299a" style:font-weight-asian="normal" style:font-weight-complex="normal"/>
    </style:style>
    <style:style style:name="T5" style:family="text">
      <style:text-properties fo:font-weight="normal" officeooo:rsid="001869e2" style:font-weight-asian="normal" style:font-weight-complex="normal"/>
    </style:style>
    <style:style style:name="T6" style:family="text">
      <style:text-properties fo:font-weight="normal" officeooo:rsid="0019fa8f" style:font-weight-asian="normal" style:font-weight-complex="normal"/>
    </style:style>
    <style:style style:name="T7" style:family="text">
      <style:text-properties fo:font-weight="normal" officeooo:rsid="001b4ff6" style:font-weight-asian="normal" style:font-weight-complex="normal"/>
    </style:style>
    <style:style style:name="T8" style:family="text">
      <style:text-properties fo:font-weight="normal" officeooo:rsid="001ca04f" style:font-weight-asian="normal" style:font-weight-complex="normal"/>
    </style:style>
    <style:style style:name="T9" style:family="text">
      <style:text-properties fo:font-weight="normal" officeooo:rsid="001d0538" style:font-weight-asian="normal" style:font-weight-complex="normal"/>
    </style:style>
    <style:style style:name="T10" style:family="text">
      <style:text-properties fo:font-weight="normal" officeooo:rsid="001d6ecb" style:font-weight-asian="normal" style:font-weight-complex="normal"/>
    </style:style>
    <style:style style:name="T11" style:family="text">
      <style:text-properties fo:font-weight="normal" officeooo:rsid="001f37a1" style:font-weight-asian="normal" style:font-weight-complex="normal"/>
    </style:style>
    <style:style style:name="T12" style:family="text">
      <style:text-properties fo:font-weight="normal" officeooo:rsid="001fa5f7" style:font-weight-asian="normal" style:font-weight-complex="normal"/>
    </style:style>
    <style:style style:name="T13" style:family="text">
      <style:text-properties fo:font-weight="normal" officeooo:rsid="00207808" style:font-weight-asian="normal" style:font-weight-complex="normal"/>
    </style:style>
    <style:style style:name="T14" style:family="text">
      <style:text-properties fo:font-weight="normal" officeooo:rsid="002230e3" style:font-weight-asian="normal" style:font-weight-complex="normal"/>
    </style:style>
    <style:style style:name="T15" style:family="text">
      <style:text-properties fo:font-weight="normal" officeooo:rsid="002633c8" style:font-weight-asian="normal" style:font-weight-complex="normal"/>
    </style:style>
    <style:style style:name="T16" style:family="text">
      <style:text-properties fo:font-weight="normal" officeooo:rsid="00284e21" style:font-weight-asian="normal" style:font-weight-complex="normal"/>
    </style:style>
    <style:style style:name="T17" style:family="text">
      <style:text-properties fo:font-weight="normal" officeooo:rsid="00291519" style:font-weight-asian="normal" style:font-weight-complex="normal"/>
    </style:style>
    <style:style style:name="T18" style:family="text">
      <style:text-properties fo:font-weight="normal" officeooo:rsid="002a6ea0" style:font-weight-asian="normal" style:font-weight-complex="normal"/>
    </style:style>
    <style:style style:name="T19" style:family="text">
      <style:text-properties fo:font-weight="normal" officeooo:rsid="002b80c0" style:font-weight-asian="normal" style:font-weight-complex="normal"/>
    </style:style>
    <style:style style:name="T20" style:family="text">
      <style:text-properties fo:font-weight="normal" officeooo:rsid="002c64ae" style:font-weight-asian="normal" style:font-weight-complex="normal"/>
    </style:style>
    <style:style style:name="T21" style:family="text">
      <style:text-properties fo:font-weight="normal" officeooo:rsid="002d4be6" style:font-weight-asian="normal" style:font-weight-complex="normal"/>
    </style:style>
    <style:style style:name="T22" style:family="text">
      <style:text-properties fo:font-weight="normal" officeooo:rsid="002ef7d2" style:font-weight-asian="normal" style:font-weight-complex="normal"/>
    </style:style>
    <style:style style:name="T23" style:family="text">
      <style:text-properties fo:font-weight="normal" officeooo:rsid="00308c00" style:font-weight-asian="normal" style:font-weight-complex="normal"/>
    </style:style>
    <style:style style:name="T24" style:family="text">
      <style:text-properties fo:font-weight="normal" officeooo:rsid="003265e9" style:font-weight-asian="normal" style:font-weight-complex="normal"/>
    </style:style>
    <style:style style:name="T25" style:family="text">
      <style:text-properties fo:font-weight="normal" officeooo:rsid="0034a345" style:font-weight-asian="normal" style:font-weight-complex="normal"/>
    </style:style>
    <style:style style:name="T26" style:family="text">
      <style:text-properties fo:font-weight="normal" officeooo:rsid="0035802a" style:font-weight-asian="normal" style:font-weight-complex="normal"/>
    </style:style>
    <style:style style:name="T27" style:family="text">
      <style:text-properties fo:font-weight="normal" officeooo:rsid="00359beb" style:font-weight-asian="normal" style:font-weight-complex="normal"/>
    </style:style>
    <style:style style:name="T28" style:family="text">
      <style:text-properties fo:font-weight="normal" officeooo:rsid="00364ed7" style:font-weight-asian="normal" style:font-weight-complex="normal"/>
    </style:style>
    <style:style style:name="T29" style:family="text">
      <style:text-properties fo:font-weight="normal" officeooo:rsid="00368a23" style:font-weight-asian="normal" style:font-weight-complex="normal"/>
    </style:style>
    <style:style style:name="T30" style:family="text">
      <style:text-properties fo:font-weight="normal" officeooo:rsid="003b87da" style:font-weight-asian="normal" style:font-weight-complex="normal"/>
    </style:style>
    <style:style style:name="T31" style:family="text">
      <style:text-properties fo:font-weight="normal" officeooo:rsid="0040f5e4" style:font-weight-asian="normal" style:font-weight-complex="normal"/>
    </style:style>
    <style:style style:name="T32" style:family="text">
      <style:text-properties fo:font-weight="normal" officeooo:rsid="00424a4a" style:font-weight-asian="normal" style:font-weight-complex="normal"/>
    </style:style>
    <style:style style:name="T33" style:family="text">
      <style:text-properties fo:font-weight="normal" officeooo:rsid="00437d9b" style:font-weight-asian="normal" style:font-weight-complex="normal"/>
    </style:style>
    <style:style style:name="T34" style:family="text">
      <style:text-properties fo:font-weight="normal" officeooo:rsid="0043ed87" style:font-weight-asian="normal" style:font-weight-complex="normal"/>
    </style:style>
    <style:style style:name="T35" style:family="text">
      <style:text-properties fo:font-weight="normal" officeooo:rsid="00442060" style:font-weight-asian="normal" style:font-weight-complex="normal"/>
    </style:style>
    <style:style style:name="T36" style:family="text">
      <style:text-properties fo:font-weight="normal" officeooo:rsid="004581bc" style:font-weight-asian="normal" style:font-weight-complex="normal"/>
    </style:style>
    <style:style style:name="T37" style:family="text">
      <style:text-properties fo:font-weight="normal" officeooo:rsid="0046598c" style:font-weight-asian="normal" style:font-weight-complex="normal"/>
    </style:style>
    <style:style style:name="T38" style:family="text">
      <style:text-properties fo:font-weight="normal" officeooo:rsid="00467471" style:font-weight-asian="normal" style:font-weight-complex="normal"/>
    </style:style>
    <style:style style:name="T39" style:family="text">
      <style:text-properties fo:font-weight="normal" officeooo:rsid="00476c98" style:font-weight-asian="normal" style:font-weight-complex="normal"/>
    </style:style>
    <style:style style:name="T40" style:family="text">
      <style:text-properties fo:font-weight="normal" officeooo:rsid="00491c3d" style:font-weight-asian="normal" style:font-weight-complex="normal"/>
    </style:style>
    <style:style style:name="T41" style:family="text">
      <style:text-properties fo:font-weight="normal" officeooo:rsid="004923e6" style:font-weight-asian="normal" style:font-weight-complex="normal"/>
    </style:style>
    <style:style style:name="T42" style:family="text">
      <style:text-properties fo:font-weight="normal" officeooo:rsid="004ac225" style:font-weight-asian="normal" style:font-weight-complex="normal"/>
    </style:style>
    <style:style style:name="T43" style:family="text">
      <style:text-properties fo:font-weight="normal" officeooo:rsid="004e6c9a" style:font-weight-asian="normal" style:font-weight-complex="normal"/>
    </style:style>
    <style:style style:name="T44" style:family="text">
      <style:text-properties fo:font-weight="normal" officeooo:rsid="004ff2ae" style:font-weight-asian="normal" style:font-weight-complex="normal"/>
    </style:style>
    <style:style style:name="T45" style:family="text">
      <style:text-properties fo:font-weight="normal" officeooo:rsid="0050b714" style:font-weight-asian="normal" style:font-weight-complex="normal"/>
    </style:style>
    <style:style style:name="T46" style:family="text">
      <style:text-properties fo:font-weight="normal" officeooo:rsid="0052b239" style:font-weight-asian="normal" style:font-weight-complex="normal"/>
    </style:style>
    <style:style style:name="T47" style:family="text">
      <style:text-properties fo:font-weight="normal" officeooo:rsid="0058f148" style:font-weight-asian="normal" style:font-weight-complex="normal"/>
    </style:style>
    <style:style style:name="T48" style:family="text">
      <style:text-properties fo:font-weight="normal" officeooo:rsid="005aea77" style:font-weight-asian="normal" style:font-weight-complex="normal"/>
    </style:style>
    <style:style style:name="T49" style:family="text">
      <style:text-properties fo:font-weight="normal" officeooo:rsid="005cc5f3" style:font-weight-asian="normal" style:font-weight-complex="normal"/>
    </style:style>
    <style:style style:name="T50" style:family="text">
      <style:text-properties fo:font-weight="normal" officeooo:rsid="005cd200" style:font-weight-asian="normal" style:font-weight-complex="normal"/>
    </style:style>
    <style:style style:name="T51" style:family="text">
      <style:text-properties fo:font-weight="normal" officeooo:rsid="005ddcb3" style:font-weight-asian="normal" style:font-weight-complex="normal"/>
    </style:style>
    <style:style style:name="T52" style:family="text">
      <style:text-properties fo:font-weight="normal" officeooo:rsid="005ec3e5" style:font-weight-asian="normal" style:font-weight-complex="normal"/>
    </style:style>
    <style:style style:name="T53" style:family="text">
      <style:text-properties fo:font-weight="normal" officeooo:rsid="00608aec" style:font-weight-asian="normal" style:font-weight-complex="normal"/>
    </style:style>
    <style:style style:name="T54" style:family="text">
      <style:text-properties fo:font-weight="normal" officeooo:rsid="00617cc0" style:font-weight-asian="normal" style:font-weight-complex="normal"/>
    </style:style>
    <style:style style:name="T55" style:family="text">
      <style:text-properties fo:font-weight="normal" officeooo:rsid="006504b2" style:font-weight-asian="normal" style:font-weight-complex="normal"/>
    </style:style>
    <style:style style:name="T56" style:family="text">
      <style:text-properties fo:font-weight="normal" officeooo:rsid="0065fac7" style:font-weight-asian="normal" style:font-weight-complex="normal"/>
    </style:style>
    <style:style style:name="T57" style:family="text">
      <style:text-properties fo:font-weight="normal" officeooo:rsid="00666a5a" style:font-weight-asian="normal" style:font-weight-complex="normal"/>
    </style:style>
    <style:style style:name="T58" style:family="text">
      <style:text-properties fo:font-weight="normal" officeooo:rsid="0066f7b0" style:font-weight-asian="normal" style:font-weight-complex="normal"/>
    </style:style>
    <style:style style:name="T59" style:family="text">
      <style:text-properties fo:font-weight="normal" officeooo:rsid="00670cab" style:font-weight-asian="normal" style:font-weight-complex="normal"/>
    </style:style>
    <style:style style:name="T60" style:family="text">
      <style:text-properties fo:font-weight="normal" officeooo:rsid="00686830" style:font-weight-asian="normal" style:font-weight-complex="normal"/>
    </style:style>
    <style:style style:name="T61" style:family="text">
      <style:text-properties fo:font-weight="normal" officeooo:rsid="006ba234" style:font-weight-asian="normal" style:font-weight-complex="normal"/>
    </style:style>
    <style:style style:name="T62" style:family="text">
      <style:text-properties fo:font-weight="normal" officeooo:rsid="006d3e4a" style:font-weight-asian="normal" style:font-weight-complex="normal"/>
    </style:style>
    <style:style style:name="T63" style:family="text">
      <style:text-properties fo:font-weight="normal" officeooo:rsid="006e4000" style:font-weight-asian="normal" style:font-weight-complex="normal"/>
    </style:style>
    <style:style style:name="T64" style:family="text">
      <style:text-properties fo:font-weight="normal" officeooo:rsid="006e729c" style:font-weight-asian="normal" style:font-weight-complex="normal"/>
    </style:style>
    <style:style style:name="T65" style:family="text">
      <style:text-properties fo:font-weight="normal" officeooo:rsid="00702784" style:font-weight-asian="normal" style:font-weight-complex="normal"/>
    </style:style>
    <style:style style:name="T66" style:family="text">
      <style:text-properties fo:font-weight="normal" officeooo:rsid="00708074" style:font-weight-asian="normal" style:font-weight-complex="normal"/>
    </style:style>
    <style:style style:name="T67" style:family="text">
      <style:text-properties fo:font-weight="normal" officeooo:rsid="00723a09" style:font-weight-asian="normal" style:font-weight-complex="normal"/>
    </style:style>
    <style:style style:name="T68" style:family="text">
      <style:text-properties fo:font-weight="normal" officeooo:rsid="00741cf0" style:font-weight-asian="normal" style:font-weight-complex="normal"/>
    </style:style>
    <style:style style:name="T69" style:family="text">
      <style:text-properties fo:font-weight="normal" officeooo:rsid="00746e26" style:font-weight-asian="normal" style:font-weight-complex="normal"/>
    </style:style>
    <style:style style:name="T70" style:family="text">
      <style:text-properties fo:font-weight="normal" officeooo:rsid="00750746" style:font-weight-asian="normal" style:font-weight-complex="normal"/>
    </style:style>
    <style:style style:name="T71" style:family="text">
      <style:text-properties fo:font-weight="normal" officeooo:rsid="007611d8" style:font-weight-asian="normal" style:font-weight-complex="normal"/>
    </style:style>
    <style:style style:name="T72" style:family="text">
      <style:text-properties fo:font-weight="normal" officeooo:rsid="00770c25" style:font-weight-asian="normal" style:font-weight-complex="normal"/>
    </style:style>
    <style:style style:name="T73" style:family="text">
      <style:text-properties fo:font-weight="normal" officeooo:rsid="0078c940" style:font-weight-asian="normal" style:font-weight-complex="normal"/>
    </style:style>
    <style:style style:name="T74" style:family="text">
      <style:text-properties fo:font-weight="normal" officeooo:rsid="007fa870" style:font-weight-asian="normal" style:font-weight-complex="normal"/>
    </style:style>
    <style:style style:name="T75" style:family="text">
      <style:text-properties fo:font-weight="normal" officeooo:rsid="00818aa2" style:font-weight-asian="normal" style:font-weight-complex="normal"/>
    </style:style>
    <style:style style:name="T76" style:family="text">
      <style:text-properties fo:font-weight="normal" officeooo:rsid="0082e8e3" style:font-weight-asian="normal" style:font-weight-complex="normal"/>
    </style:style>
    <style:style style:name="T77" style:family="text">
      <style:text-properties fo:font-weight="normal" officeooo:rsid="0083c2a4" style:font-weight-asian="normal" style:font-weight-complex="normal"/>
    </style:style>
    <style:style style:name="T78" style:family="text">
      <style:text-properties fo:font-weight="normal" officeooo:rsid="0084a632" style:font-weight-asian="normal" style:font-weight-complex="normal"/>
    </style:style>
    <style:style style:name="T79" style:family="text">
      <style:text-properties fo:font-style="italic" style:font-style-asian="italic" style:font-style-complex="italic"/>
    </style:style>
    <style:style style:name="T80" style:family="text">
      <style:text-properties fo:font-style="italic" officeooo:rsid="004c8b9b" style:font-style-asian="italic" style:font-style-complex="italic"/>
    </style:style>
    <style:style style:name="T81" style:family="text">
      <style:text-properties fo:font-style="italic" officeooo:rsid="0058f148" style:font-style-asian="italic" style:font-style-complex="italic"/>
    </style:style>
    <style:style style:name="T82" style:family="text">
      <style:text-properties fo:font-style="italic" fo:font-weight="normal" style:font-style-asian="italic" style:font-weight-asian="normal" style:font-style-complex="italic" style:font-weight-complex="normal"/>
    </style:style>
    <style:style style:name="T83" style:family="text">
      <style:text-properties fo:font-style="italic" fo:font-weight="normal" officeooo:rsid="00476c98" style:font-style-asian="italic" style:font-weight-asian="normal" style:font-style-complex="italic" style:font-weight-complex="normal"/>
    </style:style>
    <style:style style:name="T84" style:family="text">
      <style:text-properties fo:font-style="italic" fo:font-weight="normal" officeooo:rsid="00746e26" style:font-style-asian="italic" style:font-weight-asian="normal" style:font-style-complex="italic" style:font-weight-complex="normal"/>
    </style:style>
    <style:style style:name="T85" style:family="text">
      <style:text-properties fo:font-style="italic" fo:font-weight="bold" style:font-style-asian="italic" style:font-weight-asian="bold" style:font-style-complex="italic" style:font-weight-complex="bold"/>
    </style:style>
    <style:style style:name="T86" style:family="text">
      <style:text-properties fo:font-style="normal" style:font-style-asian="normal" style:font-style-complex="normal"/>
    </style:style>
    <style:style style:name="T87" style:family="text">
      <style:text-properties fo:font-style="normal" officeooo:rsid="004c8b9b" style:font-style-asian="normal" style:font-style-complex="normal"/>
    </style:style>
    <style:style style:name="T88" style:family="text">
      <style:text-properties fo:font-style="normal" officeooo:rsid="0058f148" style:font-style-asian="normal" style:font-style-complex="normal"/>
    </style:style>
    <style:style style:name="T89" style:family="text">
      <style:text-properties fo:font-style="normal" officeooo:rsid="0083ab7c" style:font-style-asian="normal" style:font-style-complex="normal"/>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fo:font-weight="normal" officeooo:rsid="00750746" style:font-style-asian="normal" style:font-weight-asian="normal" style:font-style-complex="normal" style:font-weight-complex="normal"/>
    </style:style>
    <style:style style:name="T92" style:family="text">
      <style:text-properties officeooo:rsid="0017299a"/>
    </style:style>
    <style:style style:name="T93" style:family="text">
      <style:text-properties officeooo:rsid="001d6ecb"/>
    </style:style>
    <style:style style:name="T94" style:family="text">
      <style:text-properties officeooo:rsid="002230e3"/>
    </style:style>
    <style:style style:name="T95" style:family="text">
      <style:text-properties officeooo:rsid="00226632"/>
    </style:style>
    <style:style style:name="T96" style:family="text">
      <style:text-properties officeooo:rsid="0024ba00"/>
    </style:style>
    <style:style style:name="T97" style:family="text">
      <style:text-properties officeooo:rsid="0026c165"/>
    </style:style>
    <style:style style:name="T98" style:family="text">
      <style:text-properties officeooo:rsid="00291519"/>
    </style:style>
    <style:style style:name="T99" style:family="text">
      <style:text-properties officeooo:rsid="002a6ea0"/>
    </style:style>
    <style:style style:name="T100" style:family="text">
      <style:text-properties style:font-name="Times" fo:font-size="9pt" fo:font-style="italic"/>
    </style:style>
    <style:style style:name="T101" style:family="text">
      <style:text-properties officeooo:rsid="0035802a"/>
    </style:style>
    <style:style style:name="T102" style:family="text">
      <style:text-properties officeooo:rsid="003d61d6"/>
    </style:style>
    <style:style style:name="T103" style:family="text">
      <style:text-properties officeooo:rsid="003f1b08"/>
    </style:style>
    <style:style style:name="T104" style:family="text">
      <style:text-properties officeooo:rsid="004012e5"/>
    </style:style>
    <style:style style:name="T105" style:family="text">
      <style:text-properties officeooo:rsid="0040f5e4"/>
    </style:style>
    <style:style style:name="T106" style:family="text">
      <style:text-properties officeooo:rsid="00424a4a"/>
    </style:style>
    <style:style style:name="T107" style:family="text">
      <style:text-properties officeooo:rsid="00437d9b"/>
    </style:style>
    <style:style style:name="T108" style:family="text">
      <style:text-properties officeooo:rsid="00442060"/>
    </style:style>
    <style:style style:name="T109" style:family="text">
      <style:text-properties officeooo:rsid="0046598c"/>
    </style:style>
    <style:style style:name="T110" style:family="text">
      <style:text-properties officeooo:rsid="00467471"/>
    </style:style>
    <style:style style:name="T111" style:family="text">
      <style:text-properties officeooo:rsid="00476c98"/>
    </style:style>
    <style:style style:name="T112" style:family="text">
      <style:text-properties officeooo:rsid="004923e6"/>
    </style:style>
    <style:style style:name="T113" style:family="text">
      <style:text-properties officeooo:rsid="004c8b9b"/>
    </style:style>
    <style:style style:name="T114" style:family="text">
      <style:text-properties officeooo:rsid="004ff2ae"/>
    </style:style>
    <style:style style:name="T115" style:family="text">
      <style:text-properties officeooo:rsid="0050b714"/>
    </style:style>
    <style:style style:name="T116" style:family="text">
      <style:text-properties officeooo:rsid="0056e566"/>
    </style:style>
    <style:style style:name="T117" style:family="text">
      <style:text-properties officeooo:rsid="005715c1"/>
    </style:style>
    <style:style style:name="T118" style:family="text">
      <style:text-properties officeooo:rsid="0058f148"/>
    </style:style>
    <style:style style:name="T119" style:family="text">
      <style:text-properties style:font-name="Times New Roman" fo:font-size="10pt" style:font-size-asian="10pt" style:font-size-complex="10pt"/>
    </style:style>
    <style:style style:name="T120" style:family="text">
      <style:text-properties style:font-name="Times New Roman" fo:font-size="10pt" fo:font-style="italic" style:font-size-asian="10pt" style:font-style-asian="italic" style:font-size-complex="10pt" style:font-style-complex="italic"/>
    </style:style>
    <style:style style:name="T121" style:family="text">
      <style:text-properties style:font-name="Times New Roman" fo:font-size="10pt" fo:font-style="normal" style:font-size-asian="10pt" style:font-style-asian="normal" style:font-size-complex="10pt" style:font-style-complex="normal"/>
    </style:style>
    <style:style style:name="T122" style:family="text">
      <style:text-properties officeooo:rsid="00596ef4"/>
    </style:style>
    <style:style style:name="T123" style:family="text">
      <style:text-properties officeooo:rsid="005cd200"/>
    </style:style>
    <style:style style:name="T124" style:family="text">
      <style:text-properties officeooo:rsid="005d988b"/>
    </style:style>
    <style:style style:name="T125" style:family="text">
      <style:text-properties officeooo:rsid="005ddcb3"/>
    </style:style>
    <style:style style:name="T126" style:family="text">
      <style:text-properties officeooo:rsid="005ec3e5"/>
    </style:style>
    <style:style style:name="T127" style:family="text">
      <style:text-properties officeooo:rsid="0061ba4a"/>
    </style:style>
    <style:style style:name="T128" style:family="text">
      <style:text-properties officeooo:rsid="0062970d"/>
    </style:style>
    <style:style style:name="T129" style:family="text">
      <style:text-properties fo:color="#000000"/>
    </style:style>
    <style:style style:name="T130" style:family="text">
      <style:text-properties fo:color="#000000" officeooo:rsid="006361ab"/>
    </style:style>
    <style:style style:name="T131" style:family="text">
      <style:text-properties fo:color="#000000" style:font-name="Times New Roman" fo:font-size="10pt" style:font-size-asian="10pt" style:font-size-complex="10pt"/>
    </style:style>
    <style:style style:name="T132" style:family="text">
      <style:text-properties fo:color="#000000" style:font-name="Times New Roman" fo:font-size="10pt" fo:font-style="italic" style:font-size-asian="10pt" style:font-style-asian="italic" style:font-size-complex="10pt"/>
    </style:style>
    <style:style style:name="T133" style:family="text">
      <style:text-properties fo:color="#000000" style:font-name="Times New Roman" fo:font-size="10pt" fo:font-style="normal" style:font-size-asian="10pt" style:font-style-asian="normal" style:font-size-complex="10pt"/>
    </style:style>
    <style:style style:name="T134" style:family="text">
      <style:text-properties officeooo:rsid="006ba234"/>
    </style:style>
    <style:style style:name="T135" style:family="text">
      <style:text-properties officeooo:rsid="006e4000"/>
    </style:style>
    <style:style style:name="T136" style:family="text">
      <style:text-properties officeooo:rsid="006e729c"/>
    </style:style>
    <style:style style:name="T137" style:family="text">
      <style:text-properties officeooo:rsid="00702784"/>
    </style:style>
    <style:style style:name="T138" style:family="text">
      <style:text-properties fo:color="#ff3333" fo:font-style="italic" fo:font-weight="normal" officeooo:rsid="00746e26" style:font-style-asian="italic" style:font-weight-asian="normal" style:font-style-complex="italic" style:font-weight-complex="normal"/>
    </style:style>
    <style:style style:name="T139" style:family="text">
      <style:text-properties fo:color="#ff3333" officeooo:rsid="008462f8"/>
    </style:style>
    <style:style style:name="T140" style:family="text">
      <style:text-properties officeooo:rsid="00748902"/>
    </style:style>
    <style:style style:name="T141" style:family="text">
      <style:text-properties officeooo:rsid="0078c940"/>
    </style:style>
    <style:style style:name="T142" style:family="text">
      <style:text-properties officeooo:rsid="0078cfba"/>
    </style:style>
    <style:style style:name="T143" style:family="text">
      <style:text-properties officeooo:rsid="0079bc00"/>
    </style:style>
    <style:style style:name="T144" style:family="text">
      <style:text-properties officeooo:rsid="007ac31b"/>
    </style:style>
    <style:style style:name="T145" style:family="text">
      <style:text-properties officeooo:rsid="007cb799"/>
    </style:style>
    <style:style style:name="T146" style:family="text">
      <style:text-properties officeooo:rsid="007e24cc"/>
    </style:style>
    <style:style style:name="T147" style:family="text">
      <style:text-properties officeooo:rsid="0081dd8a"/>
    </style:style>
    <style:style style:name="T148" style:family="text">
      <style:text-properties officeooo:rsid="0082e8e3"/>
    </style:style>
    <style:style style:name="T149" style:family="text">
      <style:text-properties officeooo:rsid="0083ab7c"/>
    </style:style>
    <style:style style:name="T150" style:family="text">
      <style:text-properties style:use-window-font-color="true" style:text-outline="false" style:text-line-through-style="none" style:text-position="0% 100%" style:font-name="Lucida Grande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1" style:family="text">
      <style:text-properties fo:color="#00000a" style:text-outline="false" style:text-line-through-style="none" style:text-position="0% 100%" style:font-name="Lucida Grande"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T152" style:family="text">
      <style:text-properties style:use-window-font-color="true" style:text-outline="false" style:text-line-through-style="none" style:text-position="0% 100%" style:font-name="Lucida Grande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Introduction</text:p>
      <text:p text:style-name="P18">"Paraquat is the B.S.I. (British Standards Institution) common name of the cation 1,1'-dimethyl-4,4'-bipyridylium, which is available as the dichloride of the di(methyl sulphate)."<text:note text:id="ftn1" text:note-class="footnote"><text:note-citation>1</text:note-citation><text:note-body><text:p text:style-name="P56"><text:span text:style-name="T118">MAF284/307, 2, PS427 SC 1175, Scientific Subcommittee on Poisonous Substances used in Agriculture and Food Storage, “First Report on Paraquat”, 23.03.62 </text:span><text:tab/></text:p></text:note-body></text:note> This is the formal description of the herbicide paraquat, which was characterised, tested and formulated by Plant Protection Limited, a subsidiary of Imperial Chemical Industries <text:span text:style-name="T104">(ICI)</text:span>. <text:span text:style-name="T103">First synthesised in the nineteenth century and used as a redox indicator dye,</text:span><text:span text:style-name="T103"><text:note text:id="ftn2" text:note-class="footnote"><text:note-citation>2</text:note-citation><text:note-body><text:p text:style-name="P39">Howard, 1982, <text:span text:style-name="T79">Paraquat: Uses and Misuses</text:span>, MD thesis, University of Edinburgh, <text:span text:style-name="T134">p2.</text:span></text:p></text:note-body></text:note></text:span><text:span text:style-name="T103"> t</text:span>he <text:span text:style-name="T103">herbicidal </text:span>potential <text:span text:style-name="T103">of the group of chemcials it belongs to, the quaternary bipyridyls,</text:span> was first observed <text:span text:style-name="T104">by ICI </text:span>in 1947 and work started in earnest on paraquat <text:span text:style-name="T103">and diquat weedkillers </text:span>from 1955. An agricultural paraquat product, Gramoxone W, became available to farmers and horticulturalists in 1962, followed in 1965 by <text:span text:style-name="T94">a less concentrated version</text:span> for amateur gardeners <text:span text:style-name="T94">called Weedol</text:span>. This chapter looks at the development of paraquat as a herbicide, its reception in Britain, and how some users were determined to ignore the categories <text:span text:style-name="T98">of use </text:span>set by the product makers. </text:p>
      <text:p text:style-name="Standard"/>
      <text:p text:style-name="P12">Development of paraquat</text:p>
      <text:p text:style-name="P142"><text:span text:style-name="T48">The bipyridyl herbicides, paraquat and diquat, are known as “contact” herbicides, meaning that they kill plants by being absorbed through leaves. They are</text:span><text:span text:style-name="T3"> rapidly inactivated </text:span><text:span text:style-name="T48">by</text:span><text:span text:style-name="T3"> the soil, which dampened enthusiasm raised by it's unusual herbicidal strength. </text:span><text:span text:style-name="T48">They are also unselective, killing all plants.</text:span><text:span text:style-name="T3"> </text:span><text:span text:style-name="T48">These three qualities hailed the bipyridyls as different from other available herbicides.</text:span><text:span text:style-name="T3"> Recently developed weedkillers on the market such as Fison's simazine were used to suppress weed growth by remaining active in the soil for months. </text:span><text:span text:style-name="T17">Researchers</text:span><text:span text:style-name="T3"> at Plant Protection had developed MCPA (2-methyl-4-chlorophonoxy acetic acid) which persisted in the soil </text:span><text:span text:style-name="T48">and </text:span><text:span text:style-name="T3">was</text:span><text:span text:style-name="T48"> taken up through the roots and then disrupting the growth hormones of the plant</text:span><text:span text:style-name="T3">. </text:span><text:span text:style-name="T48">This selectively killed broadleaved plants, meaning that grass-like crop plants like wheat were unaffected.</text:span><text:span text:style-name="T3"> A </text:span><office:annotation office:name="__Fieldmark__35_511980288"><dc:creator>Unknown Author</dc:creator><dc:date>2014-01-31T09:42:43</dc:date><text:list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1958 market survey</text:span><office:annotation-end office:name="__Fieldmark__35_511980288"/><text:span text:style-name="T3"> </text:span><text:span text:style-name="T49">presumably of agricultural users, </text:span><text:span text:style-name="T3">indicated that there was a strong demand for similar, even more selective, hormone weedkiller.</text:span><text:span text:style-name="T3"><text:note text:id="ftn3" text:note-class="footnote"><text:note-citation>3</text:note-citation><text:note-body><text:p text:style-name="P57">Bradbury, McCarthy and Suckling, “Patterns of Innovation Part III – The bipyridyl herbicides, <text:span text:style-name="T79">Chemistry and Industry</text:span><text:span text:style-name="T86">, 4 March 1972</text:span>, p195; </text:p></text:note-body></text:note></text:span><text:span text:style-name="T3"> </text:span><text:span text:style-name="T3"><office:annotation><dc:creator>Unknown Author</dc:creator><dc:date>2014-02-14T13:55:48.381098000</dc:date><text:list text:continue-numbering="true" text:style-name=""><text:list-item><text:p text:style-name="P177"><text:span text:style-name="T150">I can't tell from my source whether this is a survey of agricultural users, but I suspect it might be. Maybe the Catalyst archives?</text:span></text:p></text:list-item></text:list></office:annotation></text:span></text:p>
      <text:p text:style-name="P142"><text:span text:style-name="T3"/></text:p>
      <text:p text:style-name="P142"><text:span text:style-name="T3">Had the demands of these unimaginative potential users been blindly prioritised, it would have prevented Plant Protection developing the herbicide. Carrying out market surveys to guide product development can be helpful, but companies are also very effective at creating and promoting new uses that their customers had not considered. Chemist William (Bill) Boon viewed inactivation as a useful property and persuaded his reluctant colleagues that paraquat was worth developing. Bradbury </text:span><text:span text:style-name="T82">et al</text:span><text:span text:style-name="T3"> identified Boon as the 'product champion' </text:span><text:span text:style-name="T47">u</text:span><text:span text:style-name="T3">sing Schon's dissection of successful innovation, </text:span><text:span text:style-name="T47">meaning that Boon was the voice of the chemical, an advocate who would push for resources to progress the development process</text:span><text:span text:style-name="T3">.</text:span><text:span text:style-name="T3"><text:note text:id="ftn4" text:note-class="footnote"><text:note-citation>4</text:note-citation><text:note-body><text:p text:style-name="P58">ibid</text:p></text:note-body></text:note></text:span><text:span text:style-name="T3"> As champion for the bipyridyl herbicides, previously involved in successful development of manufacturing processes for Mepacrine (an antimalarial drug) and penicillin, eventually appointed head of research at PPL, medal winner and Fellow of the Royal Society, Boon emerges as the only visible researcher in the stories of paraquat </text:span><text:span text:style-name="T48">written into</text:span><text:span text:style-name="T3"> company histories,</text:span><text:span text:style-name="T3"><text:note text:id="ftn5" text:note-class="footnote"><text:note-citation>5</text:note-citation><text:note-body><text:p text:style-name="P59">Kennedy <text:span text:style-name="T118">1993 </text:span><text:span text:style-name="T79">ICI: The Company That Changed Our Lives</text:span>; Reade<text:span text:style-name="T118">r, 1970, </text:span><text:span text:style-name="T81">Imperial Chemical Industries A History</text:span><text:span text:style-name="T118">, Vol 2</text:span> </text:p></text:note-body></text:note></text:span><text:span text:style-name="T3"> </text:span><text:span text:style-name="T48">and </text:span><text:span text:style-name="T3">even in accounts written by members of ICI </text:span><text:span text:style-name="T48">his name dominates.</text:span><text:span text:style-name="T3"><text:note text:id="ftn6" text:note-class="footnote"><text:note-citation>6</text:note-citation><text:note-body><text:p text:style-name="P60">Bradbury <text:span text:style-name="T81">et al</text:span><text:span text:style-name="T118"> </text:span><text:span text:style-name="T88">1972</text:span>; Wain, <text:span text:style-name="T86">“</text:span><text:span text:style-name="T121">William Robert Boon. 20 March 1911-28 October 1994”</text:span><text:span text:style-name="T120"> Biographical Memoirs of Fellows of the Royal Society</text:span><text:span text:style-name="T119">, Vol. 43 (Nov., 1997), pp. 134-141 </text:span></text:p></text:note-body></text:note></text:span><text:span text:style-name="T3"> This in/visibility is common to most accounts of 20th century scientific discoveries which took place in institutions or corporations,</text:span><text:span text:style-name="T3"><text:note text:id="ftn7" text:note-class="footnote"><text:note-citation>7</text:note-citation><text:note-body><text:p text:style-name="P139">Insert appropriate big science reference here</text:p></text:note-body></text:note></text:span><text:span text:style-name="T3"> and is something scientific researchers, and business historians, appear to accept.</text:span><text:span text:style-name="T3"><office:annotation><dc:creator>Unknown Author</dc:creator><dc:date>2014-01-31T14:41:35</dc:date><text:p><text:span text:style-name="T151">*evidence? somebody must have written something against this** Viviane suggests having a look at some of the STS studies, big science etc.</text:span></text:p></office:annotation></text:span><text:span text:style-name="T3"> Boon retired from ICI in 1973, and apart from the </text:span><text:span text:style-name="T49">material</text:span><text:span text:style-name="T3"> </text:span><text:soft-page-break/><text:span text:style-name="T3">Kennedy </text:span><text:span text:style-name="T49">presents from her interview with the scientist,</text:span><text:span text:style-name="T3"><text:note text:id="ftn8" text:note-class="footnote"><text:note-citation>8</text:note-citation><text:note-body><text:p text:style-name="P61">Kennedy<text:span text:style-name="T79">, </text:span><text:span text:style-name="T88">p136, p143-148.</text:span></text:p></text:note-body></text:note></text:span><text:span text:style-name="T3"> little can be gleaned about his thoughts on paraquat after it left the laboratory bench.</text:span><text:span text:style-name="T3"><office:annotation><dc:creator>Unknown Author</dc:creator><dc:date>2014-01-31T14:42:29</dc:date><text:p><text:span text:style-name="T151">**unless it comes up in the Catalyst archives, Bradbury's other paper or the 1982 thesis** </text:span></text:p></office:annotation></text:span><text:span text:style-name="T3"> This is a shame, because once in the hands of users paraquat gained a reputation as a 'killer chemical'</text:span><text:span text:style-name="T3"><text:note text:id="ftn9" text:note-class="footnote"><text:note-citation>9</text:note-citation><text:note-body><text:p text:style-name="P62">“Killer chemical goes on Poisons List” DM 09.09.68, p6; “Menace of the weedkiller” DM, 11.05.72, p19; “The killer inside the bottle” DM 08.07.72 p20; “Should this killer be allowed?” DM, 30.08.72, p6</text:p></text:note-body></text:note></text:span><text:span text:style-name="T3"> and the tension that resulted from the desire to protect people from harm, yet keep an extremely effective herbicide available for use is the central story of this chapter. </text:span></text:p>
      <text:p text:style-name="P1"/>
      <text:p text:style-name="P12">Company history</text:p>
      <text:p text:style-name="P19"><text:span text:style-name="T11">In order to understand paraquat</text:span><text:span text:style-name="T17">'</text:span><text:span text:style-name="T11">s development, several divisions of ICI need to be introduced. Reader and Kennedy have written extensively on the general company history and I will draw on their work extensively in this much briefer sketch. </text:span><text:span text:style-name="T9">ICI entered agrochemistry through nitrogenous fertilisers, which were produced at </text:span><text:span text:style-name="T11">their </text:span><text:span text:style-name="T9">Billingham </text:span><text:span text:style-name="T11">plant</text:span><text:span text:style-name="T9">. </text:span><text:span text:style-name="T11">Ammonium nitrate was certainly not in short supply, nationally or globally, and i</text:span><text:span text:style-name="T9">n </text:span><text:span text:style-name="T10">1927 as part of</text:span><text:span text:style-name="T9"> efforts to shift their products, ICI bought </text:span><text:span text:style-name="T13">a </text:span><text:span text:style-name="T9">farm, </text:span><text:span text:style-name="T13">Jealott's Hill,</text:span><text:span text:style-name="T9"> near Maidenhead </text:span><text:span text:style-name="T10">which they set up </text:span><text:span text:style-name="T9">as a propaganda centre. </text:span><text:span text:style-name="T11">Jealott's Hill was a combined research, development and showcase site,</text:span><text:span text:style-name="T9"> where they would test products, develop routines of grassland fertiliser application for p</text:span><text:span text:style-name="T6">asture </text:span><text:span text:style-name="T8">maintenance</text:span><text:span text:style-name="T6">, </text:span><text:span text:style-name="T9">as well as act as an </text:span><text:span text:style-name="T17">educational and </text:span><text:span text:style-name="T9">inspirational hub for their salesmen, </text:span><text:span text:style-name="T10">known as 'agricultural advisors'</text:span><text:span text:style-name="T9">. </text:span><text:span text:style-name="T17">They made efforts for this research centre to be respected by government research farms, like Rothampstead, and to be taken seriously rather than simply a promotional vehicle for ICI products. </text:span><text:span text:style-name="T9">This was part of a successful, long term plan to sell direct to </text:span><text:span text:style-name="T13">the users of their chemicals</text:span><text:span text:style-name="T9">, </text:span><text:span text:style-name="T13">farmers,</text:span><text:span text:style-name="T9"> rather than go through corn merchants, who ICI could not rely upon to always promote their products above others.</text:span><text:span text:style-name="T9"><text:note text:id="ftn10" text:note-class="footnote"><text:note-citation>10</text:note-citation><text:note-body><text:p text:style-name="P33">Reader, <text:s/><text:span text:style-name="T93">p103-106</text:span></text:p></text:note-body></text:note></text:span><text:span text:style-name="T9"> </text:span><text:span text:style-name="T13">This attention to users is perhaps surprising for a chemical company who were used to dealing with cartels and bulk sales to industry, rather than consumer products, but positioning themselves in this way gave them access to and understanding of a variety of farm practices that would lead to the development of products that addressed specific problems and needs of farmers. By demonstrating the practical use and real results their agricultural advisors could generate a demand for ICI's reliable, high quality products. </text:span></text:p>
      <text:p text:style-name="P3"/>
      <text:p text:style-name="P17"><text:span text:style-name="T9">G</text:span><text:span text:style-name="T6">rass feeding and silage were areas that ICI had been very active in since the 1930s, when they were building up their fertiliser sales, </text:span><text:span text:style-name="T50">and developing a network to sell</text:span><text:span text:style-name="T6"> direct to farmers. </text:span><text:span text:style-name="T50">ICI</text:span><text:span text:style-name="T6"> work</text:span><text:span text:style-name="T50">ed</text:span><text:span text:style-name="T6"> out methods using caustic soda </text:span><text:span text:style-name="T61">(manufactured by ICI)</text:span><text:span text:style-name="T6"> to break down straw, </text:span><text:span text:style-name="T50">creating a</text:span><text:span text:style-name="T6"> starchy feed </text:span><text:span text:style-name="T50">that could </text:span><text:span text:style-name="T6">supplem</text:span><text:span text:style-name="T17">ent</text:span><text:span text:style-name="T6"> </text:span><text:span text:style-name="T50">a diet of </text:span><text:span text:style-name="T6">dried grass </text:span><text:span text:style-name="T61">for cattle</text:span><text:span text:style-name="T6">. </text:span><text:span text:style-name="T50">The company also cultivated contacts in government, which enhanced the visibility of their research and </text:span><text:span text:style-name="T6">lobb</text:span><text:span text:style-name="T50">ied</text:span><text:span text:style-name="T6"> the Ministry of Agriculture </text:span><text:span text:style-name="T7">to promote their progressive, </text:span><text:span text:style-name="T10">intensive</text:span><text:span text:style-name="T7"> methods (dependent on ICI chemicals) to farmers more widely</text:span><text:span text:style-name="T6">.</text:span><text:span text:style-name="T6"><text:note text:id="ftn11" text:note-class="footnote"><text:note-citation>11</text:note-citation><text:note-body><text:p text:style-name="P32">Reader, p282-285.</text:p></text:note-body></text:note></text:span><text:span text:style-name="T6"> </text:span></text:p>
      <text:p text:style-name="P4"/>
      <text:p text:style-name="P161"><text:span text:style-name="T12">In 1937, ICI joined forces with Cooper McDougal and Robinson, a chemical company who had expertise in crop protection, that is to say pesticides and herbicides. This </text:span><text:span text:style-name="T61">complemented ICI's crop production business and gave more scope for the chemicals synthesised in their research groups to be applied. The</text:span><text:span text:style-name="T12"> joint venture was an attempt to prevent intellectual and sales territories being encroached and allow networks of contacts to be taken advantage of. The resulting subsidiary company was called Plant Protection Limited and was based at ICI's farm Jealott's Hill. This means that w</text:span><text:span text:style-name="T3">hen intense work started on the </text:span><text:span text:style-name="T5">ammonium </text:span><text:span text:style-name="T3">quaternary salts that would yield paraquat and the closely related diquat, Plant Protection Limited was jointly owned by ICI and Cooper McDougal and Robinson but changes would take place before any products reached the market.</text:span><text:span text:style-name="T3"><text:note text:id="ftn12" text:note-class="footnote"><text:note-citation>12</text:note-citation><text:note-body><text:p text:style-name="P122"/></text:note-body></text:note></text:span><text:span text:style-name="T3"> </text:span></text:p>
      <text:p text:style-name="P4"/>
      <text:p text:style-name="P16"><text:soft-page-break/><text:span text:style-name="T12">The other divisions that </text:span><text:span text:style-name="T17">should be</text:span><text:span text:style-name="T12"> introduced before going further are ICI's Dyestuffs, and General Chemica</text:span><text:span text:style-name="T14">l</text:span><text:span text:style-name="T12">s, </text:span><text:span text:style-name="T3">respectively based in Blackley in Lancashire and at Runcorn in Cheshire. </text:span><text:span text:style-name="T12">Dyestuffs</text:span><text:span text:style-name="T3"> </text:span><text:span text:style-name="T12">was ICI's main organic chemistry section, where new chemicals were synthesised. <text:s/></text:span><text:span text:style-name="T18">T</text:span><text:span text:style-name="T12">his </text:span><text:span text:style-name="T18">was a </text:span><text:span text:style-name="T12">dynamic research division, </text:span><text:span text:style-name="T18">with a high proportion of its members fresh out of university, enthusiastic, creative and skilled in modern chemical techniques, who were under the guidance, </text:span><text:span text:style-name="T19">and at times, protection,</text:span><text:span text:style-name="T18"> of an experienced and market savvy management</text:span><text:span text:style-name="T14">.</text:span><text:span text:style-name="T14"><text:note text:id="ftn13" text:note-class="footnote"><text:note-citation>13</text:note-citation><text:note-body><text:p text:style-name="P35"><text:span text:style-name="T99">Quirke, 2005 “Making British Cortisone” <text:s/></text:span><text:span text:style-name="T100">I Stud. Hist. Phil. Biol. &amp; Biomed. Sci. 36 (2005) 645-674 </text:span></text:p></text:note-body></text:note></text:span><text:span text:style-name="T14"> </text:span><text:span text:style-name="T17">When newly synthesised chemicals were screened, if they showed pesticidal activity they</text:span><text:span text:style-name="T12"> </text:span><text:span text:style-name="T3">were sent for field testing and development at the Plant Protection facilities. The geographic separation of chemists from the biologists and agriculturalists </text:span><text:span text:style-name="T14">no doubt </text:span><text:span text:style-name="T3">slowed exchanges and in 1954 a team of five chemists, including William Boon, moved south to be permanently based at Jealott's Hill.</text:span><text:span text:style-name="T3"><text:note text:id="ftn14" text:note-class="footnote"><text:note-citation>14</text:note-citation><text:note-body><text:p text:style-name="P36">Jealott's Hill 50 Years</text:p></text:note-body></text:note></text:span><text:span text:style-name="T3"> </text:span><text:span text:style-name="T17">Th</text:span><text:span text:style-name="T19">is was not the only movement of chemists from the</text:span><text:span text:style-name="T17"> Dyestuffs group; </text:span><text:span text:style-name="T19">at about this same time the Pharmaceutical Division were preparing to fledge having been set up within the group </text:span><text:span text:style-name="T18">in 1944. </text:span><text:span text:style-name="T21">It </text:span><text:span text:style-name="T18">had been gaining strength, </text:span><text:span text:style-name="T19">but remain</text:span><text:span text:style-name="T21">ed</text:span><text:span text:style-name="T19"> under the control of Dyestuffs </text:span><text:span text:style-name="T18">until 1957 </text:span><text:span text:style-name="T19">when it </text:span><text:span text:style-name="T18">mov</text:span><text:span text:style-name="T19">ed</text:span><text:span text:style-name="T18"> to the newly created Alderley Park site.</text:span><text:span text:style-name="T18"><text:note text:id="ftn15" text:note-class="footnote"><text:note-citation>15</text:note-citation><text:note-body><text:p text:style-name="P34">Quirke 2005, p150.</text:p></text:note-body></text:note></text:span><text:span text:style-name="T18"> </text:span><text:span text:style-name="T3">Perhaps </text:span><text:span text:style-name="T20">all the preparations for change in the company, as well as the geographic distance</text:span><text:span text:style-name="T3"> </text:span><text:span text:style-name="T20">between synthetic chemists and farm testing, </text:span><text:span text:style-name="T3">contributed to the delay between the discovery of herbicidal action, and the development of commercial products.</text:span><text:span text:style-name="T21"> </text:span><text:span text:style-name="T21"><office:annotation><dc:creator>Unknown Author</dc:creator><dc:date>2014-02-10T09:54:35</dc:date><text:p><text:span text:style-name="T152">Or maybe development was on hold while the 1958 market survey mentioned earlier was in progress? Perhaps the Catalyst archives will help here.</text:span></text:p></office:annotation></text:span><text:span text:style-name="T3"> </text:span></text:p>
      <text:p text:style-name="P12"/>
      <text:p text:style-name="P2"><text:span text:style-name="T85">Introduce </text:span>General Chemicals, or Mond division <text:span text:style-name="T85">so that when they are mentioned later re. Bradbury it makes more sense. </text:span><text:s/></text:p>
      <text:p text:style-name="P12"/>
      <text:p text:style-name="Standard"><text:span text:style-name="T3">In 1959, the year that the first 50lb batch paraquat was made, it was evident that the crop protection business was losing money and became the subject of a restructure. Plant Protection became wholly owned by ICI, who had been taking the largest burden of subsidising the business. Redundancies followed, with most of the cuts at Fernhurst, though Jealott's Hill also felt the effect, resulting in a certain amount of bitterness and disruption.</text:span><text:span text:style-name="T3"><text:note text:id="ftn16" text:note-class="footnote"><text:note-citation>16</text:note-citation><text:note-body><text:p text:style-name="P63">Jealott's Hill <text:span text:style-name="T122">Fifty years of Agricultural Research 1928 – 1978, (1978) ed. FC Peacock, p8.</text:span></text:p></text:note-body></text:note></text:span></text:p>
      <text:p text:style-name="P12"/>
      <text:p text:style-name="P21"><text:span text:style-name="T3">That commercial paraquat products reached the market as fast as they did in 1962 shows the commitment of those involved to overcome this transitionary and potentially disruptive period, though stemming the drain of money and generating income must have been strong motivators. That first 50lb batch cost £50 000 and for the development of the herbicide to go ahead, a much more economic method had to be found.</text:span><text:span text:style-name="T3"><text:note text:id="ftn17" text:note-class="footnote"><text:note-citation>17</text:note-citation><text:note-body><text:p text:style-name="P64">Kennedy, p146</text:p></text:note-body></text:note></text:span><text:span text:style-name="T3"> Bradbury describes Plant Protection as able to call directly on Mond for help to make paraquat, although he </text:span><text:span text:style-name="T62">does not</text:span><text:span text:style-name="T3"> say why they didn't do this for diquat, which although no-one at PPL could formally direct research to be carried out elsewhere, </text:span><text:span text:style-name="T20">diquat </text:span><text:span text:style-name="T3">was apparently such a beguiling chemical problems that the</text:span><text:span text:style-name="T20"> </text:span><text:span text:style-name="T3">project </text:span><text:span text:style-name="T20">was </text:span><text:span text:style-name="T3">researched at multiple international locations.</text:span><text:span text:style-name="T3"><text:note text:id="ftn18" text:note-class="footnote"><text:note-citation>18</text:note-citation><text:note-body><text:p text:style-name="P65">Bradbury <text:span text:style-name="T79">et al </text:span></text:p></text:note-body></text:note></text:span><text:span text:style-name="T3"> Paraquat was different as researchers and engineers at one organisation and location, Mond, built a pioneer plant in 1961 and crudely produced enough paraquat for field testing. New, more efficient pathways and processes were worked out there for a second plant in1962 and a third generation plant in 1968 (?), with FR Bradbury, CW Suckling and MB Green being mentioned as important in paraquat's commercial development.</text:span><text:span text:style-name="T3"><text:note text:id="ftn19" text:note-class="footnote"><text:note-citation>19</text:note-citation><text:note-body><text:p text:style-name="P66">Wain, 1994, p140</text:p></text:note-body></text:note></text:span><text:span text:style-name="T3"><office:annotation><dc:creator>Unknown Author</dc:creator><dc:date>2014-01-31T14:43:21</dc:date><text:p><text:span text:style-name="T151">**Maybe the other Bradbury article on processes will say something more about why these diquat and paraquat dev paths were separated in this way, from Kennedy book I got the impression they were linked**</text:span></text:p></office:annotation></text:span><text:span text:style-name="T3">The financially viable process was also </text:span><text:span text:style-name="T62">“so complex that it assured a virtual monopoly of manufacture”</text:span><text:span text:style-name="T3">.</text:span><text:span text:style-name="T3"><text:note text:id="ftn20" text:note-class="footnote"><text:note-citation>20</text:note-citation><text:note-body><text:p text:style-name="P67">Kennedy, p146</text:p></text:note-body></text:note></text:span><text:span text:style-name="T3"> </text:span><text:span text:style-name="T3"><office:annotation><dc:creator>Unknown Author</dc:creator><dc:date>2014-01-31T14:43:33</dc:date><text:p><text:span text:style-name="T151">**find patent details to back this up**</text:span></text:p></office:annotation></text:span></text:p>
      <text:p text:style-name="P12"/>
      <text:p text:style-name="Standard"><text:span text:style-name="T3">Th</text:span><text:span text:style-name="T50">e</text:span><text:span text:style-name="T3"> </text:span><text:span text:style-name="T50">timeline</text:span><text:span text:style-name="T3"> of paraquat </text:span><text:span text:style-name="T62">development</text:span><text:span text:style-name="T3"> </text:span><text:span text:style-name="T22">(Table 1)</text:span><text:span text:style-name="T3"> shows that it was very early on in trials that the company started to widely promote paraquat as Gramoxone, with promotional stories appearing in </text:span><text:soft-page-break/><text:span text:style-name="T3">agricultural news from August 1962,</text:span><text:span text:style-name="T3"><text:note text:id="ftn21" text:note-class="footnote"><text:note-citation>21</text:note-citation><text:note-body><text:p text:style-name="P68">“Improved Type of Weed Killer” The Times, 23.08.62, p10.; “Farewell to the plough” Daily Mail, 29.08.62</text:p></text:note-body></text:note></text:span><text:span text:style-name="T3"> and that even Weedol was on the market in 1965 before an efficient manufacturing method was fully in their grasp. They must have been very confident that there was enough demand for their products, or that the demand could be generated, to go ahead product with development and to continue investing in improving the manufacturing process.</text:span></text:p>
      <text:p text:style-name="P12"/>
      <table:table table:name="ICItimeline" table:style-name="ICItimeline">
        <table:table-column table:style-name="ICItimeline.A"/>
        <table:table-column table:style-name="ICItimeline.B"/>
        <table:table-column table:style-name="ICItimeline.C"/>
        <table:table-header-rows>
          <table:table-row>
            <table:table-cell table:style-name="ICItimeline.A1" office:value-type="string">
              <text:p text:style-name="P46">Date</text:p>
            </table:table-cell>
            <table:table-cell table:style-name="ICItimeline.A1" office:value-type="string">
              <text:p text:style-name="P47">ICI Activity</text:p>
            </table:table-cell>
            <table:table-cell table:style-name="ICItimeline.C1" office:value-type="string">
              <text:p text:style-name="P48">Paraquat Event</text:p>
            </table:table-cell>
          </table:table-row>
        </table:table-header-rows>
        <table:table-row>
          <table:table-cell table:style-name="ICItimeline.A2" office:value-type="string">
            <text:p text:style-name="P55">1883</text:p>
          </table:table-cell>
          <table:table-cell table:style-name="ICItimeline.A2" office:value-type="string">
            <text:p text:style-name="P49"/>
          </table:table-cell>
          <table:table-cell table:style-name="ICItimeline.C2" office:value-type="string">
            <text:p text:style-name="P55">Paraquat first synthesised, used as redox indicator (not ICI)</text:p>
          </table:table-cell>
        </table:table-row>
        <table:table-row>
          <table:table-cell table:style-name="ICItimeline.A2" office:value-type="string">
            <text:p text:style-name="P49">1927</text:p>
          </table:table-cell>
          <table:table-cell table:style-name="ICItimeline.A2" office:value-type="string">
            <text:p text:style-name="P49"><text:span text:style-name="T95">ICI b</text:span>ought Jealott's Hill <text:span text:style-name="T95">farm</text:span>, set up propaganda unit</text:p>
          </table:table-cell>
          <table:table-cell table:style-name="ICItimeline.C2" office:value-type="string">
            <text:p text:style-name="P49"/>
          </table:table-cell>
        </table:table-row>
        <table:table-row>
          <table:table-cell table:style-name="ICItimeline.A2" office:value-type="string">
            <text:p text:style-name="P49">1937</text:p>
          </table:table-cell>
          <table:table-cell table:style-name="ICItimeline.A2" office:value-type="string">
            <text:p text:style-name="P49">Formed Plant Protection Limited with Cooper McDougal and Robinson</text:p>
          </table:table-cell>
          <table:table-cell table:style-name="ICItimeline.C2" office:value-type="string">
            <text:p text:style-name="P49"/>
          </table:table-cell>
        </table:table-row>
        <table:table-row>
          <table:table-cell table:style-name="ICItimeline.A2" office:value-type="string">
            <text:p text:style-name="P49">1947</text:p>
          </table:table-cell>
          <table:table-cell table:style-name="ICItimeline.A2" office:value-type="string">
            <text:p text:style-name="P51">Fernhurst bought as new PPL site</text:p>
          </table:table-cell>
          <table:table-cell table:style-name="ICItimeline.C2" office:value-type="string">
            <text:p text:style-name="P50">Herbicidal activity discovered <text:span text:style-name="T104">at ICI</text:span></text:p>
          </table:table-cell>
        </table:table-row>
        <table:table-row>
          <table:table-cell table:style-name="ICItimeline.A2" office:value-type="string">
            <text:p text:style-name="P49">1954</text:p>
          </table:table-cell>
          <table:table-cell table:style-name="ICItimeline.A2" office:value-type="string">
            <text:p text:style-name="P49"/>
          </table:table-cell>
          <table:table-cell table:style-name="ICItimeline.C2" office:value-type="string">
            <text:p text:style-name="P49">Boon and others moved from Dyestuffs at Blackley to Jealott's Hill</text:p>
          </table:table-cell>
        </table:table-row>
        <table:table-row>
          <table:table-cell table:style-name="ICItimeline.A2" office:value-type="string">
            <text:p text:style-name="P52">1957</text:p>
          </table:table-cell>
          <table:table-cell table:style-name="ICItimeline.A2" office:value-type="string">
            <text:p text:style-name="P52">Alderley Park opens and Pharmaceutical Division moves there, independent</text:p>
          </table:table-cell>
          <table:table-cell table:style-name="ICItimeline.C2" office:value-type="string">
            <text:p text:style-name="P52"/>
          </table:table-cell>
        </table:table-row>
        <table:table-row>
          <table:table-cell table:style-name="ICItimeline.A2" office:value-type="string">
            <text:p text:style-name="P49">1959</text:p>
          </table:table-cell>
          <table:table-cell table:style-name="ICItimeline.A2" office:value-type="string">
            <text:p text:style-name="P51">PPL losing money, became wholly owned by ICI, restructure of PPL</text:p>
          </table:table-cell>
          <table:table-cell table:style-name="ICItimeline.C2" office:value-type="string">
            <text:p text:style-name="P49"/>
          </table:table-cell>
        </table:table-row>
        <table:table-row>
          <table:table-cell table:style-name="ICItimeline.A2" office:value-type="string">
            <text:p text:style-name="P49">1961</text:p>
          </table:table-cell>
          <table:table-cell table:style-name="ICItimeline.A2" office:value-type="string">
            <text:p text:style-name="P49"/>
          </table:table-cell>
          <table:table-cell table:style-name="ICItimeline.C2" office:value-type="string">
            <text:p text:style-name="P49">Paraquat pioneer production plant</text:p>
          </table:table-cell>
        </table:table-row>
        <table:table-row>
          <table:table-cell table:style-name="ICItimeline.A2" office:value-type="string">
            <text:p text:style-name="P49">1962</text:p>
          </table:table-cell>
          <table:table-cell table:style-name="ICItimeline.A2" office:value-type="string">
            <text:p text:style-name="P49"/>
          </table:table-cell>
          <table:table-cell table:style-name="ICItimeline.C2" office:value-type="string">
            <text:p text:style-name="P49">Second production plant for paraquat, Gramoxone enter<text:span text:style-name="T123">s</text:span> agricultural market</text:p>
          </table:table-cell>
        </table:table-row>
        <table:table-row>
          <table:table-cell table:style-name="ICItimeline.A2" office:value-type="string">
            <text:p text:style-name="P49">1965</text:p>
          </table:table-cell>
          <table:table-cell table:style-name="ICItimeline.A2" office:value-type="string">
            <text:p text:style-name="P49"/>
          </table:table-cell>
          <table:table-cell table:style-name="ICItimeline.C2" office:value-type="string">
            <text:p text:style-name="P49">Weedol enters domestic market</text:p>
          </table:table-cell>
        </table:table-row>
        <table:table-row>
          <table:table-cell table:style-name="ICItimeline.A2" office:value-type="string">
            <text:p text:style-name="P49">1966</text:p>
          </table:table-cell>
          <table:table-cell table:style-name="ICItimeline.A2" office:value-type="string">
            <text:p text:style-name="P49"/>
          </table:table-cell>
          <table:table-cell table:style-name="ICItimeline.C2" office:value-type="string">
            <text:p text:style-name="P49">First paraquat related deaths recorded</text:p>
          </table:table-cell>
        </table:table-row>
        <table:table-row>
          <table:table-cell table:style-name="ICItimeline.A2" office:value-type="string">
            <text:p text:style-name="P53">1967</text:p>
          </table:table-cell>
          <table:table-cell table:style-name="ICItimeline.A2" office:value-type="string">
            <text:p text:style-name="P53"/>
          </table:table-cell>
          <table:table-cell table:style-name="ICItimeline.C2" office:value-type="string">
            <text:p text:style-name="P53">PPL gains Queens Award for export activities, mainly due to paraquat </text:p>
          </table:table-cell>
        </table:table-row>
        <table:table-row>
          <table:table-cell table:style-name="ICItimeline.A2" office:value-type="string">
            <text:p text:style-name="P49">1968</text:p>
          </table:table-cell>
          <table:table-cell table:style-name="ICItimeline.A2" office:value-type="string">
            <text:p text:style-name="P49"/>
          </table:table-cell>
          <table:table-cell table:style-name="ICItimeline.C2" office:value-type="string">
            <text:p text:style-name="P49">Improved production plant, <text:span text:style-name="T96">1st</text:span> paraquat deaths reported in <text:span text:style-name="T123">mainstream media,</text:span> <text:span text:style-name="T105">added to Poisons List</text:span></text:p>
          </table:table-cell>
        </table:table-row>
        <table:table-row>
          <table:table-cell table:style-name="ICItimeline.A2" office:value-type="string">
            <text:p text:style-name="P53">1973</text:p>
          </table:table-cell>
          <table:table-cell table:style-name="ICItimeline.A2" office:value-type="string">
            <text:p text:style-name="P53"/>
          </table:table-cell>
          <table:table-cell table:style-name="ICItimeline.C2" office:value-type="string">
            <text:p text:style-name="P53">Patent expires, <text:span text:style-name="T105">but ICI remain only producer in UK</text:span></text:p>
          </table:table-cell>
        </table:table-row>
        <table:table-row>
          <table:table-cell table:style-name="ICItimeline.A2" office:value-type="string">
            <text:p text:style-name="P53">1974 </text:p>
          </table:table-cell>
          <table:table-cell table:style-name="ICItimeline.A2" office:value-type="string">
            <text:p text:style-name="P53"/>
          </table:table-cell>
          <table:table-cell table:style-name="ICItimeline.C2" office:value-type="string">
            <text:p text:style-name="P53"><text:span text:style-name="T123">Stricter rules for poisons sales, </text:span>Stenching agent added to Gramoxone</text:p>
          </table:table-cell>
        </table:table-row>
        <table:table-row>
          <table:table-cell table:style-name="ICItimeline.A2" office:value-type="string">
            <text:p text:style-name="P54">1975</text:p>
          </table:table-cell>
          <table:table-cell table:style-name="ICItimeline.A2" office:value-type="string">
            <text:p text:style-name="P54"/>
          </table:table-cell>
          <table:table-cell table:style-name="ICItimeline.C2" office:value-type="string">
            <text:p text:style-name="P54">Weedol formula changed to include diquat, reducing the paraquat content.</text:p>
          </table:table-cell>
        </table:table-row>
      </table:table>
      <text:p text:style-name="Table">Table <text:sequence text:ref-name="refTable0" text:name="Table" text:formula="ooow:Table+1" style:num-format="1">1</text:sequence>: Timeline of relevant company activities and key events in paraquat's development<office:annotation><dc:creator>Unknown Author</dc:creator><dc:date>2014-02-13T17:39:32</dc:date><text:list text:continue-numbering="true" text:style-name=""><text:list-item><text:p text:style-name="P178"><text:span text:style-name="T152">Am not sure whether I will keep the ICI section of this, was for helping thinking about why there might have been delays in devt.</text:span></text:p></text:list-item></text:list></office:annotation></text:p>
      <text:p text:style-name="P12"/>
      <text:p text:style-name="P20"><text:span text:style-name="T3">In paraquat's properties Boon saw the potential for, and with the teams of researchers at Plant Protection developed not just a herbicide, but completely new systems of arable farming and pasture regeneration.</text:span><text:span text:style-name="T3"><text:note text:id="ftn22" text:note-class="footnote"><text:note-citation>22</text:note-citation><text:note-body><text:p text:style-name="P127">Wain, p.139</text:p></text:note-body></text:note></text:span><text:span text:style-name="T3"> </text:span><text:span text:style-name="T7">Doubtless </text:span><text:span text:style-name="T6">Boon </text:span><text:span text:style-name="T7">was an extremely clever individual, who unquestionably </text:span><text:soft-page-break/><text:span text:style-name="T7">made important contributions to a wide range of chemical applications </text:span><text:span text:style-name="T20">but t</text:span><text:span text:style-name="T16">hese new systems didn't spring from nowhere. The generation of </text:span><text:span text:style-name="T7">a totally new </text:span><text:span text:style-name="T16">farming </text:span><text:span text:style-name="T7">method </text:span><text:span text:style-name="T16">makes more sense</text:span><text:span text:style-name="T7"> when considered in terms of the company milieux; </text:span><text:span text:style-name="T6">in a company environment that had a </text:span><text:span text:style-name="T7">strong practical and political base in agricultural chemicals, where test farms provided data and specialist consultants were available to discuss existing practices and perceived needs. </text:span></text:p>
      <text:p text:style-name="P5"/>
      <text:p text:style-name="P162"><text:span text:style-name="T3">Boon thought a herbicide that left a mulch of dead vegetation on the surface could help retain moisture and protect the soil from wind, both would prevent soil erosion.</text:span><text:span text:style-name="T3"><text:note text:id="ftn23" text:note-class="footnote"><text:note-citation>23</text:note-citation><text:note-body><text:p text:style-name="P69">Kennedy, <text:span text:style-name="T105">p146</text:span></text:p></text:note-body></text:note></text:span><text:span text:style-name="T3"> Soil erosion might not have been of concern to many British farmers, but </text:span><text:span text:style-name="T62">ICI were a global company and accordingly paid </text:span><text:span text:style-name="T3">attention to </text:span><text:span text:style-name="T62">articulating the</text:span><text:span text:style-name="T3"> benefits could help enhance sales </text:span><text:span text:style-name="T62">in areas where farmers did face this problem</text:span><text:span text:style-name="T3">.</text:span><text:span text:style-name="T3"><text:note text:id="ftn24" text:note-class="footnote"><text:note-citation>24</text:note-citation><text:note-body><text:p text:style-name="P70">ICI success at Moscow fair 19.05.64, The Times, p18; SOS from Russia, <text:span text:style-name="T135">26.05.64, The Daily Mail p2.</text:span></text:p></text:note-body></text:note></text:span><text:span text:style-name="T3"> </text:span><text:span text:style-name="T3"><office:annotation><dc:creator>Unknown Author</dc:creator><dc:date>2014-01-30T16:56:27</dc:date><text:p><text:span text:style-name="T151">Viviane wonders about the impact of the Cold War on this market, also Dollar Shortage. </text:span></text:p></office:annotation></text:span><text:span text:style-name="T3"> The potential to avoid or reduce ploughing</text:span><text:span text:style-name="T3"><office:annotation><dc:creator>Unknown Author</dc:creator><dc:date>2014-01-30T16:56:01</dc:date><text:p><text:span text:style-name="T151">Viviane suggests talking about need/demand here</text:span></text:p></office:annotation></text:span><text:span text:style-name="T82"> </text:span><text:span text:style-name="T3">was the concept behind ICI's promises that paraquat would revolutionise farming, although the chemical plough idea only started to be fully tested from 1962, the year it became generally available to agriculturalists and horticulturalists. These new methods of using a weedkiller were not fully articulated or tested when Gramoxone was launched, but this extra layer of value or uses beyond </text:span><text:span text:style-name="T20">just very </text:span><text:span text:style-name="T3">effective weed control was a promise that ICI proclaimed from paraquat's launch.</text:span><text:span text:style-name="T3"><text:note text:id="ftn25" text:note-class="footnote"><text:note-citation>25</text:note-citation><text:note-body><text:p text:style-name="P71">Improved Type of Weed Killer, The Times, p 10, 23.08.62; Farewell to the plough, Winter, J., Daily Mail 29.08.62</text:p></text:note-body></text:note></text:span><text:span text:style-name="T3"> In this way, these early agricultural users were experimental users, as the best methods of using the chemical were worked out in different scenarios. Researchers, engineers and farmers spent the following eight years developing machinery to allow seeds to be planted with minimal ploughing.</text:span><text:span text:style-name="T3"><text:note text:id="ftn26" text:note-class="footnote"><text:note-citation>26</text:note-citation><text:note-body><text:p text:style-name="P72">Jealott's Hill; <text:s/><text:span text:style-name="T3">How I transformed my pasture without the plough and got a higher milk yield, The Times, farming supplement p.ii, 07.12.64 and How I turned a problem field into productive pasture, The Times, farming supplement p.v 07.07.64</text:span></text:p></text:note-body></text:note></text:span><text:span text:style-name="T3"> </text:span></text:p>
      <text:p text:style-name="P12"/>
      <text:p text:style-name="P22"><text:span text:style-name="T3">Despite hyperbolic stories in the press </text:span><text:span text:style-name="T22">(no doubt triggered by a similarly worded ICI press release)</text:span><text:span text:style-name="T3"> about farms being deserted thanks to the chemical plough,</text:span><text:span text:style-name="T3"><text:note text:id="ftn27" text:note-class="footnote"><text:note-citation>27</text:note-citation><text:note-body><text:p text:style-name="P73">Where have all the workers gone? P. Bullen, Daily Mail, 22.04.66</text:p></text:note-body></text:note></text:span><text:span text:style-name="T3"> the direct drilling method was slow to be adopted, possibly because of the need for new expensive (and not fully reliable) equipment that could plant seed directly into the ground.</text:span><text:span text:style-name="T3"><text:note text:id="ftn28" text:note-class="footnote"><text:note-citation>28</text:note-citation><text:note-body><text:p text:style-name="P74">Jealott's Hill</text:p></text:note-body></text:note></text:span><text:span text:style-name="T3"> </text:span><text:span text:style-name="T23">It could also point to a mismatch between the needs ICI perceived and the actual needs of the majority of farmers. </text:span><text:span text:style-name="T22">This ambitious </text:span><text:span text:style-name="T23">revolution depended on equipment which most farmers didn't have, and wouldn't be persuaded to buy while the results were not guaranteed. </text:span><text:span text:style-name="T62">The oil crisis of 1973-74 gave ICI an unexpected angle for promoting direct drilling when they calculated that it could </text:span><text:span text:style-name="T64">reduce </text:span><text:span text:style-name="T62">fuel </text:span><text:span text:style-name="T64">used by farmers</text:span><text:span text:style-name="T62">.</text:span><text:span text:style-name="T62"><text:note text:id="ftn98" text:note-class="footnote"><text:note-citation>29</text:note-citation><text:note-body><text:p text:style-name="Footnote">“<text:span text:style-name="T135">Higher fuel costs bring incrase in direct drilling by farmers”, The Times, 08.04.74, p16.</text:span></text:p></text:note-body></text:note></text:span><text:span text:style-name="T62"> </text:span></text:p>
      <text:p text:style-name="P6"/>
      <text:p text:style-name="P13">Paraquat safety</text:p>
      <text:p text:style-name="Standard"/>
      <text:p text:style-name="P29"><office:annotation office:name="__Fieldmark__2227_1291120843"><dc:creator>Unknown Author</dc:creator><dc:date>2014-02-13T17:33:53</dc:date><text:list text:continue-numbering="true" text:style-name=""><text:list-item><text:p>This is perhaps more of a concluding statement. </text:p></text:list-item></text:list></office:annotation><text:span text:style-name="T23">Paraquat was certainly extremely effective at killing plants </text:span><text:span text:style-name="T35">and PPL had worked hard to characterise the mechanism of action of plant death</text:span><text:span text:style-name="T23">. </text:span><text:span text:style-name="T36">However, it seems that the animal investigations PPL carried out were not clinically thorough enough to highlight the likely effect on humans, and all bodies involved made a reasonable judgement that all users would follow the instructions provided. </text:span><office:annotation-end office:name="__Fieldmark__2227_1291120843"/></text:p>
      <text:p text:style-name="P29"><text:span text:style-name="T34"/></text:p>
      <text:p text:style-name="P149">Gramoxone <text:span text:style-name="T136">was marketed from 1962 to agricultural users. It </text:span>had a concentration of paraquat at 20%. The herbicide arrived with users as a brown liquid <text:span text:style-name="T136">which they diluted. A</text:span>mong the warnings about avoiding contact with skin and eyes, there were instructions that it should not be repacked from the original containers.<text:note text:id="ftn95" text:note-class="footnote"><text:note-citation>30</text:note-citation><text:note-body><text:p text:style-name="P125">Gramoxone W label</text:p></text:note-body></text:note> <text:span text:style-name="T137">PPL had decided that to offer home gardeners this weedkiller, and to diversify their market, they should provide a differently formulated product in order that the risks </text:span><text:soft-page-break/><text:span text:style-name="T137">involved in storing a strong concentrate in the domestic environment were avoided. Weedol was the result, containing 5% paraquat and with a potentially user friendly name than Gramoxone</text:span><text:span text:style-name="T137"><office:annotation><dc:creator>Unknown Author</dc:creator><dc:date>2014-01-31T10:59:43</dc:date><text:p><text:span text:style-name="T151">*What do the names Gramoxone, and Gramanol, communicate to ag/ind users?**</text:span></text:p></office:annotation></text:span><text:span text:style-name="T137">. This descriptive name was confusingly similar to Fison's long acting, total weedkiller based on simazine which had been on the market since 1959, Weedex.</text:span><text:span text:style-name="T137"><text:note text:id="ftn34" text:note-class="footnote"><text:note-citation>31</text:note-citation><text:note-body><text:p text:style-name="P76">'...and in the Toolshed' A Correspondent, The Times, 23.04.66, p13; <text:s/>'Know your Killers!' MacKinnon, CA, The Daily Mail, 06.05.67, p9,</text:p></text:note-body></text:note></text:span><text:span text:style-name="T137"> Weedol was promoted to domestic users from 1965.</text:span></text:p>
      <text:p text:style-name="P148"/>
      <text:p text:style-name="P164"><text:span text:style-name="T66">A reason for the different concentrations was that p</text:span><text:span text:style-name="T35">araquat</text:span><text:span text:style-name="T23"> </text:span><text:span text:style-name="T35">is</text:span><text:span text:style-name="T23"> very corrosive. Plant Protection </text:span><text:span text:style-name="T64">sold </text:span><text:span text:style-name="T32">Gramoxone</text:span><text:span text:style-name="T23"> in glass or polythene bottles that could withstand containing such a chemical.</text:span><text:span text:style-name="T23"><text:note text:id="ftn30" text:note-class="footnote"><text:note-citation>32</text:note-citation><text:note-body><text:p text:style-name="P40">Gramoxone Data Sheet, SC 1174, 3 pages.</text:p></text:note-body></text:note></text:span><text:span text:style-name="T23"> </text:span><text:span text:style-name="T63">T</text:span><text:span text:style-name="T23">he Advisory Committee on Poisonous Substances Used in Agriculture and Food Storage </text:span><text:span text:style-name="T63">were content that this would not be a serious problem for agricultural users, who were expected to follow the instructions to immediately wash off splashes of concentrate, and to avoid prolonged contact with the dilute solution.</text:span><text:span text:style-name="T63"><text:note text:id="ftn99" text:note-class="footnote"><text:note-citation>33</text:note-citation><text:note-body><text:p text:style-name="Footnote"/></text:note-body></text:note></text:span><text:span text:style-name="T63"> </text:span><text:span text:style-name="T64">They were apprehensive about </text:span><text:span text:style-name="T67">PPL's</text:span><text:span text:style-name="T64"> plans for a less concentrated liquid formulation for home use, concerned that these users would not be as experienced with handling chemicals and could be harmed by the corrosive substance, </text:span><text:span text:style-name="T65">even this lower concentration version</text:span><text:span text:style-name="T64">. They directed the company to look at alternative preparations, and </text:span><text:span text:style-name="T67">PPL</text:span><text:span text:style-name="T64"> continued work on developing a solid, granular version that domestic users could dissolve and apply more safely. </text:span></text:p>
      <text:p text:style-name="P164"><text:span text:style-name="T64"/></text:p>
      <text:p text:style-name="P164"><text:span text:style-name="T63">T</text:span><text:span text:style-name="T23">he </text:span><text:span text:style-name="T64">C</text:span><text:span text:style-name="T63">ommittee</text:span><text:span text:style-name="T23"> were curious about effects when it was ingested. LD50 tests presented by PPL</text:span><text:span text:style-name="T3"> in 1962, on rats </text:span><text:span text:style-name="T23">appeared to show no effect when eaten in small doses, </text:span><text:span text:style-name="T24">but did kill when eaten in large amounts</text:span><text:span text:style-name="T3">.</text:span><text:span text:style-name="T3"><text:note text:id="ftn31" text:note-class="footnote"><text:note-citation>34</text:note-citation><text:note-body><text:p text:style-name="Footnote"/></text:note-body></text:note></text:span><text:span text:style-name="T31"> </text:span><text:span text:style-name="T3">Over time these </text:span><text:span text:style-name="T32">laboratory tests </text:span><text:span text:style-name="T3">were supplemented with observations from real scenarios or investigations triggered by real world questions, such as the </text:span><text:span text:style-name="T35">length of </text:span><text:span text:style-name="T3">time vegetation should be left before animals could eat it. Disruption of finger nail growth and nosebleeds in </text:span><text:span text:style-name="T31">ICI </text:span><text:span text:style-name="T3">staff </text:span><text:span text:style-name="T31">formulating and </text:span><text:span text:style-name="T3">packing the chemical had also been observed, explained away by improving the use of gloves and better ventilation. A variety of possible mechanisms were discussed by the scientists on the committee and Plant Protection representatives, but why animals died and why ICI workers had been affected in that way was not known.</text:span><text:span text:style-name="T3"><text:note text:id="ftn33" text:note-class="footnote"><text:note-citation>35</text:note-citation><text:note-body><text:p text:style-name="P75"><text:span text:style-name="T97">Pl/w, SW 1169, Paraquat SC1174 draft SC1175 <text:s/>Advisory Committee on Poisonous Substances Used in Agriculture and Food Storage</text:span> <text:span text:style-name="T97">2 pages. <text:s/>20.03.62 (IMG_3002 and 3003 in my files)</text:span></text:p></text:note-body></text:note></text:span><text:span text:style-name="T3"> The benefits of the chemical </text:span><text:span text:style-name="T73">were judged</text:span><text:span text:style-name="T3"> to outweigh the potential problems, problems that could be avoided if sensible precautions were taken </text:span><text:span text:style-name="T15">by the </text:span><text:span text:style-name="T37">responsible </text:span><text:span text:style-name="T15">user</text:span><text:span text:style-name="T3">. This stage of development is not remarked on by Bradbury, </text:span><text:span text:style-name="T15">Reader</text:span><text:span text:style-name="T3"> or Kennedy, who focused on the organisational structures and individuals within them. </text:span></text:p>
      <text:p text:style-name="Standard"/>
      <text:p text:style-name="P164"><text:span text:style-name="T34">How did a chemical initially described as “moderately toxic orally” and “mildly irritant to the skin and mucous membranes”</text:span><text:span text:style-name="T34"><text:note text:id="ftn29" text:note-class="footnote"><text:note-citation>36</text:note-citation><text:note-body><text:p text:style-name="P128">First Report on Paraquat, Scientific Subcommittee on Poisonous Substances Used in Agriculture and Food Storage, PS 427 SC 1175, <text:span text:style-name="T108">23.03.62</text:span></text:p></text:note-body></text:note></text:span><text:span text:style-name="T34"> acquire such a sinister reputation? </text:span></text:p>
      <text:p text:style-name="P1"/>
      <text:p text:style-name="P167"><text:span text:style-name="T68">PPL </text:span><text:span text:style-name="T70">were unable to</text:span><text:span text:style-name="T68"> </text:span><text:span text:style-name="T69">accurately </text:span><text:span text:style-name="T68">extrapolate the results of their animal tests and </text:span><text:span text:style-name="T70">predict</text:span><text:span text:style-name="T68"> a fatal reaction in humans. </text:span><text:span text:style-name="T31">Rats were perhaps an unfortunate </text:span><text:span text:style-name="T37">early </text:span><text:span text:style-name="T70">test </text:span><text:span text:style-name="T31">model </text:span><text:span text:style-name="T37">leading to some misjudgements about likely effects,</text:span><text:span text:style-name="T31"> <text:s/></text:span><text:span text:style-name="T138">insert quotation about rats eliminating paraquat, expect the same or better</text:span><text:span text:style-name="T84">.</text:span><text:span text:style-name="T84"><text:note text:id="ftn101" text:note-class="footnote"><text:note-citation>37</text:note-citation><text:note-body><text:p text:style-name="Footnote"/></text:note-body></text:note></text:span><text:span text:style-name="T84"> </text:span><text:span text:style-name="T91">When further studies on treatment for paraquat poisoning were carried out, it</text:span><text:span text:style-name="T31"> became evident that dogs and monkeys had a much more similar </text:span><text:span text:style-name="T37">and applicable </text:span><text:span text:style-name="T31">response.</text:span><text:span text:style-name="T31"><text:note text:id="ftn32" text:note-class="footnote"><text:note-citation>38</text:note-citation><text:note-body><text:p text:style-name="P129">Howard, p13.</text:p></text:note-body></text:note></text:span><text:span text:style-name="T31"> </text:span></text:p>
      <text:p text:style-name="P167"><text:span text:style-name="T31"/></text:p>
      <text:p text:style-name="P167"><text:span text:style-name="T68">The causticity of the product was </text:span><text:span text:style-name="T69">the quality the Committees </text:span><text:span text:style-name="T68">focussed on with respect to effects on the users. The mode of action in plants, being the disruption of photosynthesis, was not an </text:span><text:soft-page-break/><text:span text:style-name="T68">applicable danger to humans. The cytological examinations and the o</text:span><text:span text:style-name="T70">e</text:span><text:span text:style-name="T68">dema which was observed </text:span><text:span text:style-name="T69">in</text:span><text:span text:style-name="T68"> their test animals did not suggest any particularly unusual mode of death. As far as anybody from ICI or the regulatory committees knew, paraquat was an irritant and it could be poisonous, but that until chemical had been used in scenarios, with real and unpredictable users, they could not know for sure what all the effects on people could be. Gramoxone </text:span><text:span text:style-name="T69">and</text:span><text:span text:style-name="T68"> </text:span><text:span text:style-name="T69">Weedol were </text:span><text:span text:style-name="T68">provisionally licenced, and PPL were in regular contact with the ministries and committees while they monitored the use of their herbicide. </text:span><text:span text:style-name="T70">They </text:span><text:span text:style-name="T68">collect</text:span><text:span text:style-name="T70">ed</text:span><text:span text:style-name="T68"> information about all kinds of accidents, whether from skin contact so that sales restrictions and printed warnings could be examined to see how well they worked and if they needed amending. </text:span><text:span text:style-name="T69">F</text:span><text:span text:style-name="T68">rom 1966, news of </text:span><text:span text:style-name="T69">fatal </text:span><text:span text:style-name="T68">accidents </text:span><text:span text:style-name="T70">and suicides</text:span><text:span text:style-name="T68"> </text:span><text:span text:style-name="T69">involving Gramoxone </text:span><text:span text:style-name="T68">started to reach Plant Protection.</text:span><text:span text:style-name="T68"><text:note text:id="ftn46" text:note-class="footnote"><text:note-citation>39</text:note-citation><text:note-body><text:p text:style-name="P86"><text:tab/></text:p></text:note-body></text:note></text:span><text:span text:style-name="T68"> </text:span></text:p>
      <text:p text:style-name="P165"><text:span text:style-name="T3"/></text:p>
      <text:p text:style-name="P168"><text:span text:style-name="T71">Although unwelcome, </text:span><text:span text:style-name="T72">it was not</text:span><text:span text:style-name="T71"> </text:span><text:span text:style-name="T72">un</text:span><text:span text:style-name="T71">expected, </text:span><text:span text:style-name="T72">to those in the chemical industry at least</text:span><text:span text:style-name="T71">. As the director of Fisons expressed on television in 1964 </text:span><text:span text:style-name="T72">as an </text:span><text:span text:style-name="T71">“</text:span><text:span text:style-name="T72">inevitable risk</text:span><text:span text:style-name="T71">”. </text:span><text:span text:style-name="T72">In his discussion about the safety of any new chemical product, he made it clear that chemists were exceedingly careful to produce useful, effective products that could be used safely, but “I bet my bottom dollar that someone is going to misuse it so much that even the safest chemical is going to cause trouble somewhere, sometime.”</text:span><text:span text:style-name="T72"><text:note text:id="ftn36" text:note-class="footnote"><text:note-citation>40</text:note-citation><text:note-body><text:p text:style-name="P130">“Pesticides and Posterity”, <text:span text:style-name="T79">Horizon</text:span>, BBC Television, first aired 30.05.64 (accessed BFI)</text:p></text:note-body></text:note></text:span><text:span text:style-name="T72"> </text:span></text:p>
      <text:p text:style-name="P168"><text:span text:style-name="T72"/></text:p>
      <text:p text:style-name="P170"><text:span text:style-name="T70">A</text:span><text:span text:style-name="T68">wareness of accidental and deliberate poisoning with other weedkillers and more diverse chemicals led to th</text:span><text:span text:style-name="T70">e instruction not to repack Gramoxone</text:span><text:span text:style-name="T68"> in an attempt to avoid their product being involved in a tragic event. </text:span></text:p>
      <text:p text:style-name="P169"><text:span text:style-name="T68"/></text:p>
      <text:p text:style-name="P155"/>
      <text:p text:style-name="P151">“One of our biggest problems is to decide under what conditions a chemical could be regarded as completely safe. ” </text:p>
      <text:p text:style-name="P155"/>
      <text:p text:style-name="P168"><text:span text:style-name="T68"/></text:p>
      <text:p text:style-name="P166"><text:span text:style-name="T68"/></text:p>
      <text:p text:style-name="P12"/>
      <text:p text:style-name="P150">In a report written **for xxx** by Plant Protection about Weedol in 1964, they stated that "there are no particular clinical tests of symptoms applicable to poisoning with this product. In case of gross contamination normal first aid measures should be used."<text:note text:id="ftn35" text:note-class="footnote"><text:note-citation>41</text:note-citation><text:note-body><text:p text:style-name="P77"><text:tab/><text:tab/></text:p></text:note-body></text:note> No <text:span text:style-name="T109">special</text:span> symptoms - symptoms of poisoning were usually provided in tables or list forms in first aid guides and household management manuals. These described what the first aider should look for, such as sleepiness, bottles of household chemical or medicines, <text:span text:style-name="T106">then</text:span> help<text:span text:style-name="T106">ed</text:span> them to choose an appropriate action such as encouraging vomiting, or drinking milk, water, coffee. <text:span text:style-name="T107">Despite being corrosive, paraquat didn't burn immediately and when first marketed, didn't cause vomiting, so these symptoms would possibly be absent</text:span>. There were clinical tests, such as detecting paraquat in urine or blood, using colorimetric tests, and this method was used to quantify exposure during spraying by agricultural workers, by measuring the absorption and excretion of paraquat. These tests could establish the presence of paraquat in a poisoning victim, so it was not a method of killing that could go undetected but these were not routine tests to do and there were instances where the victim was hospitalised for weeks before this kind of test was run. Pathological tests showed changes in the lungs, which were characteristic of paraquat. <text:s/></text:p>
      <text:p text:style-name="P1"/>
      <text:p text:style-name="P15">Imagined users</text:p>
      <text:p text:style-name="P23"><text:span text:style-name="T3">ICI had imagined the user of Gramoxone to be an arable farmer or agricultural worker. Gramoxone </text:span><text:soft-page-break/><text:span text:style-name="T3">was not intended for use by the general public, so it might be expected that adverts for this agricultural product would not to be placed outside specialist publications. The Times carried detailed case study type adverts for Gramoxone in their regular farming supplements in 1963</text:span><text:span text:style-name="T3"><text:note text:id="ftn37" text:note-class="footnote"><text:note-citation>42</text:note-citation><text:note-body><text:p text:style-name="P78">“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3"> and 1964.</text:span><text:span text:style-name="T3"><text:note text:id="ftn38" text:note-class="footnote"><text:note-citation>43</text:note-citation><text:note-body><text:p text:style-name="P79">“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3">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didn't think it would pay off for them. Perhaps advertising here was even a good investment to publicly show ICI shareholders what they were doing. The adverts for this product show their ideal </text:span><text:span text:style-name="T73">agricultural user</text:span><text:span text:style-name="T3">: </text:span><text:span text:style-name="T73">a male farmer or farm manager,</text:span><text:span text:style-name="T3"> willing to try new things, </text:span><text:span text:style-name="T73">taking</text:span><text:span text:style-name="T3"> advantage of fresh agricultural grants, maximising </text:span><text:span text:style-name="T73">his</text:span><text:span text:style-name="T40"> </text:span><text:span text:style-name="T3">yields and profits. The farmers and farm managers pictured in these adverts are male, although there are letters in the MAFF folders from farmers who were women, admittedly they appear because they </text:span><text:span text:style-name="T33">were</text:span><text:span text:style-name="T3"> concerned about an aspect of its use. </text:span></text:p>
      <text:p text:style-name="P23"/>
      <text:p text:style-name="P23"><text:span text:style-name="T3">The development of a completely different paraquat formulation, Weedol, for use at home, at a quarter of the strength of the agricultural product, demonstrates that the company accepted that the chemical was too dangerous </text:span><text:span text:style-name="T39">for</text:span><text:span text:style-name="T3"> a domestic environment. Domestic users were imagined to be unused to handling agrochemicals, which is probably correct, and therefore at risk from diluting a concentrated liquid,</text:span><text:span text:style-name="T3"><text:note text:id="ftn40" text:note-class="footnote"><text:note-citation>44</text:note-citation><text:note-body><text:p text:style-name="P80"><text:tab/></text:p></text:note-body></text:note></text:span><text:span text:style-name="T3"> </text:span><text:span text:style-name="T37">which </text:span><text:span text:style-name="T3">is questionable. Domestic users' experience with other </text:span><text:span text:style-name="T37">concentrated </text:span><text:span text:style-name="T3">household chemicals such as bleach, ammonia or caustic soda does not seem to have been considered, and in this lack of imagination, agrochemicals are defined as different and inherently more dangerous. It is interesting that this distinction is made, and made without question. </text:span></text:p>
      <text:p text:style-name="P23"/>
      <text:p text:style-name="P30"><text:span text:style-name="T40">The concern about d</text:span><text:span text:style-name="T3">iquat </text:span><text:span text:style-name="T40">in early Weedol formulations,</text:span><text:span text:style-name="T40"><text:note text:id="ftn41" text:note-class="footnote"><text:note-citation>45</text:note-citation><text:note-body><text:p text:style-name="P81"><text:tab/></text:p></text:note-body></text:note></text:span><text:span text:style-name="T40"> wh</text:span><text:span text:style-name="T67">ile</text:span><text:span text:style-name="T40"> it remained in agricultural preparations </text:span><text:span text:style-name="T3">also caused concern, again demonstrat</text:span><text:span text:style-name="T40">es</text:span><text:span text:style-name="T3"> an imagined difference between the ability of farm and domestic users to treat the products with appropriate care. In the 1970s, diquat was incorporated into a new improved version of Weedol. </text:span><text:span text:style-name="T67">This change was not heralded in gardening columns or newspaper articles, but it was announced through the packaging and advertisement of the product.</text:span><text:span text:style-name="T67"><text:note text:id="ftn100" text:note-class="footnote"><text:note-citation>46</text:note-citation><text:note-body><text:p text:style-name="Footnote"/></text:note-body></text:note></text:span><text:span text:style-name="T67"> The reason for the change, to further reduce the concentration of paraquat while maintaining the efficacy of weedkiller by substituting it for the more easily eliminated and thus less poisonous diquat, was not discussed where users might have read it.</text:span><text:span text:style-name="T3"> </text:span></text:p>
      <text:p text:style-name="P7"><text:s/></text:p>
      <text:p text:style-name="P7"><text:span text:style-name="T141">When Weedol advertisements depict a user, they illustrate</text:span> a middle aged <text:span text:style-name="T142">man</text:span>, probably in his own garden, where he's using it among flowers and shrubs, not to clear expanses of weeds in an industrialised setting. <text:span text:style-name="T107">H</text:span>e <text:span text:style-name="T107">gives the impression of being</text:span> at leisure, <text:span text:style-name="T107">through his casual clothes, his relaxed, upright stance and</text:span> smoking a pipe.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 is a symbol of leisure, but also of safety. If the user had to weigh out the chemical, they risked getting it on their hands then transferring it to the pipe and from there <text:soft-page-break/>into their mouths. Dissolving Weedol directly in a watering can avoids this problem. Perhaps these men would have been less used to handling potentially dangerous chemicals <text:span text:style-name="T110">in the home</text:span>, leaving that <text:span text:style-name="T110">task </text:span>to their wives. Perhaps the comfort of home, <text:span text:style-name="T109">and a mindset unique to </text:span>leisurely activities, meant that vigilance and care that men might have applied to handling <text:span text:style-name="T109">dangerous</text:span> substances in their working lives was <text:span text:style-name="T109">abandoned</text:span> once in the domestic environment. <text:span text:style-name="T109">This is partly brought about by the assumption that if something was dangerous, it wouldn't be available, “they” wouldn't allow anything bad to happen to a customer/consumer.</text:span></text:p>
      <text:p text:style-name="P23"/>
      <text:p text:style-name="P7">Standing up to weeds is perhaps not war like, but it is sending dual message - that you don't have to be beaten by weeds and you don't have to be on your knees, you can stand up to weed... Again, it's the man doing this task. Are women less inclined to use weedkillers? Are women supposed to be nurturing rather than killing? Maybe that'll come through in oral history work or more archival research. </text:p>
      <text:p text:style-name="P23"/>
      <text:p text:style-name="P23"><text:span text:style-name="T38">Weedol adverts were</text:span><text:span text:style-name="T3"> verbose </text:span><text:span text:style-name="T38">and</text:span><text:span text:style-name="T3"> very informative, </text:span><text:span text:style-name="T39">they </text:span><text:span text:style-name="T38">were not “look at” adverts, they were </text:span><text:span text:style-name="T39">designed to </text:span><text:span text:style-name="T38">explain to potential users the scenarios that Weedol could be deployed </text:span><text:span text:style-name="T39">and what users could expect from it</text:span><text:span text:style-name="T38">. G</text:span><text:span text:style-name="T3">reat pains were taken to put across the ease and simplicity of use, </text:span><text:span text:style-name="T38">emphasising the use of </text:span><text:span text:style-name="T3">the plants</text:span><text:span text:style-name="T38">'</text:span><text:span text:style-name="T3"> </text:span><text:span text:style-name="T38">own “</text:span><text:span text:style-name="T3">natural” processes to kill the plant. </text:span><text:span text:style-name="T38">One of the most frequently used words was “harmless”, although it was always accompanied by the phrase “when used as directed”. However, t</text:span><text:span text:style-name="T3">here is no mention of the percentage of active ingredient, </text:span><text:span text:style-name="T38">although paraquat is named</text:span><text:span text:style-name="T3">. </text:span><text:span text:style-name="T38">Weedol</text:span><text:span text:style-name="T3"> is not related in any way to </text:span><text:span text:style-name="T38">Gramoxone</text:span><text:span text:style-name="T3"> by these adverts, </text:span><text:span text:style-name="T38">other than it contains an unspecified amount of paraquat, </text:span><text:span text:style-name="T3">but equally no attempt is made to distinguish it from it. In a way, ICI needed the success of the agricultural chemical to get domestic users to seek out paraquat based products. </text:span></text:p>
      <text:p text:style-name="Standard"/>
      <text:p text:style-name="Standard"/>
      <text:p text:style-name="P12">Model Users</text:p>
      <text:p text:style-name="P1">Weekly gardening columnists are what I term “model users” because they model in their own gardens how to correctly use the chemical and set the schedule for using the herbicide by suggesting when <text:span text:style-name="T111">t</text:span>o use it. The trope of “jobs to do this week” is well used in their <text:span text:style-name="T111">columns</text:span>, <text:span text:style-name="T111">which presents</text:span> very similar advice <text:span text:style-name="T111">and instruction </text:span>on weeding, planting, fertilising <text:span text:style-name="T111">as </text:span>might be set out in gardening almanacs or books. <text:span text:style-name="T111">T</text:span>he <text:span text:style-name="T111">newspaper columns</text:span> <text:span text:style-name="T111">give the opportunity to </text:span>add topical comment on rain or sun, or other events to supplement and fine tune the advice. In part, the<text:span text:style-name="T111">se model users</text:span> are also experimental users, <text:span text:style-name="T111">being among the first to use the Weedol preparation in real situations. </text:span></text:p>
      <text:p text:style-name="P1"/>
      <text:p text:style-name="Standard"><text:span text:style-name="T3">Gardening columns </text:span><text:span text:style-name="T39">often referred to</text:span><text:span text:style-name="T3"> readers' letters, and in </text:span><text:span text:style-name="T39">1968 </text:span><text:span text:style-name="T3">readers of </text:span><text:span text:style-name="T83">T</text:span><text:span text:style-name="T82">he Times</text:span><text:span text:style-name="T3"> wanted to know why Roy Hay kept casually recommending a potentially lethal chemical to them, without ever mentioning risk.</text:span><text:span text:style-name="T3"><text:note text:id="ftn42" text:note-class="footnote"><text:note-citation>47</text:note-citation><text:note-body><text:p text:style-name="P82">“Worth the extra pound or two” The Times, 07.09.68, p22.</text:p></text:note-body></text:note></text:span><text:span text:style-name="T3"> The columnist reiterated the existence of a domestic version which was much safer, </text:span><text:span text:style-name="T39">which was entirely true but possibly not explanatory enough</text:span><text:span text:style-name="T3">. </text:span><text:span text:style-name="T39">Looking over the columns where the herbicide is invoked, Hay</text:span><text:span text:style-name="T3"> </text:span><text:span text:style-name="T39">was obfuscatory or inaccurate: he </text:span><text:span text:style-name="T3">usually simply said “paraquat” rather than specifying </text:span><text:span text:style-name="T39">by the</text:span><text:span text:style-name="T3"> brand name Weedol, described the domestic version as "smaller packs" rather than less concentrated, and directed them to follow the manufacturers' instructions. <text:s/></text:span></text:p>
      <text:p text:style-name="Standard"/>
      <text:p text:style-name="Standard"><text:span text:style-name="T3">Columnists continued to offer paraquat as an option for home gardeners, even when closer reading of descriptions of their own gardens and practices showed that they chose not to use paraquat in as many situations as they suggested. It became clear that the columnists for the Mail and </text:span><text:span text:style-name="T90">the Times</text:span><text:span text:style-name="T3"> actually preferred to use cover planting to avoid weeding </text:span><text:span text:style-name="T20">in their own gardens</text:span><text:span text:style-name="T3">, limiting the amount </text:span><text:soft-page-break/><text:span text:style-name="T3">of bare soil that could be colonised by weeds.</text:span><text:span text:style-name="T3"><text:note text:id="ftn94" text:note-class="footnote"><text:note-citation>48</text:note-citation><text:note-body><text:p text:style-name="P43"><text:span text:style-name="T129">Roy Hay. "A case for ground cover." Times [London, England] 1 June 1974: 13, </text:span><text:span text:style-name="T130">R</text:span><text:span text:style-name="T129">oy Hay. "Covering a lot of ground." Times [London, England] 15 June 1974: 12. </text:span></text:p></text:note-body></text:note></text:span><text:span text:style-name="T3"> However, for many of their readers, this aesthetic was alien and messy. The culture of digging was still strong, with the columnists exhorting an </text:span><text:span text:style-name="T20">'</text:span><text:span text:style-name="T3">either or</text:span><text:span text:style-name="T20">'</text:span><text:span text:style-name="T3"> approach, either use weedkiller and do not dig, or dig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20">graspable</text:span><text:span text:style-name="T3"> weeds. Using the chemical on larger weeds didn't give such satisfactory results, leaving a desiccated, dead plant which would then have to be pulled out, inevitably disturbing the soil and encouraging new weed growth. </text:span></text:p>
      <text:p text:style-name="P12"/>
      <text:p text:style-name="P1"><text:s/></text:p>
      <text:p text:style-name="P12">Communicating about paraquat - safety</text:p>
      <text:p text:style-name="Standard"/>
      <text:p text:style-name="Standard"><text:span text:style-name="T3">The concept of chemical persistence was raised in public awareness through Rachel Carson's </text:span><text:span text:style-name="T82">Silent Spring</text:span><text:span text:style-name="T3"> published in the United States in 1962. Agrochemicals that remained detectable (never mind active) in the soil, on foods as residue, in water and shown to accumulate in animal food chains over a long period of time were all imbued with the potential for unknown, damaging, long term effects like those of DDT on iconic bird species. An unusually effective chemical that was proved to be quickly, and naturally (that is without the addition of any other manufactured products) rendered harmless in the soil could have been an attractive option for marketing to large scale users and home gardeners alike after the desolate visions that Carson conjured up. However, this specific, and perhaps speculative, environmental aspect was not highlighted in the advertising material, although generic harmlessness was a consistently prominent feature of adverts. Here the focus was on the 'naturalness' of both the herbicidal action and the deactivation of paraquat by the soil. In an article entitled "Chemicals threaten wildlife" paraquat is mentioned as breaking down quickly and is therefore not a threat, whereas other, dissimilar in use chemicals, are persistent and dangerous.</text:span><text:span text:style-name="T3"><text:note text:id="ftn43" text:note-class="footnote"><text:note-citation>49</text:note-citation><text:note-body><text:p text:style-name="P83">"Chemicals threaten wildlife”, The Times, 17.12.68, p10</text:p></text:note-body></text:note></text:span><text:span text:style-name="T3"> </text:span></text:p>
      <text:p text:style-name="Standard"/>
      <text:p text:style-name="Standard"><text:span text:style-name="T3">7 million units were sold while Weedol had provisional commercial clearance, which was treated as a time to make observations of the real life use scenarios. <text:s/>It was sold as packets of granules or pellets, where the whole 2 ounce packet was to be dissolved directly in a 2 gallon watering can.**check weight - was it 2 or 1oz?** This meant that the user should not have to measure out or handle the product, as well as there being no left over granules to store, and the whole liquid amount used up. From the product launch in 1965 to May 1967 there were 8 reported medical incidents involving Weedol. Three were attempted suicides, one was a child eating the granules "who should not have access to the preparation" and four arose "during application of the chemical and resulted from carelessness".</text:span><text:span text:style-name="T3"><text:note text:id="ftn44" text:note-class="footnote"><text:note-citation>50</text:note-citation><text:note-body><text:p text:style-name="P84">Fifth report on paraquat - Home Garden Use, MAF 284 307, doc 108 {IMG_2917}</text:p></text:note-body></text:note></text:span><text:span text:style-name="T3"> By "attempted" suicide, we infer that they were not successful, the child was not fatally poisoned and there is no detail on the extent of any of the "careless" weeders injuries. </text:span></text:p>
      <text:p text:style-name="Standard"/>
      <text:p text:style-name="Standard"/>
      <text:p text:style-name="P12">Experimental Users</text:p>
      <text:p text:style-name="Standard"><text:span text:style-name="T3">When Weedol was sent out with Plant Protection staff for testing at home, this single use sachet raised questions about the size of commonly owned watering cans, and thus what could reasonably be expected to give reliable results.</text:span><text:span text:style-name="T3"><text:note text:id="ftn45" text:note-class="footnote"><text:note-citation>51</text:note-citation><text:note-body><text:p text:style-name="P85"><text:tab/></text:p></text:note-body></text:note></text:span><text:span text:style-name="T3"> </text:span></text:p>
      <text:p text:style-name="P1"/>
      <text:p text:style-name="Standard"/>
      <text:p text:style-name="Standard"><text:soft-page-break/><text:span text:style-name="T1">Disobedient or Careless </text:span><text:span text:style-name="T2">U</text:span><text:span text:style-name="T1">sers</text:span></text:p>
      <text:p text:style-name="P1"/>
      <text:p text:style-name="Standard"/>
      <text:p text:style-name="Standard"><text:span text:style-name="T3">Perhaps inevitably, Gramoxone was repacked into drinks bottles and f</text:span></text:p>
      <text:p text:style-name="Standard"/>
      <text:p text:style-name="P30"><text:span text:style-name="T40">Howard</text:span><text:span text:style-name="T40"><text:note text:id="ftn47" text:note-class="footnote"><text:note-citation>52</text:note-citation><text:note-body><text:p text:style-name="P45">Howard was an industrial hygienist, a trained medic, medical advisor to the Chemical Industries Association. He was intolerant of behaviour that deviated from that prescribed for correct use. He does not seem to have applied <text:s/>thought to <text:span text:style-name="T79">why</text:span> people used paraquat in some ingenious if misguided and ultimately harmful ways (louse removal <text:span text:style-name="T117">[p70-71]</text:span>, creative mixtures <text:span text:style-name="T117">[p74] or alternative concentrations [p68]</text:span>). He admired the makeshift use of a plastic bag to protect sprayers from leak<text:span text:style-name="T140">y</text:span> knapsacks, but did not comment on the reasons why workers did not wear protective shoes or trousers (heat, comfort, cost) and were not more careful (education, experience, <text:span text:style-name="T140">access to clean water, medical care, choice of language</text:span>) nor did he look at communication between workers with respect to dealing with these hazards, or between workers and employer. Keir <text:span text:style-name="T140">approached</text:span> this problem from a completely medical/industrial view point, rather than from the user's point of view. <text:span text:style-name="T116">At the time he wrote the thesis he may have been associated with Plant Protection Limited, as he published a paper relating to this same work under their name. </text:span><text:s/></text:p></text:note-body></text:note></text:span><text:span text:style-name="T40"> found that there were plenty of instances of trained, experienced Gramoxone applicators being careless with the concentrate and the dilute solution,</text:span><text:span text:style-name="T40"><text:note text:id="ftn48" text:note-class="footnote"><text:note-citation>53</text:note-citation><text:note-body><text:p text:style-name="P125">Howard, p92, 113</text:p></text:note-body></text:note></text:span><text:span text:style-name="T40"> going so far as to declare farmworkers as “notoriously careless”.</text:span><text:span text:style-name="T40"><text:note text:id="ftn49" text:note-class="footnote"><text:note-citation>54</text:note-citation><text:note-body><text:p text:style-name="P41">Howard, 216</text:p></text:note-body></text:note></text:span><text:span text:style-name="T3"> </text:span></text:p>
      <text:p text:style-name="P10"/>
      <text:p text:style-name="P30"><text:span text:style-name="T3">Crofters and other small scale agricultural users, especially in Ireland, were identified by Plant Protection as a population of users who were particularly prone to buying small amounts of agricultural chemicals in reused containers such as drinks bottles and were accordingly disproportionately accidentally poisoned.</text:span><text:span text:style-name="T3"><text:note text:id="ftn50" text:note-class="footnote"><text:note-citation>55</text:note-citation><text:note-body><text:p text:style-name="P87"><text:tab/></text:p></text:note-body></text:note></text:span><text:span text:style-name="T3"> The powerful herbicide impressed workers</text:span><text:span text:style-name="T3"><text:note text:id="ftn51" text:note-class="footnote"><text:note-citation>56</text:note-citation><text:note-body><text:p text:style-name="P88">“The boy who thought he'd had a drink of pop”, Jane Gaskell, The Daily Mail, 24.06.71, p6.</text:p></text:note-body></text:note></text:span><text:span text:style-name="T3"> whose job it was to clear unwanted vegetation - agricultural workers, council workers, people maintaining runways and railways - and, disregarding whether they had permission or not, they took it home for themselves or friends to use. <text:s/>MAFF described people who brought home Gramoxone from agricultural or horticultural stocks as trying to avoid the expense of buying Weedol.</text:span><text:span text:style-name="T3"><text:note text:id="ftn52" text:note-class="footnote"><text:note-citation>57</text:note-citation><text:note-body><text:p text:style-name="P89">SW 1169, 182, PNM Moore documenting a telephone conversation with Holloway 26.6.68, National Archives, Kew</text:p></text:note-body></text:note></text:span><text:span text:style-name="T3"> From the circumstances reported in newspapers, liquid paraquat preparations tended to be brought home by quite young men, who worked in agricultural or horticultural jobs or were in social circles with people who could access the high concentration product. One of the accidents occurred in a static caravan park, not generally known for the wealth of their inhabitants. </text:span></text:p>
      <text:p text:style-name="P30"><text:span text:style-name="T3"/></text:p>
      <text:p text:style-name="P159"><text:span text:style-name="T3">A 1967 note about repacking, following </text:span><text:span text:style-name="T60">the earliest poisonings, relating to repacking, </text:span><text:span text:style-name="T3">in which Roy Goulding, </text:span><text:span text:style-name="T57">founder of the National Poisons Information Bureau</text:span><text:span text:style-name="T57"><text:note text:id="ftn96" text:note-class="footnote"><text:note-citation>58</text:note-citation><text:note-body><text:p text:style-name="Footnote"><text:span text:style-name="T131">“Information On Poisons” </text:span><text:span text:style-name="T132">The British Medical Journal</text:span><text:span text:style-name="T133"> , Vol. 1, No. 5339 (May 4, 1963), p. 1220</text:span></text:p></text:note-body></text:note></text:span><text:span text:style-name="T57"> </text:span><text:span text:style-name="T58">and member of the sub committee dealing with poisons</text:span><text:span text:style-name="T57">,</text:span><text:span text:style-name="T3"> wonders how to prevent this. He wr</text:span><text:span text:style-name="T58">o</text:span><text:span text:style-name="T3">te "How we can deter them I don't know, but labelling the concentrate as poison might help.”</text:span><text:span text:style-name="T3"><text:note text:id="ftn97" text:note-class="footnote"><text:note-citation>59</text:note-citation><text:note-body><text:p text:style-name="P126">MAF 284/307, 104, Letter from R. Goulding (Guys Hospital) to JAR Bates, (MAFF Plant Pathology), 16.08.67</text:p></text:note-body></text:note></text:span></text:p>
      <text:p text:style-name="P159"/>
      <text:p text:style-name="P147"><text:span text:style-name="T3">Plant Protection were resistant to suggestions that the word "Poison" should be included on the label,</text:span><text:note text:id="ftn60" text:note-class="footnote"><text:note-citation>60</text:note-citation><text:note-body><text:p text:style-name="P96">Letter from AAB Swan (ICI)to F Stewart (HO, Poisons Board), 13.05.68</text:p></text:note-body></text:note><text:span text:style-name="T3"> preferring the less hard hitting, alternative wording "Not to be taken" and "Harmful if taken" or "Dangerous if swallowed". They maintained that when users followed the instructions, the product was safe.</text:span></text:p>
      <text:p text:style-name="Standard"/>
      <text:p text:style-name="Standard"><text:span text:style-name="T3">The familiar shapes of drinks bottles, an important part of their brand identity, sent out the wrong signals about safe contents when they were reused to store agrochemicals. The bottles of </text:span><text:soft-page-break/><text:span text:style-name="T3">concentrated herbicide found their way into bags, glove compartments, sheds, kitchens and even fridges where they were mistaken for dark coloured drinks: cola, Ribena,[**ref**] stout [**ref**] then swigged by curious or thirsty children, teens and adults, with very serious and sad consequences. When drunk, paraquat could be quickly absorbed into the blood, with pathologists warning that a mouthful could be lethal even if it was spat out,</text:span><text:span text:style-name="T3"><text:note text:id="ftn53" text:note-class="footnote"><text:note-citation>61</text:note-citation><text:note-body><text:p text:style-name="P90">Weedkiller was nice, dying child whispered" The Times, 19.07.72, p2</text:p></text:note-body></text:note></text:span><text:span text:style-name="T3"> or speculating that a graze on a child's knee could be an entry point for a fatal dose if they played in a recent sprayed field</text:span><text:span text:style-name="T3"><text:note text:id="ftn54" text:note-class="footnote"><text:note-citation>62</text:note-citation><text:note-body><text:p text:style-name="P91">“The boy who thought he'd had a drink of pop”, Jane Gaskell, The Daily Mail, 24.06.71, p6.</text:p></text:note-body></text:note></text:span><text:span text:style-name="T3"> although </text:span><text:span text:style-name="T30">calculations by Howard shows that at the dilutions that </text:span><text:span text:style-name="T40">it </text:span><text:span text:style-name="T30">should be sprayed, they were not a danger to health</text:span><text:span text:style-name="T3">.</text:span><text:span text:style-name="T3"><text:note text:id="ftn55" text:note-class="footnote"><text:note-citation>63</text:note-citation><text:note-body><text:p text:style-name="P38">Howard, Paraquat Uses and Misuses, 1982, p6<text:span text:style-name="T102">5</text:span>.</text:p></text:note-body></text:note></text:span></text:p>
      <text:p text:style-name="Standard"/>
      <text:p text:style-name="P153"><text:span text:style-name="T3">As well as irritating and ulcerating the mouth and throat, paraquat has a peculiar effect on lung tissue in particular, irritating and thickening the membranes that gas exchange occurs across, reducing the efficiency of the organ, but also causing cell proliferation in the lungs which thicken so much that the lungs solidify, pulmonary fibrosis. Despite doctors' best efforts to deactivate paraquat with Fullers earth, or kaolin mimicking the deactivation seen in soils,</text:span><text:span text:style-name="T3"><text:note text:id="ftn56" text:note-class="footnote"><text:note-citation>64</text:note-citation><text:note-body><text:p text:style-name="P92"><text:tab/></text:p></text:note-body></text:note></text:span><text:span text:style-name="T3"> or to dilute the chemical in the bloodstream through forced diuresis as was successful in treating barbiturate overdoses,</text:span><text:span text:style-name="T3"><text:note text:id="ftn57" text:note-class="footnote"><text:note-citation>65</text:note-citation><text:note-body><text:p text:style-name="P93"><text:tab/></text:p></text:note-body></text:note></text:span><text:span text:style-name="T3"> in the early days of Gramoxone poisonings it was a horrifyingly certain and slow death, potentially over two weeks or more. </text:span></text:p>
      <text:p text:style-name="P153"><text:span text:style-name="T3"/></text:p>
      <text:p text:style-name="P153"><text:span text:style-name="T3">In September 1967, an editorial in the BMJ preceded an account of <text:s/>an "unusual" suicide by injection of concentrated paraquat, which took place in Israel and was not reported in mainstream UK newspapers. In this editorial, attention is drawn to the UK cas</text:span><text:span text:style-name="T55">e</text:span><text:span text:style-name="T3"> of a child sent home </text:span><text:span text:style-name="T55">after</text:span><text:span text:style-name="T3"> </text:span><text:span text:style-name="T55">he</text:span><text:span text:style-name="T3"> had appeared to have recovered from accidental paraquat poisoning, but died two weeks later. It is interesting to see the medical profession faced with this new chemical, sharing information and trying to learn how to deal with it to best treat the patient as well as protect their profession. Special care is taken to ascertain from the patient what kind of weedkiller it was, implicitly highlighting that doctors need to think beyond what worked for arsenic based weedkillers or other poisons which might not necessarily be appropriate in this situation. Readers are urged to consider the possibility of renal failure, as well as delayed development of </text:span><text:span text:style-name="T20">lung </text:span><text:span text:style-name="T3">fibrosis with an eye to these apparent early recoveries, which shows that the potential for effects to catch medical staff out who are not up to date with the newest chemicals available. It also puts expert medical technologies, dialysis, at the forefront of this.</text:span><text:span text:style-name="T3"><text:note text:id="ftn58" text:note-class="footnote"><text:note-citation>66</text:note-citation><text:note-body><text:p text:style-name="P94">Poisoning from Paraquat BMJ, Vol 3, No 5567, 16.09.67, p690-691</text:p></text:note-body></text:note></text:span><text:span text:style-name="T3"> As more literature accumulated on treating these poisonings, medical staff had a better idea of what they were dealing with </text:span><text:span text:style-name="T55">although there were still discrepancies between the amount ingested or absorbed and the outcome.</text:span><text:span text:style-name="T3"> It is telling that in 1987, once the dose has been established as being in the severe bracket the advice is to focus on palliative care and supporting the patient and their family towards the end of life.</text:span><text:span text:style-name="T3"><text:note text:id="ftn59" text:note-class="footnote"><text:note-citation>67</text:note-citation><text:note-body><text:p text:style-name="P95">Vale et al, 1987</text:p></text:note-body></text:note></text:span><text:span text:style-name="T3"> </text:span></text:p>
      <text:p text:style-name="Standard"><text:span text:style-name="T3"><text:s/></text:span></text:p>
      <text:p text:style-name="P27">Intermediaries as Users?</text:p>
      <text:p text:style-name="P154"><text:span text:style-name="T3">However, it wasn't just the end-users who failed to adhere to the instruction that Gramoxone was not to be repacked. In 1967 Plant Protection </text:span><text:span text:style-name="T56">saw fit to send</text:span><text:span text:style-name="T3"> what they called a "strongly worded letter" to its main agents and distributors reminding them about the dangers of selling Gramoxone that was not in its original container.</text:span><text:span text:style-name="T3"><text:note text:id="ftn62" text:note-class="footnote"><text:note-citation>68</text:note-citation><text:note-body><text:p text:style-name="P97">MAF 284/307, 149, Letter from AAB Swan (Plant Protection Ltd) to F Stuart (Poisons Board) 16.02.68, National Archives, Kew</text:p></text:note-body></text:note></text:span><text:span text:style-name="T3"> </text:span><text:span text:style-name="T57">A </text:span><text:span text:style-name="T3">case reported in a 1968 Cambridge newspaper </text:span><text:span text:style-name="T57">described</text:span><text:span text:style-name="T3"> a store that sold Gramoxone in a reused lemonade bottle, delivering it to the purchaser</text:span><text:span text:style-name="T57">'</text:span><text:span text:style-name="T3">s doorstep. </text:span><text:soft-page-break/><text:span text:style-name="T3">Luckily no-one was poisoned, but the chemist was found guilty of gross carelessness and fined.</text:span><text:span text:style-name="T3"><text:note text:id="ftn61" text:note-class="footnote"><text:note-citation>69</text:note-citation><text:note-body><text:p text:style-name="P97"><text:span text:style-name="T113">MAF 284/307, 199-201 </text:span>Letter from CE Rabington (<text:span text:style-name="T113">MAFF </text:span>Regional Safety Inspector) to J Rowe <text:span text:style-name="T113">(MAFF Deputy Chief Inspector) giving details of article in </text:span><text:span text:style-name="T80">Cambridge Daily News</text:span><text:span text:style-name="T87">, 09.11.68 “Label on bottle of weed killer said 'Lemonade'”</text:span></text:p></text:note-body></text:note></text:span></text:p>
      <text:p text:style-name="P12"/>
      <text:p text:style-name="P157">Determined abusers</text:p>
      <text:p text:style-name="P158">Self harm and suicide</text:p>
      <text:p text:style-name="P24"><text:span text:style-name="T3">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suicide using paraquat.</text:span><text:span text:style-name="T3"><text:note text:id="ftn63" text:note-class="footnote"><text:note-citation>70</text:note-citation><text:note-body><text:p text:style-name="P42">“Paraquat: Firm urged to act”, Daily Mail, 31.10.72, p11</text:p></text:note-body></text:note></text:span><text:span text:style-name="T3"> This followed their investigation earlier in the year into how easy it was obtain </text:span><text:span text:style-name="T41">Gramoxone</text:span><text:span text:style-name="T3">. The medical press had carried stories of suicides, from the very first and unusual suicide in Israel,</text:span><text:span text:style-name="T3"><text:note text:id="ftn64" text:note-class="footnote"><text:note-citation>71</text:note-citation><text:note-body><text:p text:style-name="P43">“<text:span text:style-name="T112">Poisoning from paraquat” The British Medical Journal, </text:span>Vol. 3, No. 5567 (Sep. 16, 1967), pp. 690-691 </text:p></text:note-body></text:note></text:span><text:span text:style-name="T3"> as they correctly foresaw that the burden would fall to them. Generally, paraquat </text:span><text:span text:style-name="T29">in the form of Gramoxone </text:span><text:span text:style-name="T3">was drunk. </text:span></text:p>
      <text:p text:style-name="P24"/>
      <text:p text:style-name="P26"><text:span text:style-name="T3">Paraquat was not a special case, as suicide using weedkillers was already an established practice. Michael Clarke pointed out in his study of suicides by poisoning, that as arsenic rat poisons were replaced on the shelves by non-arsenical formulations in the twentieth century, widely available arsenical weedkillers became the method of choice of those determined to obtain arsenic for the purposes of self destruction.</text:span><text:span text:style-name="T3"><text:note text:id="ftn65" text:note-class="footnote"><text:note-citation>72</text:note-citation><text:note-body><text:p text:style-name="P98">Clarke <text:span text:style-name="T147">(</text:span>1993<text:span text:style-name="T147">)</text:span>, p271</text:p></text:note-body></text:note></text:span><text:span text:style-name="T3"> The arrival of a new herbicide also provided a new chemical to poison oneself with, despite the lack of arsenic and many declarations that it was harmless (when used as directed). </text:span></text:p>
      <text:p text:style-name="P24"/>
      <text:p text:style-name="P24"><text:span text:style-name="T3">In 1973 Dr Matthew of the Poisons Board blamed what he called </text:span><text:span text:style-name="T59">“disproportionate”</text:span><text:span text:style-name="T3"> media coverage given to paraquat deaths for the fact that in Scotland, the number of accidental deaths from paraquat was overshadowed by the number of suicides with the chemical.</text:span><text:span text:style-name="T3"><text:note text:id="ftn66" text:note-class="footnote"><text:note-citation>73</text:note-citation><text:note-body><text:p text:style-name="P99">Extract from minutes of 66th Meeting of the Poisons Board, held on 23.2.73, Paraquat PB 998 IMG_2643 - check Kew sequence to find file name</text:p></text:note-body></text:note></text:span><text:span text:style-name="T3"> Weedol featured in numerous</text:span><text:span text:style-name="T26"> </text:span><text:span text:style-name="T3">para-suicides </text:span><text:span text:style-name="T25">(“</text:span><text:span text:style-name="T28">failed </text:span><text:span text:style-name="T25">suicide attempt” </text:span><text:span text:style-name="T27">being considered unsatisfactory as patients did not want to die but were using self-poisoning as</text:span><text:span text:style-name="T25"> an expression of distress</text:span><text:span text:style-name="T25"><text:note text:id="ftn67" text:note-class="footnote"><text:note-citation>74</text:note-citation><text:note-body><text:p text:style-name="P37"><text:span text:style-name="T101">Millard (2012) </text:span><text:s/></text:p></text:note-body></text:note></text:span><text:span text:style-name="T25">); </text:span><text:span text:style-name="T3">the reports in medical journals of this uses of the domestic chemical do not state whether the user knowingly chose this weaker form as a distress </text:span><text:span text:style-name="T25">signal</text:span><text:span text:style-name="T3">, or because they were unaware that the paraquat reported on in most news stories was actually the more potent form Gramoxone. </text:span></text:p>
      <text:p text:style-name="P24"/>
      <text:p text:style-name="P24"><text:span text:style-name="T3">Clarke discusses ease of death in his thesis, identifying those in the medical profession as choosing methods that would be as swift and painless as possible. Access to poisons demonstrated patterns where women used domestic substances such as disinfectants, agricultural and horticultural workers and that carbolic acid seemed to be used by residents of large towns.</text:span><text:span text:style-name="T3"><text:note text:id="ftn68" text:note-class="footnote"><text:note-citation>75</text:note-citation><text:note-body><text:p text:style-name="P140">Clarke (1993) p3</text:p></text:note-body></text:note></text:span><text:span text:style-name="T3"> Users of paraquat </text:span><text:span text:style-name="T27">for this purpose </text:span><text:span text:style-name="T3">were not just those with legitimate workplace access to the herbicide, </text:span><text:span text:style-name="T75">as Howard summarised in his study.</text:span><text:span text:style-name="T75"><text:note text:id="ftn111" text:note-class="footnote"><text:note-citation>76</text:note-citation><text:note-body><text:p text:style-name="P136">Howard (1982), p177 -183</text:p></text:note-body></text:note></text:span><text:span text:style-name="T75"> Half of the women were described as housewives </text:span><text:span text:style-name="T3"><text:s/>In the use of and most deaths from paraquat poisoning were anything but easy. The agonising decline of patients was </text:span><text:span text:style-name="T41">described</text:span><text:span text:style-name="T3"> in any article about the lethality of paraquat, communicating to would-be users that this was not an </text:span><text:span text:style-name="T75">“easy way out”</text:span><text:span text:style-name="T3">, even if it was certain. <text:s/></text:span></text:p>
      <text:p text:style-name="P24"/>
      <text:p text:style-name="P158">Murder</text:p>
      <text:p text:style-name="P24"><text:span text:style-name="T3">Murder was another misuse of the herbicide, as until </text:span><text:span text:style-name="T27">1974</text:span><text:span text:style-name="T3"> Gramoxone didn't have an offensive taste </text:span><text:soft-page-break/><text:span text:style-name="T3">or smell,</text:span><text:span text:style-name="T3"><text:note text:id="ftn69" text:note-class="footnote"><text:note-citation>77</text:note-citation><text:note-body><text:p text:style-name="P100">Weed killer tasted nice said dying boy</text:p></text:note-body></text:note></text:span><text:span text:style-name="T3"> so could it could administered in sherry, in cups of tea or mixed into stews without suspicion from taint or residue (arsenic left white powder in drinks and soups</text:span><text:span text:style-name="T3"><text:note text:id="ftn70" text:note-class="footnote"><text:note-citation>78</text:note-citation><text:note-body><text:p text:style-name="P101">Arsenic, King of Poisons?</text:p></text:note-body></text:note></text:span><text:span text:style-name="T3">). Paraquat didn't have any special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24"/>
      <text:p text:style-name="P24"><text:span text:style-name="T3">In 1974 the first trial of a murder using paraquat, in the form of Gramoxone, was reported on. The Daily Mail followed that trial doggedly over 12 articles, while the Times only ran 2. Regardless of which paper carried the reports, the poisoners were described as adulterous, jealous men and women, in turbulent, unconventional relationships. Tabloid newspapers went into sordid, salacious detail. In two separate cases, the accused (and convicted) poisoners even stated that she had got the idea from a story in the newspaper.</text:span><text:span text:style-name="T3"><text:note text:id="ftn71" text:note-class="footnote"><text:note-citation>79</text:note-citation><text:note-body><text:p text:style-name="P102"><text:span text:style-name="T4">'</text:span><text:span text:style-name="T3">"I'll pole-axe you" a mother's shout at murder case', Daily Mail, 05.07.74, p13; <text:s/>“Poison stew wife is jailed for life” Daily Mail, 10.01.75, p3</text:span></text:p></text:note-body></text:note></text:span><text:span text:style-name="T3"> On this subject, newspapers remained quiet, despite the interesting question of their responsibility for copy-cat behaviour triggering. In contrast to the coverage of murders in newspapers, murder is barely mentioned in Hansard, where accidental poisoning and intentional self poisoning were the principle concerns. <text:s text:c="3"/></text:span></text:p>
      <text:p text:style-name="P24"><text:span text:style-name="T3"/></text:p>
      <text:p text:style-name="P158">Fear and Disruption</text:p>
      <text:p text:style-name="P173"><text:span text:style-name="T3">Another form of abuse was the threat of paraquat poisoning, used by </text:span><text:span text:style-name="T74">extortionists</text:span><text:span text:style-name="T3"> and sab</text:span><text:span text:style-name="T74">o</text:span><text:span text:style-name="T3">teurs. </text:span></text:p>
      <text:p text:style-name="P174">In 1974 a man was jailed for attempting to blackmail the CocaCola company by threatening to put paraquat into 200 bottles of the drink.<text:note text:id="ftn105" text:note-class="footnote"><text:note-citation>80</text:note-citation><text:note-body><text:p text:style-name="P133">“Jail for Coke blackmailer”, The Times, 23.11.74 p3</text:p></text:note-body></text:note> <text:span text:style-name="T145">In the approach to Christmas in 1982, the Animal Liberation Front warned that they had poisoned turkeys for sale in Harrods and Woolworths,</text:span><text:span text:style-name="T145"><text:note text:id="ftn106" text:note-class="footnote"><text:note-citation>81</text:note-citation><text:note-body><text:p text:style-name="P133">“Anger over 'poisoned turkeys'” Daily Mail, 20.12.82, p10</text:p></text:note-body></text:note></text:span><text:span text:style-name="T145"> as well as a cluster in Bristol supermarkets and butchers.</text:span><text:span text:style-name="T145"><text:note text:id="ftn107" text:note-class="footnote"><text:note-citation>82</text:note-citation><text:note-body><text:p text:style-name="Footnote">“<text:span text:style-name="T145">Another turkey alarm”, Daily Mail, 21.12.82 p22</text:span></text:p></text:note-body></text:note></text:span><text:span text:style-name="T145"> There wasn't any paraquat found, but the withdrawal from sale, the disruption and anxiety it caused show that the threats were taken seriously. Shoppers at Safeway supermarkets were the target of random poisoning threats, in 1981</text:span><text:span text:style-name="T145"><text:note text:id="ftn110" text:note-class="footnote"><text:note-citation>83</text:note-citation><text:note-body><text:p text:style-name="P135">“More poisoned food may be lying in shops” The Times, 08.05.81 (front page leader, article p7); <text:span text:style-name="T146">“Safeway food poison dose 'not lethal'”, The Times, <text:s/>09.</text:span>05.81, p2.</text:p></text:note-body></text:note></text:span><text:span text:style-name="T145"> and 1987.</text:span><text:span text:style-name="T145"><text:note text:id="ftn109" text:note-class="footnote"><text:note-citation>84</text:note-citation><text:note-body><text:p text:style-name="Footnote">“<text:span text:style-name="T146">Poisoner hits supermarket shelves”, Daily Mail, 22.06.87, p2</text:span></text:p></text:note-body></text:note></text:span><text:span text:style-name="T145"> In an attempt to deny the blackmailer the satisfaction of creating a stir, there had been a six week media blackout while the police and the supermarkets worked on the issue.</text:span><text:span text:style-name="T145"><text:note text:id="ftn108" text:note-class="footnote"><text:note-citation>85</text:note-citation><text:note-body><text:p text:style-name="P134">“Poison food threat”, Daily Mail, 15.08.87, p2</text:p></text:note-body></text:note></text:span><text:span text:style-name="T145"> </text:span></text:p>
      <text:p text:style-name="Standard"/>
      <text:p text:style-name="Standard"/>
      <text:p text:style-name="P12">Educating/ Disciplining Users</text:p>
      <text:p text:style-name="Standard"><text:span text:style-name="T3">Journalists remained objective in their reporting of accidental poisoning with Gramoxone, although they didn't mince words when they could be delivered from authority figures. Keeping Gramoxone in unmarked, reused bottles was "asking for it", The Times reported coroner Donal Summerfield as saying.</text:span><text:span text:style-name="T3"><text:note text:id="ftn72" text:note-class="footnote"><text:note-citation>86</text:note-citation><text:note-body><text:p text:style-name="P103">“Man drank weedkiller by mistake”, The Times, 11.12.69, p.5</text:p></text:note-body></text:note></text:span><text:span text:style-name="T3"> As poisonings of this type accumulated, a coroner was reported as frustratedly saying "when will the public learn?",</text:span><text:span text:style-name="T3"><text:note text:id="ftn73" text:note-class="footnote"><text:note-citation>87</text:note-citation><text:note-body><text:p text:style-name="P104">“Girl drinks first and dies”, Daily Mail, 30.09.72, p9</text:p></text:note-body></text:note></text:span><text:span text:style-name="T3"> but the reporters at the paper did not expand or moralise on the subject of those who chose to use Gramoxone at home.</text:span></text:p>
      <text:p text:style-name="Standard"/>
      <text:p text:style-name="Standard"><text:span text:style-name="T3">Despite fatal incidents occurring since 1966, none were reported in newspapers until 1968. Before that date, stories about paraquat were limited to the farming, business or gardening columns, which only proclaimed the benefits of the herbicide. The front page news of Britain's, even Europe's, first </text:span><text:soft-page-break/><text:span text:style-name="T3">lung transplant in 1968 is also one of 15 year old Alex Smith's accidental paraquat poisoning. Although the focus of the stories is of the surgical procedure, most papers mention an unnamed weedkiller. The Times reported “liquid weedkiller” that “resembled a soft drink”.</text:span><text:span text:style-name="T3"><text:note text:id="ftn74" text:note-class="footnote"><text:note-citation>88</text:note-citation><text:note-body><text:p text:style-name="P105">“Boy with new lung winks at father” The Times, 18.05.68, p10 </text:p></text:note-body></text:note></text:span><text:span text:style-name="T3"> In the series of articles following the transplant, The </text:span><text:span text:style-name="T42">Daily </text:span><text:span text:style-name="T3">Mail did not name the weedkiller either, but it is clearly Gramoxone from the descriptions "looked like Coca Cola" and the effect on the lungs in particular.</text:span><text:span text:style-name="T3"><text:note text:id="ftn75" text:note-class="footnote"><text:note-citation>89</text:note-citation><text:note-body><text:p text:style-name="P106">“Boy and Girl in lung-swop operation” Daily Mail, 13.05.68 , p1; “Lung boy sits up for icecream”, Daily Mail, 18.05.68, p1; “Lung transplant boy dies” Daily Mail, 29.05.68, p1</text:p></text:note-body></text:note></text:span><text:span text:style-name="T3"> None of the surgeons involved in the transplant case would give any details, but the boy's uncle spoke to the press about what had happened.</text:span><text:span text:style-name="T3"><text:note text:id="ftn77" text:note-class="footnote"><text:note-citation>90</text:note-citation><text:note-body><text:p text:style-name="P138">“Lung Transplant in Edinburgh”, Glasgow Herald, 17.05.68, p1</text:p></text:note-body></text:note></text:span></text:p>
      <text:p text:style-name="Standard"/>
      <text:p text:style-name="Standard"><text:span text:style-name="T3">During the same month that the transplant took place, The Mail's farming column reported that the Essex branch National Farmers Union wanted the danger of the product to be emphasised on the label. This was the first time the Mail explicitly associated paraquat with fatal poisonings.</text:span><text:span text:style-name="T3"><text:note text:id="ftn78" text:note-class="footnote"><text:note-citation>91</text:note-citation><text:note-body><text:p text:style-name="P107">“Weedkiller Warning”, Peter Bullen, Daily Mail, 25.05.68, p4 </text:p></text:note-body></text:note></text:span><text:span text:style-name="T3"> Later that year, paraquat left the confines of niche gardening, business and farming columns when fatal accidental poisonings started appearing as news items in their own right. The first was the death of 6 year old Beverly Pollitt, who drank paraquat from a lemonade bottle - this story appeared in the general news of the Times,</text:span><text:span text:style-name="T3"><text:note text:id="ftn79" text:note-class="footnote"><text:note-citation>92</text:note-citation><text:note-body><text:p text:style-name="P108">“Child died from weed killer” The Times, 14.08.68, p2</text:p></text:note-body></text:note></text:span><text:span text:style-name="T3"> and the Mail. This case was particularly interesting because the father worked for ICI and had asked another ICI laboratory worker with access to Gramoxone, to get some for him. This was an unusual situation and none of the other cases presented in newspapers had such a tight tie to the chemical company, other than the use of their product. Another article in the Farming column later that same year announced that liquid formulations of paraquat were going on the Home Office poisons list, but that Weedol was exempt.</text:span><text:span text:style-name="T3"><text:note text:id="ftn80" text:note-class="footnote"><text:note-citation>93</text:note-citation><text:note-body><text:p text:style-name="P109">Killer chemical goes on Poisons List, Peter Bullen, Daily Mail, 09.09.68 p6</text:p></text:note-body></text:note></text:span><text:span text:style-name="T3"> </text:span></text:p>
      <text:p text:style-name="Standard"/>
      <text:p text:style-name="Standard"><text:span text:style-name="T3">The BMJ article on the Alex's lung transplant <text:s/>(although he wasn't named in the article, only described) noted that he "had no previous significant history and he was a well-balanced, intelligent, and stoic individual".</text:span><text:span text:style-name="T3"><text:note text:id="ftn81" text:note-class="footnote"><text:note-citation>94</text:note-citation><text:note-body><text:p text:style-name="P110">Matthew et al, BMJ Vol 3, no 5621, pp 759-763 759</text:p></text:note-body></text:note></text:span><text:span text:style-name="T3"> It seems unusual for the character of a patient to be commented on in this way, as the newspapers tended not to include this type of adjectives.</text:span><text:span text:style-name="T3"><office:annotation><dc:creator>Unknown Author</dc:creator><dc:date>2014-01-31T11:21:52</dc:date><text:p><text:span text:style-name="T151">*should probably check some other BMJ articles to see whether this kind of comment was usual* </text:span></text:p></office:annotation></text:span><text:span text:style-name="T3"> This case appears in Plant Protection Ltd's list of poisonings occurring in 1966 and 1967 which was submitted for review by the Scientific Subcommittee on Poisonous Substances Used in Agriculture and Food Storage. The Irish and Scottish incidents are described in a way that emphasises the human error in using the chemical, "patient was drunk when he consumed the chemical" and "a mentally retarded man drank Gramoxone in mistake for wine" as well as the explicitly prohibited behaviour, repacking, into beer bottles, and storing them among other drinks.</text:span><text:span text:style-name="T3"><text:note text:id="ftn82" text:note-class="footnote"><text:note-citation>95</text:note-citation><text:note-body><text:p text:style-name="P111">Scientific Subcommittee on Poisonous Substances Used in Agriculture and Food Storage</text:p></text:note-body></text:note></text:span></text:p>
      <text:p text:style-name="Standard"/>
      <text:p text:style-name="Standard"><text:span text:style-name="T3">There was a big rise in paraquat poisoning stories from 1971 and I speculated that the trigger for the Daily Mail to start reporting on deaths was not necessarily that they were becoming more frequent, but that they were no longer just affecting adult workers. This could not be the case, because we've seen examples of accidental weedkiller (which is plainly Gramoxone) related deaths of children and teens being reported. The BMJ editorial demonstrates that children had been poisoned from 1967, or perhaps earlier, so perhaps it was a critical/ mythical/ threshold number of children or people affected in accidental poisonings.</text:span><text:span text:style-name="T3"><office:annotation><dc:creator>Unknown Author</dc:creator><dc:date>2014-01-31T14:03:26</dc:date><text:p><text:span text:style-name="T151">*Glen asks about how these child incidents were reported** *I haven't managed to find any analysis of journalism relating to children yet, but the stories as reported remained objective, not especially emotive, did not always use photos* </text:span></text:p></office:annotation></text:span><text:span text:style-name="T3">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text:s/></text:span></text:p>
      <text:p text:style-name="Standard"><text:soft-page-break/></text:p>
      <text:p text:style-name="Standard"><text:span text:style-name="T3">Accidental poisonings as news items meant that paraquat left the confines of niche gardening, farming columns. These stories invariably conveyed the lack of effective treatment available, often with the stock phrase "no known antidote". <text:s/>This idea grabbed the imagination, and it was sufficiently frightening to prompt </text:span><text:span text:style-name="T20">newspaper </text:span><text:span text:style-name="T3">readers to write letters calling for it to be banned. Arsenic based weedkillers had been fatally poisoning people for much longer, and correspondingly progression and management of poisoning was better understood and accepted. As Boon wearily noted, this antidote statement was technically accurate, but it was not unusual as in the true sense of antidote where one chemical neutralises another, </text:span><office:annotation office:name="__Fieldmark__780_511980288"><dc:creator>Unknown Author</dc:creator><dc:date>2014-02-04T14:50:15</dc:date><text:list text:continue-numbering="true" text:style-name=""><text:list-item><text:p>Good point, elaborate sooner perhaps</text:p></text:list-item></text:list></office:annotation><text:span text:style-name="T3">very few poisons have an antidote</text:span><office:annotation-end office:name="__Fieldmark__780_511980288"/><text:span text:style-name="T3">, not even aspirin. Boon attributed this phrase to an answer given to a coroner in court to the question whether an antidote was available.</text:span><text:span text:style-name="T3"><text:note text:id="ftn83" text:note-class="footnote"><text:note-citation>96</text:note-citation><text:note-body><text:p text:style-name="P112">Kennedy, p.148</text:p></text:note-body></text:note></text:span><text:span text:style-name="T3"> However, it was useful shorthand in newspapers for expressing the horror and despair that was experienced by victims, their families, and the medics who cared for them. </text:span></text:p>
      <text:p text:style-name="Standard"/>
      <text:p text:style-name="P171"><text:span text:style-name="T3">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3"><text:note text:id="ftn84" text:note-class="footnote"><text:note-citation>97</text:note-citation><text:note-body><text:p text:style-name="P113"><text:span text:style-name="T139">AAARRGGHH!</text:span><text:tab/></text:p></text:note-body></text:note></text:span><text:span text:style-name="T3">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Only ICI made paraquat, they held the patents and it was a complicated process, so avoiding using the brand name but in naming paraquat, the company was implicitly named. The occasional use of the brand name disrupts the idea that papers might have been trying to protect themselves from the company. </text:span><text:span text:style-name="T3"><office:annotation><dc:creator>Unknown Author</dc:creator><dc:date>2014-01-31T15:22:53</dc:date><text:p><text:span text:style-name="T151">[Do newspapers have a responsibility of sorts to be honest rather than coy about this type of information? ]</text:span></text:p></office:annotation></text:span></text:p>
      <text:p text:style-name="P171"><text:span text:style-name="T3"/></text:p>
      <text:p text:style-name="P156">Discussing Branding</text:p>
      <text:p text:style-name="P171"><text:span text:style-name="T3">Paraquat was not available as an unbranded product and ICI considered attempting to obtain an extension to their patent in order to keep their stronghold. Ultimately they did not go through with the challenge because the patent for manufacture was applied for and therefore finished later, giving the company more time</text:span><text:span text:style-name="T33"> to recoup the costs of developing paraquat herbicides</text:span><text:span text:style-name="T3">. The idea of more companies making paraquat products caused concern which was expressed in Parliament and in newspapers where it was held that ICI who were working on treatments for poisoning should continue to be responsible for the potentially dangerous chemical. <text:s/></text:span></text:p>
      <text:p text:style-name="P171"><text:span text:style-name="T3"/></text:p>
      <text:p text:style-name="Standard"/>
      <text:p text:style-name="P14">Reassuring Users and Non Users</text:p>
      <text:p text:style-name="P24"><text:span text:style-name="T25"><text:s/></text:span><text:span text:style-name="T3">In 1963 ICI placed a more general educational advert in main body of the The Times entitled "Research, The Springboard of Progress" about the benefits of selected ICI products: Gramoxone, leprosy treatment and wipeable wallpaper.</text:span><text:span text:style-name="T3"><text:note text:id="ftn85" text:note-class="footnote"><text:note-citation>98</text:note-citation><text:note-body><text:p text:style-name="P114">“Research the Springboard of Progress” The Times, 18.12.63, p.9</text:p></text:note-body></text:note></text:span><text:span text:style-name="T3"> Educational, profile boosting adverts were a staple feature of ICI's communication with the general public about their work and public relations for the chemical industry in general.</text:span><text:span text:style-name="T3"><office:annotation><dc:creator>Unknown Author</dc:creator><dc:date>2014-01-30T17:01:15</dc:date><text:p><text:span text:style-name="T151">See Reader and say something about the public face/ importance of ICI in Britain. </text:span></text:p></office:annotation></text:span><text:span text:style-name="T3"> 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Later, as the United Kingdom suffered in a recession in the 1970s, ICI again called on paraquat to demonstrate the company's contributions to every day life, and the British </text:span><text:soft-page-break/><text:span text:style-name="T3">economy. <text:s/>"Ideas in Action from ICI" <text:s/>was placed in the Daily Mail in 1974 which showcased more of their revolutionary products, with Gramoxone being first on the list, followed by "the world's most widely used anaesthetic" and 'BCF' liquified gas to put out fires "saving precious seconds, precious lives."</text:span><text:span text:style-name="T3"><text:note text:id="ftn86" text:note-class="footnote"><text:note-citation>99</text:note-citation><text:note-body><text:p text:style-name="P115">Ideas in Action, also give details from series. </text:p></text:note-body></text:note></text:span><text:span text:style-name="T3"> In this advert, which was part of a series,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8"/>
      <text:p text:style-name="P25"><text:span text:style-name="T3">One day before the Mail launched into nearly two weeks of daily court reports of a murder involving Gramoxone, they carried an ICI advert with the tagline "Changes for the better, world wide".</text:span><text:span text:style-name="T3"><text:note text:id="ftn87" text:note-class="footnote"><text:note-citation>100</text:note-citation><text:note-body><text:p text:style-name="P116">“Ideas in Action from ICI”, Daily Mail, 02.07.74, p5</text:p></text:note-body></text:note></text:span><text:span text:style-name="T3"> <text:s/>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3"><office:annotation><dc:creator>Unknown Author</dc:creator><dc:date>2014-01-31T16:13:17</dc:date><text:p><text:span text:style-name="T151">Would there be anything in the Widnes files?</text:span></text:p></office:annotation></text:span><text:span text:style-name="T3">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25"><text:span text:style-name="T3"/></text:p>
      <text:p text:style-name="P176"><text:span text:style-name="T3">Another interesting use of paraquat, is the deliberate, high profile, public ingestion in order to reassure.</text:span><text:span text:style-name="T3"><text:note text:id="ftn114" text:note-class="footnote"><text:note-citation>101</text:note-citation><text:note-body><text:p text:style-name="Footnote">“<text:span text:style-name="T148">'Paraquat pie' eaters surprise village” The Times, 22.05.82, p4</text:span></text:p></text:note-body></text:note></text:span><text:span text:style-name="T3"> This is </text:span><text:span text:style-name="T76">a </text:span><text:span text:style-name="T3">similar </text:span><text:span text:style-name="T76">tactic </text:span><text:span text:style-name="T3">to the </text:span><text:span text:style-name="T78">J Gordon Edward's </text:span><text:span text:style-name="T3">ingestion of DDT</text:span><text:span text:style-name="T3"><text:note text:id="ftn112" text:note-class="footnote"><text:note-citation>102</text:note-citation><text:note-body><text:p text:style-name="P137">Sc<text:span text:style-name="T149">h</text:span>warcz (2004) <text:span text:style-name="T79">The Fly in the Ointment</text:span><text:span text:style-name="T86">, p</text:span><text:span text:style-name="T89">27.</text:span></text:p></text:note-body></text:note></text:span><text:span text:style-name="T3"> and later of </text:span><text:span text:style-name="T78">John Gummer's </text:span><text:span text:style-name="T3">beefburgers during the BSE scandal,</text:span><text:span text:style-name="T3"><text:note text:id="ftn113" text:note-class="footnote"><text:note-citation>103</text:note-citation><text:note-body><text:p text:style-name="Footnote"/></text:note-body></text:note></text:span><text:span text:style-name="T3"> </text:span><text:span text:style-name="T76">to make a powerful statement about safety on an immediate and human level. Although these one-off events are unable to demonstrate long term effects of repeated exposure, these personal actions send a message about the willingness to put themselves (or family members) at risk, and invite observers to interpret as a signal to trust claims that the substance is safe. </text:span><text:span text:style-name="T77">The beefburger stunt backfired, the DDT demonstration felt misdirected as Edward's point seemed mainly to be about his own isolated, personal health rather than </text:span><text:span text:style-name="T78">DDT </text:span><text:span text:style-name="T77">as part of an </text:span><text:span text:style-name="T78">interdependent</text:span><text:span text:style-name="T77"> network, but there is not evidence of the paraquat pie being particularly well known. </text:span><text:span text:style-name="T78">Locals of Woodkirk baked the pie containing rhubarb from allotments affected by a fire at a warehouse, which contained a number of different herbicides including paraquat. Much vegetation had died and fish in streams died. <text:s/>They were backed up by the Morely and Batley Environmental Action Group </text:span><text:span text:style-name="T77">The episode took place in Woodkirk, </text:span><text:span text:style-name="T78">around 8 miles north-east from Kirkheaton where the Paraquat Action Group was founded in response to plans to enlarge ICI's plant in Huddersfield to increase their capacity to produce paraquat. I suspect that some of these public, who already had misgivings about the activities of chemical industries in their area, were not reassured by the survival of their local environmental health officers and MAFF toxicologists. <text:s/></text:span></text:p>
      <text:p text:style-name="P8"/>
      <text:p text:style-name="P12">Protecting Users</text:p>
      <text:p text:style-name="Standard"><text:span text:style-name="T3">The chemical name Paraquat first appeared in Hansard in 1970, when Joyce Butler asked whether MAFF would withdraw approval for paraquat following a number of accidents.</text:span><text:span text:style-name="T3"><text:note text:id="ftn88" text:note-class="footnote"><text:note-citation>104</text:note-citation><text:note-body><text:p text:style-name="P117"><text:tab/></text:p></text:note-body></text:note></text:span><text:span text:style-name="T3"> The answer was negative: there was no evidence that the chemical was harmful to workers, when used in accordance to the instructions. This was not the first time that Butler had spoken up in Parliament for users (and victims of) of agricultural and garden chemicals. Butler had been very active throughout the 1960s when DDT, aldrin and dieldrin came under closer scrutiny and public concern. She spoke out vociferously against the government produced booklet </text:span><text:span text:style-name="T82">Chemicals for the Gardener</text:span><text:span text:style-name="T3">, which contained recommendations to use these chemicals without further information about their </text:span><text:soft-page-break/><text:span text:style-name="T3">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 </text:span></text:p>
      <text:p text:style-name="Standard"/>
      <text:p text:style-name="Standard"><text:span text:style-name="T3">Butler represented Wood Green, which was later classed as Harringey. As an urban area, there wasn't any agriculture and therefore crop spraying, and no major chemical industry. Butler felt very strongly about intensive farming methods and environmental pollution, both of which were closely related to consumer issues, repeatedly calling for joined up thinking and better links between Government departments. She described herself as a housewife, although it was no ordinary household she was part of - her husband was a Labour candidate for Rutland but of the pair she was the more politically mobile, and influential, as a member of Wood Green Council, becoming council leader in 1954 then deputy mayor before becoming elected in 1955 as an MP for the Labour Party. <text:s/>She was willing and able to speak confidently and knowledgeably on technical scientific subjects, keeping abreast of research and policy development in the United States and passing material on for review to the relevant UK government body.</text:span><text:span text:style-name="T3"><office:annotation><dc:creator>Unknown Author</dc:creator><dc:date>2014-02-04T14:51:31</dc:date><text:p><text:span text:style-name="T151">Give refs.</text:span></text:p></office:annotation></text:span><text:span text:style-name="T3"> </text:span></text:p>
      <text:p text:style-name="Standard"/>
      <text:p text:style-name="P1">Butler focused on labelling of these chemicals with information that was relevant and comprehendable to the lay public. Over the course of Butler's political career, she would cover water fluoridation, chemical exposure to workers in industry, permitted chemicals in food and cosmetics and their labelling, environmental health, with a keen focus on users and domestic consumers. <text:s/>She consistently kept the issue of chemicals and consumers in debate, for instance questioning about insecticide use (HC Deb 22 November 1967 vol 754 cc357-8W), progress of regulations (HC Deb 01 May 1968 vol 763 c204W), DDT, <text:s/>the possibility of a housewives' ombudswoman (HC Deb 24 October 1967 vol 751 c449W) involvement of women's organisations with the Consumer Council (HC Deb 07 February 1968 vol 758 cc122-3W). </text:p>
      <text:p text:style-name="Standard"/>
      <text:p text:style-name="Standard"><text:span text:style-name="T3">Butler's question about revoking approval, instead of an inquiry launched or health and safety procedures reviewed, looks like a knee-jerk or over-reaction in this instance, and an inflexible answer was given accordingly. Butler did not appear as a participant in further discussions about paraquat, but the weedkiller remained a topic of frequent questioning in the House of Commons until the 1980s, with figures on deaths attributed to the chemical being regularly requested by a number of MPs. Paraquat was an extremely effective weedkiller and the agricultural background that MPs and Peers came from personally, or represented constitutionally, were important in their arguments, as was the ability of Britain to produce enough affordable, safe food for a growing population. Jobs and income depended on the continued demand for paraquat in Britain and abroad, meaning that the MP for Widnes where ICI's paraquat factory was located appeared regularly in debate about the chemical. ICI's claims about product safety were never explored in this forum; the Pesticides Committee dealt with these issues in relative privacy. The strength of trade unions does not come through in these arguments, but safety organisations and committees, the Pesticides Review board (?) the British Council for Safety, the Royal Society for the Prevention of Accidents and the Health and Safety Executive were frequently referred to for figures and guidance, or in the case of the pesticides review committee, held up as the entire safety provision. The co-operation and relationships between these groups, the networks, connections and dynamics between members of these groups are not always clear from the discussions recorded in Hansard, though Butler expresses frustration at how they could work better together, with reference to the recommendations made in the "disastrous" Chemicals for the Gardener booklet (HC Deb 26 March 1964 vol 692 cc756-70) where outdated information (the chemicals had already been deemed dangerous) was provided. There was even a prisoner suicide using the weedkiller, though there was never any comment recorded about how he came to obtain the lethal dose. </text:span><text:span text:style-name="T3"><office:annotation><dc:creator>Unknown Author</dc:creator><dc:date>2014-02-04T14:51:56</dc:date><text:p><text:span text:style-name="T151">Interweave your discussion of sources in order to follow a clearer chronological structure.</text:span></text:p></office:annotation></text:span></text:p>
      <text:p text:style-name="Standard"><text:soft-page-break/></text:p>
      <text:p text:style-name="P25"><text:span text:style-name="T3">MPs and Peers took it upon themselves to investigate; buying paraquat products, noting whether warnings were given by the seller or on the container, experiencing for themselves whether the information on the containers was hard to read, or easy to understand. A number of the participants in the parliamentary debates involving paraquat had experience of farming themselves</text:span><text:span text:style-name="T3"><office:annotation><dc:creator>Unknown Author</dc:creator><dc:date>2014-02-04T14:53:28</dc:date><text:p><text:span text:style-name="T151">So, users?</text:span></text:p></office:annotation></text:span><text:span text:style-name="T3">, and were aware of the benefits of paraquat when used correctly as well as the tragic outcomes when it was not used as intended. Whether through mis-speaking, misunderstanding or absence of facts, Hansard records some continuing confusion about the appearance, availability and differences between agricultural and domestic paraquat preparations, so where personal experiences could be called upon they lent credibility and force to the arguments presented by those involved [REF]. An example of a confused statement is "The weedkiller Paraquat is, which is manufactured by ICI, is used fairly widely in down land districts. I do not know what it contains."</text:span><text:span text:style-name="T3"><text:note text:id="ftn89" text:note-class="footnote"><text:note-citation>105</text:note-citation><text:note-body><text:p text:style-name="P118">Hastings, 1975, Hare Coursing Bill, http://hansard.millbanksystems.com/commons/1975/oct/24/duration-of-act </text:p></text:note-body></text:note></text:span><text:span text:style-name="T3"> Paraquat is "what's in it", the it being Gramoxone. </text:span></text:p>
      <text:p text:style-name="P9"/>
      <text:p text:style-name="P25"><text:span text:style-name="T3">In 1972, marking ten years of paraquat on the market and six years since the first fatality, the Daily Mail took up the cause of accidental paraquat poisoning, focusing on the risk to children. <text:s/>The newspaper ran their own investigation into how easy it was to obtain Gramoxone and that controls on its retail were not working.</text:span><text:span text:style-name="T3"><text:note text:id="ftn90" text:note-class="footnote"><text:note-citation>106</text:note-citation><text:note-body><text:p text:style-name="P119">“Should this killer be allowed?” DM, 30.08.72, p6</text:p></text:note-body></text:note></text:span><text:span text:style-name="T3"> </text:span></text:p>
      <text:p text:style-name="P9"/>
      <text:p text:style-name="P11">Newspapers carried stories of <text:span text:style-name="T143">police warning the public with loudspeakers or going door to door to announce the presence of paraquat in their environment. One incident involved containers going missing from the back of a truck,</text:span><text:span text:style-name="T143"><text:note text:id="ftn39" text:note-class="footnote"><text:note-citation>107</text:note-citation><text:note-body><text:p text:style-name="P132">“Paraquat drums lost from lorry”, The Times, 28.03.74, p2</text:p></text:note-body></text:note></text:span><text:span text:style-name="T143"> another involved containers of paraquat getting swept overboard from a container ship with the possibility of them being found washed up on a beach,</text:span><text:span text:style-name="T143"><text:note text:id="ftn102" text:note-class="footnote"><text:note-citation>108</text:note-citation><text:note-body><text:p text:style-name="Footnote">“<text:span text:style-name="T144">Poison overboard!” DM, 06.04.73, p17.</text:span></text:p></text:note-body></text:note></text:span><text:span text:style-name="T143"> another episode was when a plant nursery sprayed their area and the spray drifted onto residents gardens,</text:span><text:span text:style-name="T143"><text:note text:id="ftn103" text:note-class="footnote"><text:note-citation>109</text:note-citation><text:note-body><text:p text:style-name="P131">“<text:span text:style-name="T144">Deadly shower” DM, 25.08.80, p11</text:span></text:p></text:note-body></text:note></text:span><text:span text:style-name="T143"> and yet another when a bramble patch was sprayed and children discovered to have eaten the blackberries.</text:span><text:span text:style-name="T143"><text:note text:id="ftn104" text:note-class="footnote"><text:note-citation>110</text:note-citation><text:note-body><text:p text:style-name="Footnote">“<text:span text:style-name="T144">Children eat poison spray blackberries” DM, 25.08.73 p13</text:span></text:p></text:note-body></text:note></text:span><text:span text:style-name="T143"> </text:span></text:p>
      <text:p text:style-name="Standard"/>
      <text:p text:style-name="P15">Changes to the formulation</text:p>
      <text:p text:style-name="P23"><text:span text:style-name="T3">When reformulating Gramoxone to improve its safety, PPL looked to ICI discoveries, as well as outside the organisation. One of the additions was a triazolopyrazine made by FL Rose and colleagues, then trialled by ICI as a bronchodilator, but rejected because it caused patients to be sick.</text:span><text:span text:style-name="T3"><text:note text:id="ftn91" text:note-class="footnote"><text:note-citation>111</text:note-citation><text:note-body><text:p text:style-name="P120">Suckling and Langley, 1988, p510</text:p></text:note-body></text:note></text:span><text:span text:style-name="T3"> Detailed records in the organisation meant that when an emetic was required to minimise intestinal absorption of paraquat, there were options in-house. Bitrex <text:s/></text:span></text:p>
      <text:p text:style-name="P23"/>
      <text:p text:style-name="P23"><text:span text:style-name="T3">Vale et al described in 1987 that paraquat itself causes nausea vomiting and diarrhoea due to its irritation of the gut. The paper also stated that all recent formulations contain an emetic, PP796, a phosphodiesterase inhibitor to directly stimulate the vomiting centre. Granular preparations (Weedol, Pathclear) contain magnesium sulphate, stimulating diarrhoea.</text:span><text:span text:style-name="T3"><text:note text:id="ftn92" text:note-class="footnote"><text:note-citation>112</text:note-citation><text:note-body><text:p text:style-name="P121"><text:span text:style-name="T92">V</text:span>ale et al, 1987</text:p></text:note-body></text:note></text:span><text:span text:style-name="T3"> These changes to formulation were made to try to eliminate the chemical from the system of the person who had consumed it <text:s/>*need to find out when*.</text:span></text:p>
      <text:p text:style-name="P28"/>
      <text:p text:style-name="P12"/>
      <text:p text:style-name="Standard"><text:span text:style-name="T43">The Daily Mail</text:span><text:span text:style-name="T3"> contacted spokespeople from Plant Protection, ICI, MAFF, as well as the </text:span><text:soft-page-break/><text:span text:style-name="T3">pharmaceutical society, and were able to portray the chemical company positively, as working hard to make the formulation of the very effective and valuable herbicide safer, and investing in to find better treatments for poisoning. The </text:span><text:span text:style-name="T43">paper</text:span><text:span text:style-name="T3"> kept a running totals of deaths, continued calling for better retail practices, clearer labelling,</text:span><text:span text:style-name="T3"><office:annotation><dc:creator>Unknown Author</dc:creator><dc:date>2014-02-04T14:52:40</dc:date><text:p><text:span text:style-name="T151">Parallels with pharmaceutical regs</text:span></text:p></office:annotation></text:span><text:span text:style-name="T3"> and more thorough governmental approval processes, while continuing to carry regular advertisements for Weedol and other ICI garden care chemicals. Later in 1972 the Mail carried their first report on suicide using paraquat, though we saw from the earlier slide that it had been used for this purpose for longer. </text:span></text:p>
      <text:p text:style-name="Standard"/>
      <text:p text:style-name="P1">Occasionally for greater emphasis or connection with the reader, Weedol was mentioned as containing paraquat. To a casual newspaper reader without their own experience of the products, who <text:span text:style-name="T115">was</text:span> not closely reading storie, <text:span text:style-name="T115">which were</text:span> spread out over time, it would be easy to come away with the idea that all paraquat products were somehow imbued with the intention of wreaking death.</text:p>
      <text:p text:style-name="Standard"/>
      <text:p text:style-name="P24"><text:span text:style-name="T3">The Daily Mail newspaper's active role in educating readers about the dangers of paraquat can be seen in the MAFF files, in the form of requests for information from their reporters. The files also show civil servants' reactions to articles from the Daily Mail and it shows them learning to anticipate what journalists would be asking for. There was a mixture of relief that the paper was getting across information about storing chemicals safely and following instructions for safe use, but also irritation that the journalists were misreporting and mangling other facts, even that they were appeared to be getting their information from sources other than MAFF. Extensive reporting of accidental poisoning was educational because people became more aware of </text:span><text:span text:style-name="T82">why </text:span><text:span text:style-name="T3">they shouldn't decant industrial strength herbicide into unlabelled bottles, and what the consequences could be of asking a friend </text:span><text:span text:style-name="T46">to bring back</text:span><text:span text:style-name="T3"> a bit of the amazing weedkiller from their work. </text:span></text:p>
      <text:p text:style-name="P8"/>
      <text:p text:style-name="P31"><text:span text:style-name="T3">The “good deal of Press publicity” over deaths from paraquat poisoning “which have usually resulted from the carelessness of individuals” was pinpointed as the cause for public concern which prompted stricter controls on the sale of Gramoxone. The letter that announced this change, also laid out how this was really only superficially harder, as “all householders are authorised to give certificates certifying a person to be one to whom a poison may properly be sold” according to Rule 36 of the Poisons Rules 1972. </text:span><text:span text:style-name="T44">The letter takes care to </text:span><text:span text:style-name="T45">mention that</text:span><text:span text:style-name="T44"> domestic Weedol </text:span><text:span text:style-name="T45">is </text:span><text:span text:style-name="T44">exempt, but does not mention the formulations containing paraquat that would come under this rule, further obfuscating where danger should be looked for when discussing paraquat.</text:span><text:span text:style-name="T3"><text:note text:id="ftn93" text:note-class="footnote"><text:note-citation>113</text:note-citation><text:note-body><text:p text:style-name="P44">HO 305/32, Letter from R Kendall to GR Waters, <text:span text:style-name="T114">22.01.74</text:span></text:p></text:note-body></text:note></text:span><text:span text:style-name="T3"> </text:span><text:span text:style-name="T45">How widely known this was is unclear, but it was definitely not part of the press release heralding the change. <text:s/></text:span></text:p>
      <text:p text:style-name="Standard"/>
      <text:p text:style-name="P1"/>
      <text:p text:style-name="P1"/>
      <text:p text:style-name="P144">What next? </text:p>
      <text:p text:style-name="P144">In 1981, a new amateur or domestic weedkiller <text:span text:style-name="T125">containing atrazine and aminotriazol</text:span>, named DeeWeed, came onto the market. Adverts for this product proclaimed, repeatedly, that it did not contain paraquat or sodium chlorate. <text:span text:style-name="T124">After all the drama of paraquat poisoning in the preceding years, t</text:span>his <text:span text:style-name="T124">could</text:span> be a reaction against the <text:span text:style-name="T124">perceived</text:span> danger of paraquat, <text:span text:style-name="T124">and an assertion</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0" text:note-class="footnote"><text:note-citation>114</text:note-citation><text:note-body><text:p text:style-name="P123">Deeweed advert, Daily Mail, 04.07.81, p27</text:p></text:note-body></text:note> This product was more likely to have been designed to cater for the user keen to keep a low maintenance patio free from weeds. </text:p>
      <text:p text:style-name="P144"/>
      <text:p text:style-name="P145"><text:soft-page-break/>An amount of paraquat was displaced by the less toxic diquat in domestic formulations of weedkiller, but thanks to the niche it occupied when considered how it would be used in the garden, paraquat was not pushed off the shelves. Weedol and Pathclear continued to be available, showing that the diversity of <text:span text:style-name="T126">weedkilling situations continued to call for a contact herbicide, where gardeners can rely on the soil being suitable to plant in immediately. </text:span></text:p>
      <text:p text:style-name="Standard"/>
      <text:p text:style-name="P1"/>
      <text:p text:style-name="Standard"/>
      <text:p text:style-name="P1"/>
      <text:p text:style-name="Standard"/>
      <text:p text:style-name="P1"/>
      <text:p text:style-name="Standard"/>
      <text:p text:style-name="Standard"/>
      <text:p text:style-name="P12">Conclusions</text:p>
      <text:p text:style-name="P152"><text:span text:style-name="T3">I have shown that </text:span><text:span text:style-name="T52">p</text:span><text:span text:style-name="T3">araquat was </text:span><text:span text:style-name="T51">so </text:span><text:span text:style-name="T3">enthusiastically received </text:span><text:span text:style-name="T51">by people wanting to get rid of their <text:s/>weeds that</text:span><text:span text:style-name="T3"> Gramoxone, </text:span><text:span text:style-name="T53">and</text:span><text:span text:style-name="T3"> although never intended by the manufacturers for domestic use </text:span><text:span text:style-name="T82">was</text:span><text:span text:style-name="T3"> invited into some private homes and gardens. </text:span><text:span text:style-name="T51">Unfortunately this prohibited use</text:span><text:span text:style-name="T3"> sometimes resulting in fatal poisoning, </text:span><text:span text:style-name="T51">largely due to user error from reusing a beverage bottle, not marking it and forgetting or being unaware that the contents were poisonous</text:span><text:span text:style-name="T3">. Deaths relating to paraquat were recorded from 1966, </text:span><text:span text:style-name="T51">and initially these were all directly traceable to agricultural use. A</text:span><text:span text:style-name="T3">fter Weedol was widely marketed to home gardeners, </text:span><text:span text:style-name="T51">both in display adverts and in garden advice columns, accidental poisonings with Grammoxone spread to people who did not work </text:span><text:span text:style-name="T53">with the chemical</text:span><text:span text:style-name="T51">. I hypothesise that </text:span><text:span text:style-name="T53">referring to </text:span><text:span text:style-name="T51">the active ingredient “paraquat” in these advice columns </text:span><text:span text:style-name="T53">created</text:span><text:span text:style-name="T51"> </text:span><text:span text:style-name="T53">a desire for paraquat, and that inconsistent use of the brand name “Weedol” contributed to a lack of awareness about the distinction between the agricultural and domestic variants. </text:span></text:p>
      <text:p text:style-name="P152"><text:span text:style-name="T53"/></text:p>
      <text:p text:style-name="P152"><text:span text:style-name="T53">Users of paraquat based herbicides who did not follow the strict instruction to keep the chemical in its original packaging, put themselves and others (who would not have known of the instructions associated with the concentrate) at risk of </text:span><text:span text:style-name="T54">mistakenly</text:span><text:span text:style-name="T53"> using the weedkiller as a drink, brought the chemical to wider attention. Media reports of these </text:span><text:span text:style-name="T54">fatal incidents</text:span><text:span text:style-name="T53">, which for brevity and impact blurred the distinction between Weedol and Gramoxone, contributed to the </text:span><text:span text:style-name="T54">unintended</text:span><text:span text:style-name="T53"> use </text:span><text:span text:style-name="T54">of paraquat as a poison</text:span><text:span text:style-name="T53"> being perpetuated</text:span></text:p>
      <text:p text:style-name="P152"><text:span text:style-name="T53"/></text:p>
      <text:p text:style-name="P152"><text:span text:style-name="T3">Overall, the number of deaths in relation to the total volume of paraquat sold and used was very small, the </text:span><text:span text:style-name="T53">safety </text:span><text:span text:style-name="T3">precautions were easily followed </text:span><text:span text:style-name="T53">by weedkilling users </text:span><text:span text:style-name="T3">and the herbicide was extremely effective. This meant that ICI and regulatory government committees could not seriously contemplate a ban, although ICI were directed to, and did, investigate a variety of changes to the formulation, which resulted in adding Bitrex to deter people from drinking large amounts, and a chemical to make Gramoxone smell foul. </text:span></text:p>
      <text:p text:style-name="P152"><text:span text:style-name="T3"/></text:p>
      <text:p text:style-name="P152"><text:span text:style-name="T3"/></text:p>
      <text:p text:style-name="Standard"><office:annotation><dc:creator>Unknown Author</dc:creator><dc:date>2014-02-04T14:55:28</dc:date><text:p><text:span text:style-name="T151">Conclude what paraquat tells us about users and uses of chemicals. </text:span></text:p></office:annotation></text:p>
      <text:p text:style-name="P1">Doctors communicated among each other about paraquat earlier than newspapers or politicians. It was vital that they did so in order to share information about treatment and likelihood of outcomes. Politicians bring up paraquat in their debates latest, although this is perhaps not surprising as civil servants have been dealing with the paraquat question competently for some time, politicians have least reason to be suspicious of government actions. <text:s/></text:p>
      <text:p text:style-name="P12"/>
      <text:p text:style-name="P146">ICI preferred to focus only on <text:span text:style-name="T127">obedient users and their </text:span>adherence to the instructions for safe use, <text:span text:style-name="T128">written in the awareness of the range of effects that paraquat could have as an irritant and a poison</text:span>. <text:soft-page-break/><text:span text:style-name="T127">In these instructions, the company resisted giving details of the consequences, potentially leaving curious users who had read the instructions, unaware of why they should obey the instructions.</text:span> <text:span text:style-name="T128">ICI were concerned that people could be disinclined to use their paraquat products if they saw on the packaging that they were poisons. Newspapers, did not face this dilemma, instead operating on the principle that people should know the risks and took on the educational role communicating the full dangers of paraquat to potential users and even existing users.</text:span></text:p>
      <text:p text:style-name="P146"/>
      <text:p text:style-name="P146">The Daily Mail promoted the benefits of paraquat products in their garden advice columns and advertised Weedol at the same time as carrying stories of deaths involving paraquat. </text:p>
      <text:p text:style-name="P12"/>
      <text:p text:style-name="P1">In Weedol adverts that depicted a user, this imagined user did not match the image of the disobedient users who chose to bring the stronger version ho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de2000" svg:font-family="Code2000"/>
    <style:font-face style:name="Times" svg:font-family="Times"/>
    <style:font-face style:name="ArialMT" svg:font-family="ArialMT" style:font-family-generic="roman"/>
    <style:font-face style:name="Tahoma" svg:font-family="Tahoma" style:font-family-generic="roman"/>
    <style:font-face style:name="Lucida Grande1" svg:font-family="'Lucida Grande'" style:font-family-generic="swiss"/>
    <style:font-face style:name="ArialMT1" svg:font-family="ArialMT"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fo:color="#00000a" style:font-name="Times New Roman" fo:font-family="'Times New Roman'" style:font-family-generic="roman" style:font-pitch="variable" fo:font-size="12pt" fo:language="en" fo:country="GB"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Heading_20_1" style:display-name="Heading 1" style:family="paragraph" style:parent-style-name="Heading" style:default-outline-level=""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 style:class="text">
      <style:text-properties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2</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0T15:54:01</meta:creation-date>
    <meta:editing-cycles>46</meta:editing-cycles>
    <meta:editing-duration>P8DT11H4M6S</meta:editing-duration>
    <meta:generator>LibreOffice/4.1.4.2$MacOSX_x86 LibreOffice_project/0a0440ccc0227ad9829de5f46be37cfb6edcf72</meta:generator>
    <dc:date>2014-02-18T11:45:00.717223000</dc:date>
    <meta:document-statistic meta:table-count="1" meta:image-count="0" meta:object-count="0" meta:page-count="22" meta:paragraph-count="258" meta:word-count="12639" meta:character-count="79925" meta:non-whitespace-character-count="67385"/>
  </office:meta>
</office:document-meta>
</file>